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Narrow" svg:font-family="'Arial Narrow'" style:font-family-generic="roman" style:font-pitch="variable"/>
    <style:font-face style:name="Google Sans Text" svg:font-family="'Google Sans Text', sans-serif"/>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3" style:family="table">
      <style:table-properties style:width="4.322cm" table:align="left"/>
    </style:style>
    <style:style style:name="Tableau3.A" style:family="table-column">
      <style:table-column-properties style:column-width="1.106cm"/>
    </style:style>
    <style:style style:name="Tableau3.B" style:family="table-column">
      <style:table-column-properties style:column-width="3.216cm"/>
    </style:style>
    <style:style style:name="Tableau3.A1" style:family="table-cell">
      <style:table-cell-properties style:vertical-align="middle" fo:padding="0.049cm" fo:border="none"/>
    </style:style>
    <style:style style:name="Tableau4" style:family="table">
      <style:table-properties style:width="5.6cm" table:align="left"/>
    </style:style>
    <style:style style:name="Tableau4.A" style:family="table-column">
      <style:table-column-properties style:column-width="1.154cm"/>
    </style:style>
    <style:style style:name="Tableau4.B" style:family="table-column">
      <style:table-column-properties style:column-width="1.08cm"/>
    </style:style>
    <style:style style:name="Tableau4.C" style:family="table-column">
      <style:table-column-properties style:column-width="3.367cm"/>
    </style:style>
    <style:style style:name="Tableau4.A1" style:family="table-cell">
      <style:table-cell-properties style:vertical-align="middle" fo:padding="0.049cm" fo:border="none"/>
    </style:style>
    <style:style style:name="Tableau5" style:family="table">
      <style:table-properties style:width="13.384cm" table:align="left"/>
    </style:style>
    <style:style style:name="Tableau5.A" style:family="table-column">
      <style:table-column-properties style:column-width="1.177cm"/>
    </style:style>
    <style:style style:name="Tableau5.B" style:family="table-column">
      <style:table-column-properties style:column-width="0.774cm"/>
    </style:style>
    <style:style style:name="Tableau5.C" style:family="table-column">
      <style:table-column-properties style:column-width="2.678cm"/>
    </style:style>
    <style:style style:name="Tableau5.D" style:family="table-column">
      <style:table-column-properties style:column-width="1.027cm"/>
    </style:style>
    <style:style style:name="Tableau5.E" style:family="table-column">
      <style:table-column-properties style:column-width="7.729cm"/>
    </style:style>
    <style:style style:name="Tableau5.A1" style:family="table-cell">
      <style:table-cell-properties style:vertical-align="middle" fo:padding="0.049cm" fo:border="none"/>
    </style:style>
    <style:style style:name="Tableau6" style:family="table">
      <style:table-properties style:width="9.169cm" table:align="left"/>
    </style:style>
    <style:style style:name="Tableau6.A" style:family="table-column">
      <style:table-column-properties style:column-width="1.991cm"/>
    </style:style>
    <style:style style:name="Tableau6.B" style:family="table-column">
      <style:table-column-properties style:column-width="1.386cm"/>
    </style:style>
    <style:style style:name="Tableau6.C" style:family="table-column">
      <style:table-column-properties style:column-width="5.791cm"/>
    </style:style>
    <style:style style:name="Tableau6.A1" style:family="table-cell">
      <style:table-cell-properties style:vertical-align="middle" fo:padding="0.049cm" fo:border="none"/>
    </style:style>
    <style:style style:name="Tableau7" style:family="table">
      <style:table-properties style:width="8.352cm" table:align="left"/>
    </style:style>
    <style:style style:name="Tableau7.A" style:family="table-column">
      <style:table-column-properties style:column-width="1.106cm"/>
    </style:style>
    <style:style style:name="Tableau7.B" style:family="table-column">
      <style:table-column-properties style:column-width="3.526cm"/>
    </style:style>
    <style:style style:name="Tableau7.C" style:family="table-column">
      <style:table-column-properties style:column-width="3.72cm"/>
    </style:style>
    <style:style style:name="Tableau7.A1" style:family="table-cell">
      <style:table-cell-properties style:vertical-align="middle" fo:padding="0.049cm" fo:border="none"/>
    </style:style>
    <style:style style:name="Tableau36" style:family="table">
      <style:table-properties style:width="7.92cm" table:align="left"/>
    </style:style>
    <style:style style:name="Tableau36.A" style:family="table-column">
      <style:table-column-properties style:column-width="2.566cm"/>
    </style:style>
    <style:style style:name="Tableau36.B" style:family="table-column">
      <style:table-column-properties style:column-width="3.701cm"/>
    </style:style>
    <style:style style:name="Tableau36.C" style:family="table-column">
      <style:table-column-properties style:column-width="1.653cm"/>
    </style:style>
    <style:style style:name="Tableau36.A1" style:family="table-cell">
      <style:table-cell-properties style:vertical-align="middle" fo:padding="0.049cm" fo:border="none"/>
    </style:style>
    <style:style style:name="Tableau22" style:family="table">
      <style:table-properties style:width="6.41cm" table:align="left"/>
    </style:style>
    <style:style style:name="Tableau22.A" style:family="table-column">
      <style:table-column-properties style:column-width="1.693cm"/>
    </style:style>
    <style:style style:name="Tableau22.B" style:family="table-column">
      <style:table-column-properties style:column-width="0.893cm"/>
    </style:style>
    <style:style style:name="Tableau22.C" style:family="table-column">
      <style:table-column-properties style:column-width="1.205cm"/>
    </style:style>
    <style:style style:name="Tableau22.D" style:family="table-column">
      <style:table-column-properties style:column-width="2.619cm"/>
    </style:style>
    <style:style style:name="Tableau22.A1" style:family="table-cell">
      <style:table-cell-properties style:vertical-align="middle" fo:padding="0.049cm" fo:border="none"/>
    </style:style>
    <style:style style:name="Tableau26" style:family="table">
      <style:table-properties style:width="9.14cm" table:align="left"/>
    </style:style>
    <style:style style:name="Tableau26.A" style:family="table-column">
      <style:table-column-properties style:column-width="4.341cm"/>
    </style:style>
    <style:style style:name="Tableau26.B" style:family="table-column">
      <style:table-column-properties style:column-width="4.8cm"/>
    </style:style>
    <style:style style:name="Tableau26.A1" style:family="table-cell">
      <style:table-cell-properties style:vertical-align="middle" fo:padding="0.049cm" fo:border="none"/>
    </style:style>
    <style:style style:name="Tableau17" style:family="table">
      <style:table-properties style:width="17cm" table:align="left"/>
    </style:style>
    <style:style style:name="Tableau17.A" style:family="table-column">
      <style:table-column-properties style:column-width="1.737cm"/>
    </style:style>
    <style:style style:name="Tableau17.B" style:family="table-column">
      <style:table-column-properties style:column-width="3.44cm"/>
    </style:style>
    <style:style style:name="Tableau17.C" style:family="table-column">
      <style:table-column-properties style:column-width="7.211cm"/>
    </style:style>
    <style:style style:name="Tableau17.D" style:family="table-column">
      <style:table-column-properties style:column-width="4.613cm"/>
    </style:style>
    <style:style style:name="Tableau17.A1" style:family="table-cell">
      <style:table-cell-properties style:vertical-align="middle" fo:padding="0.049cm" fo:border="none"/>
    </style:style>
    <style:style style:name="Tableau28" style:family="table">
      <style:table-properties style:width="7.627cm" table:align="left"/>
    </style:style>
    <style:style style:name="Tableau28.A" style:family="table-column">
      <style:table-column-properties style:column-width="2.753cm"/>
    </style:style>
    <style:style style:name="Tableau28.B" style:family="table-column">
      <style:table-column-properties style:column-width="3.08cm"/>
    </style:style>
    <style:style style:name="Tableau28.C" style:family="table-column">
      <style:table-column-properties style:column-width="1.794cm"/>
    </style:style>
    <style:style style:name="Tableau28.A1" style:family="table-cell">
      <style:table-cell-properties style:vertical-align="middle" fo:padding="0.049cm" fo:border="none"/>
    </style:style>
    <style:style style:name="Tableau1" style:family="table">
      <style:table-properties style:width="17cm" table:align="left"/>
    </style:style>
    <style:style style:name="Tableau1.A" style:family="table-column">
      <style:table-column-properties style:column-width="1.247cm"/>
    </style:style>
    <style:style style:name="Tableau1.B" style:family="table-column">
      <style:table-column-properties style:column-width="1.762cm"/>
    </style:style>
    <style:style style:name="Tableau1.C" style:family="table-column">
      <style:table-column-properties style:column-width="0.986cm"/>
    </style:style>
    <style:style style:name="Tableau1.D" style:family="table-column">
      <style:table-column-properties style:column-width="7.049cm"/>
    </style:style>
    <style:style style:name="Tableau1.E" style:family="table-column">
      <style:table-column-properties style:column-width="5.957cm"/>
    </style:style>
    <style:style style:name="Tableau1.A1" style:family="table-cell">
      <style:table-cell-properties style:vertical-align="middle" fo:padding="0.049cm" fo:border="none"/>
    </style:style>
    <style:style style:name="Tableau2" style:family="table">
      <style:table-properties style:width="30.314cm" table:align="left"/>
    </style:style>
    <style:style style:name="Tableau2.A" style:family="table-column">
      <style:table-column-properties style:column-width="1.813cm"/>
    </style:style>
    <style:style style:name="Tableau2.B" style:family="table-column">
      <style:table-column-properties style:column-width="1.173cm"/>
    </style:style>
    <style:style style:name="Tableau2.C" style:family="table-column">
      <style:table-column-properties style:column-width="1.857cm"/>
    </style:style>
    <style:style style:name="Tableau2.D" style:family="table-column">
      <style:table-column-properties style:column-width="1.025cm"/>
    </style:style>
    <style:style style:name="Tableau2.E" style:family="table-column">
      <style:table-column-properties style:column-width="1.339cm"/>
    </style:style>
    <style:style style:name="Tableau2.F" style:family="table-column">
      <style:table-column-properties style:column-width="1.362cm"/>
    </style:style>
    <style:style style:name="Tableau2.G" style:family="table-column">
      <style:table-column-properties style:column-width="3.016cm"/>
    </style:style>
    <style:style style:name="Tableau2.H" style:family="table-column">
      <style:table-column-properties style:column-width="2.318cm"/>
    </style:style>
    <style:style style:name="Tableau2.I" style:family="table-column">
      <style:table-column-properties style:column-width="2.561cm"/>
    </style:style>
    <style:style style:name="Tableau2.J" style:family="table-column">
      <style:table-column-properties style:column-width="1.667cm"/>
    </style:style>
    <style:style style:name="Tableau2.K" style:family="table-column">
      <style:table-column-properties style:column-width="3.503cm"/>
    </style:style>
    <style:style style:name="Tableau2.L" style:family="table-column">
      <style:table-column-properties style:column-width="1.792cm"/>
    </style:style>
    <style:style style:name="Tableau2.M" style:family="table-column">
      <style:table-column-properties style:column-width="3.635cm"/>
    </style:style>
    <style:style style:name="Tableau2.N" style:family="table-column">
      <style:table-column-properties style:column-width="3.253cm"/>
    </style:style>
    <style:style style:name="Tableau2.A1" style:family="table-cell">
      <style:table-cell-properties style:vertical-align="middle" fo:padding="0.049cm" fo:border="0.05pt solid #000000"/>
    </style:style>
    <style:style style:name="Tableau8" style:family="table">
      <style:table-properties style:width="29.764cm" table:align="left"/>
    </style:style>
    <style:style style:name="Tableau8.A" style:family="table-column">
      <style:table-column-properties style:column-width="1.859cm"/>
    </style:style>
    <style:style style:name="Tableau8.B" style:family="table-column">
      <style:table-column-properties style:column-width="1.048cm"/>
    </style:style>
    <style:style style:name="Tableau8.C" style:family="table-column">
      <style:table-column-properties style:column-width="1.457cm"/>
    </style:style>
    <style:style style:name="Tableau8.D" style:family="table-column">
      <style:table-column-properties style:column-width="1.025cm"/>
    </style:style>
    <style:style style:name="Tableau8.E" style:family="table-column">
      <style:table-column-properties style:column-width="1.339cm"/>
    </style:style>
    <style:style style:name="Tableau8.F" style:family="table-column">
      <style:table-column-properties style:column-width="1.291cm"/>
    </style:style>
    <style:style style:name="Tableau8.G" style:family="table-column">
      <style:table-column-properties style:column-width="3.016cm"/>
    </style:style>
    <style:style style:name="Tableau8.H" style:family="table-column">
      <style:table-column-properties style:column-width="2.318cm"/>
    </style:style>
    <style:style style:name="Tableau8.I" style:family="table-column">
      <style:table-column-properties style:column-width="2.561cm"/>
    </style:style>
    <style:style style:name="Tableau8.J" style:family="table-column">
      <style:table-column-properties style:column-width="1.667cm"/>
    </style:style>
    <style:style style:name="Tableau8.K" style:family="table-column">
      <style:table-column-properties style:column-width="3.503cm"/>
    </style:style>
    <style:style style:name="Tableau8.L" style:family="table-column">
      <style:table-column-properties style:column-width="1.792cm"/>
    </style:style>
    <style:style style:name="Tableau8.M" style:family="table-column">
      <style:table-column-properties style:column-width="3.635cm"/>
    </style:style>
    <style:style style:name="Tableau8.N" style:family="table-column">
      <style:table-column-properties style:column-width="3.253cm"/>
    </style:style>
    <style:style style:name="Tableau8.A1" style:family="table-cell">
      <style:table-cell-properties style:vertical-align="middle" fo:padding="0.049cm" fo:border="0.05pt solid #000000"/>
    </style:style>
    <style:style style:name="Tableau9" style:family="table">
      <style:table-properties style:width="29.866cm" table:align="left"/>
    </style:style>
    <style:style style:name="Tableau9.A" style:family="table-column">
      <style:table-column-properties style:column-width="1.907cm"/>
    </style:style>
    <style:style style:name="Tableau9.B" style:family="table-column">
      <style:table-column-properties style:column-width="1.173cm"/>
    </style:style>
    <style:style style:name="Tableau9.C" style:family="table-column">
      <style:table-column-properties style:column-width="1.386cm"/>
    </style:style>
    <style:style style:name="Tableau9.D" style:family="table-column">
      <style:table-column-properties style:column-width="1.025cm"/>
    </style:style>
    <style:style style:name="Tableau9.E" style:family="table-column">
      <style:table-column-properties style:column-width="1.339cm"/>
    </style:style>
    <style:style style:name="Tableau9.F" style:family="table-column">
      <style:table-column-properties style:column-width="1.291cm"/>
    </style:style>
    <style:style style:name="Tableau9.G" style:family="table-column">
      <style:table-column-properties style:column-width="3.016cm"/>
    </style:style>
    <style:style style:name="Tableau9.H" style:family="table-column">
      <style:table-column-properties style:column-width="2.318cm"/>
    </style:style>
    <style:style style:name="Tableau9.I" style:family="table-column">
      <style:table-column-properties style:column-width="2.561cm"/>
    </style:style>
    <style:style style:name="Tableau9.J" style:family="table-column">
      <style:table-column-properties style:column-width="1.667cm"/>
    </style:style>
    <style:style style:name="Tableau9.K" style:family="table-column">
      <style:table-column-properties style:column-width="3.503cm"/>
    </style:style>
    <style:style style:name="Tableau9.L" style:family="table-column">
      <style:table-column-properties style:column-width="1.792cm"/>
    </style:style>
    <style:style style:name="Tableau9.M" style:family="table-column">
      <style:table-column-properties style:column-width="3.635cm"/>
    </style:style>
    <style:style style:name="Tableau9.N" style:family="table-column">
      <style:table-column-properties style:column-width="3.253cm"/>
    </style:style>
    <style:style style:name="Tableau9.A1" style:family="table-cell">
      <style:table-cell-properties style:vertical-align="middle" fo:padding="0.049cm" fo:border="0.05pt solid #000000"/>
    </style:style>
    <style:style style:name="Tableau10" style:family="table">
      <style:table-properties style:width="39.077cm" fo:margin-left="-0.053cm" fo:margin-top="0cm" fo:margin-bottom="0cm" table:align="left" style:writing-mode="page"/>
    </style:style>
    <style:style style:name="Tableau10.A" style:family="table-column">
      <style:table-column-properties style:column-width="2.309cm"/>
    </style:style>
    <style:style style:name="Tableau10.B" style:family="table-column">
      <style:table-column-properties style:column-width="2.258cm"/>
    </style:style>
    <style:style style:name="Tableau10.C" style:family="table-column">
      <style:table-column-properties style:column-width="2.26cm"/>
    </style:style>
    <style:style style:name="Tableau10.E" style:family="table-column">
      <style:table-column-properties style:column-width="2.256cm"/>
    </style:style>
    <style:style style:name="Tableau10.G" style:family="table-column">
      <style:table-column-properties style:column-width="2.424cm"/>
    </style:style>
    <style:style style:name="Tableau10.K" style:family="table-column">
      <style:table-column-properties style:column-width="2.254cm"/>
    </style:style>
    <style:style style:name="Tableau10.M" style:family="table-column">
      <style:table-column-properties style:column-width="5.53cm"/>
    </style:style>
    <style:style style:name="Tableau10.N" style:family="table-column">
      <style:table-column-properties style:column-width="6.237cm"/>
    </style:style>
    <style:style style:name="Tableau10.1" style:family="table-row">
      <style:table-row-properties style:min-row-height="0.841cm" fo:keep-together="auto"/>
    </style:style>
    <style:style style:name="Tableau10.A1" style:family="table-cell">
      <style:table-cell-properties style:vertical-align="bottom" fo:padding-left="0.053cm" fo:padding-right="0.053cm" fo:padding-top="0cm" fo:padding-bottom="0cm" fo:border="none"/>
    </style:style>
    <style:style style:name="Tableau10.M1" style:family="table-cell">
      <style:table-cell-properties style:vertical-align="middle" fo:padding-left="0.053cm" fo:padding-right="0.053cm" fo:padding-top="0cm" fo:padding-bottom="0cm" fo:border="none"/>
    </style:style>
    <style:style style:name="Tableau10.2" style:family="table-row">
      <style:table-row-properties style:min-row-height="0.002cm" fo:keep-together="auto"/>
    </style:style>
    <style:style style:name="Tableau10.23" style:family="table-row">
      <style:table-row-properties style:min-row-height="0.947cm" fo:keep-together="auto"/>
    </style:style>
    <style:style style:name="Tableau10.24" style:family="table-row">
      <style:table-row-properties style:min-row-height="1.842cm" fo:keep-together="auto"/>
    </style:style>
    <style:style style:name="Tableau10.25" style:family="table-row">
      <style:table-row-properties style:min-row-height="1.395cm" fo:keep-together="auto"/>
    </style:style>
    <style:style style:name="Tableau10.26" style:family="table-row">
      <style:table-row-properties style:min-row-height="2.738cm" fo:keep-together="auto"/>
    </style:style>
    <style:style style:name="Tableau10.168" style:family="table-row">
      <style:table-row-properties style:min-row-height="0.452cm" fo:keep-together="auto"/>
    </style:style>
    <style:style style:name="Tableau11" style:family="table">
      <style:table-properties style:width="34.392cm" fo:margin-left="-0.053cm" fo:margin-top="0cm" fo:margin-bottom="0cm" table:align="left" style:writing-mode="page"/>
    </style:style>
    <style:style style:name="Tableau11.A" style:family="table-column">
      <style:table-column-properties style:column-width="2.311cm"/>
    </style:style>
    <style:style style:name="Tableau11.B" style:family="table-column">
      <style:table-column-properties style:column-width="2.256cm"/>
    </style:style>
    <style:style style:name="Tableau11.C" style:family="table-column">
      <style:table-column-properties style:column-width="2.26cm"/>
    </style:style>
    <style:style style:name="Tableau11.G" style:family="table-column">
      <style:table-column-properties style:column-width="2.669cm"/>
    </style:style>
    <style:style style:name="Tableau11.M" style:family="table-column">
      <style:table-column-properties style:column-width="3.157cm"/>
    </style:style>
    <style:style style:name="Tableau11.N" style:family="table-column">
      <style:table-column-properties style:column-width="3.678cm"/>
    </style:style>
    <style:style style:name="Tableau11.1" style:family="table-row">
      <style:table-row-properties style:min-row-height="0.841cm" fo:keep-together="auto"/>
    </style:style>
    <style:style style:name="Tableau11.A1" style:family="table-cell">
      <style:table-cell-properties style:vertical-align="bottom" fo:padding-left="0.053cm" fo:padding-right="0.053cm" fo:padding-top="0cm" fo:padding-bottom="0cm" fo:border="none"/>
    </style:style>
    <style:style style:name="Tableau11.2" style:family="table-row">
      <style:table-row-properties style:min-row-height="0.452cm" fo:keep-together="auto"/>
    </style:style>
    <style:style style:name="Tableau11.4" style:family="table-row">
      <style:table-row-properties style:min-row-height="2.422cm" fo:keep-together="auto"/>
    </style:style>
    <style:style style:name="Tableau11.M25" style:family="table-cell">
      <style:table-cell-properties style:vertical-align="middle" fo:padding-left="0.053cm" fo:padding-right="0.053cm" fo:padding-top="0cm" fo:padding-bottom="0cm" fo:border="none"/>
    </style:style>
    <style:style style:name="Tableau11.28" style:family="table-row">
      <style:table-row-properties style:min-row-height="1.236cm" fo:keep-together="auto"/>
    </style:style>
    <style:style style:name="Tableau11.31" style:family="table-row">
      <style:table-row-properties style:min-row-height="2.027cm" fo:keep-together="auto"/>
    </style:style>
    <style:style style:name="P1" style:family="paragraph" style:parent-style-name="Standard">
      <style:text-properties officeooo:rsid="001616f9" officeooo:paragraph-rsid="0017e526"/>
    </style:style>
    <style:style style:name="P2" style:family="paragraph" style:parent-style-name="Standard">
      <style:text-properties officeooo:rsid="001616f9" officeooo:paragraph-rsid="001616f9"/>
    </style:style>
    <style:style style:name="P3" style:family="paragraph" style:parent-style-name="Text_20_body">
      <style:text-properties officeooo:paragraph-rsid="0017e526"/>
    </style:style>
    <style:style style:name="P4" style:family="paragraph" style:parent-style-name="Text_20_body" style:list-style-name="L1">
      <style:text-properties officeooo:paragraph-rsid="0017e526"/>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paragraph-properties fo:break-before="page"/>
    </style:style>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text-properties officeooo:paragraph-rsid="0018194f"/>
    </style:style>
    <style:style style:name="P32" style:family="paragraph" style:parent-style-name="Text_20_body">
      <style:text-properties style:text-outline="false" style:text-line-through-style="none" style:text-line-through-type="none" style:font-name="Liberation Serif" fo:font-size="10pt" fo:font-style="normal" fo:text-shadow="none" style:text-underline-style="none" fo:font-weight="normal" officeooo:paragraph-rsid="0018194f" style:font-size-asian="10pt" style:font-style-asian="normal" style:font-weight-asian="normal" style:text-emphasize="none"/>
    </style:style>
    <style:style style:name="P33" style:family="paragraph" style:parent-style-name="Standard">
      <style:text-properties officeooo:rsid="0018194f" officeooo:paragraph-rsid="0018194f"/>
    </style:style>
    <style:style style:name="P34" style:family="paragraph" style:parent-style-name="Standard">
      <style:paragraph-properties fo:margin-top="0cm" fo:margin-bottom="0.499cm" style:contextual-spacing="false"/>
      <style:text-properties officeooo:rsid="002bc137" officeooo:paragraph-rsid="0019d4a5"/>
    </style:style>
    <style:style style:name="P35" style:family="paragraph" style:parent-style-name="Text_20_body">
      <style:paragraph-properties fo:margin-top="0cm" fo:margin-bottom="0.499cm" style:contextual-spacing="false"/>
      <style:text-properties officeooo:rsid="002bc137" officeooo:paragraph-rsid="0019d4a5"/>
    </style:style>
    <style:style style:name="P36" style:family="paragraph" style:parent-style-name="Horizontal_20_Line">
      <style:paragraph-properties fo:margin-top="0cm" fo:margin-bottom="0cm" style:contextual-spacing="false" fo:line-height="115%"/>
      <style:text-properties officeooo:rsid="002bc137" officeooo:paragraph-rsid="0019d4a5"/>
    </style:style>
    <style:style style:name="P37" style:family="paragraph" style:parent-style-name="Text_20_body">
      <style:paragraph-properties fo:margin-top="0cm" fo:margin-bottom="0cm" style:contextual-spacing="false"/>
      <style:text-properties fo:font-weight="normal" style:font-weight-asian="normal" style:font-weight-complex="normal"/>
    </style:style>
    <style:style style:name="P38" style:family="paragraph" style:parent-style-name="Text_20_body">
      <style:paragraph-properties fo:margin-top="0cm" fo:margin-bottom="0cm" style:contextual-spacing="false"/>
    </style:style>
    <style:style style:name="P39" style:family="paragraph" style:parent-style-name="Text_20_body" style:list-style-name="L27">
      <style:paragraph-properties fo:margin-top="0cm" fo:margin-bottom="0cm" style:contextual-spacing="false"/>
    </style:style>
    <style:style style:name="P40" style:family="paragraph" style:parent-style-name="Text_20_body" style:list-style-name="L27">
      <style:paragraph-properties fo:margin-top="0cm" fo:margin-bottom="0cm" style:contextual-spacing="false"/>
      <style:text-properties fo:font-weight="normal" style:font-weight-asian="normal" style:font-weight-complex="normal"/>
    </style:style>
    <style:style style:name="P41" style:family="paragraph" style:parent-style-name="Text_20_body" style:list-style-name="L28">
      <style:paragraph-properties fo:margin-top="0cm" fo:margin-bottom="0cm" style:contextual-spacing="false"/>
    </style:style>
    <style:style style:name="P42" style:family="paragraph" style:parent-style-name="Text_20_body" style:list-style-name="L28">
      <style:paragraph-properties fo:margin-top="0cm" fo:margin-bottom="0cm" style:contextual-spacing="false"/>
      <style:text-properties fo:font-weight="normal" style:font-weight-asian="normal" style:font-weight-complex="normal"/>
    </style:style>
    <style:style style:name="P43" style:family="paragraph" style:parent-style-name="Text_20_body" style:list-style-name="L29">
      <style:paragraph-properties fo:margin-top="0cm" fo:margin-bottom="0cm" style:contextual-spacing="false"/>
      <style:text-properties fo:font-weight="normal" style:font-weight-asian="normal" style:font-weight-complex="normal"/>
    </style:style>
    <style:style style:name="P44" style:family="paragraph" style:parent-style-name="Text_20_body" style:list-style-name="L29">
      <style:paragraph-properties fo:margin-top="0cm" fo:margin-bottom="0cm" style:contextual-spacing="false"/>
    </style:style>
    <style:style style:name="P45" style:family="paragraph" style:parent-style-name="Text_20_body" style:list-style-name="L30">
      <style:paragraph-properties fo:margin-top="0cm" fo:margin-bottom="0cm" style:contextual-spacing="false"/>
    </style:style>
    <style:style style:name="P46" style:family="paragraph" style:parent-style-name="Text_20_body" style:list-style-name="L30">
      <style:paragraph-properties fo:margin-top="0cm" fo:margin-bottom="0cm" style:contextual-spacing="false"/>
      <style:text-properties fo:font-weight="normal" style:font-weight-asian="normal" style:font-weight-complex="normal"/>
    </style:style>
    <style:style style:name="P47" style:family="paragraph" style:parent-style-name="Text_20_body" style:list-style-name="L31">
      <style:paragraph-properties fo:margin-top="0cm" fo:margin-bottom="0cm" style:contextual-spacing="false"/>
      <style:text-properties fo:font-weight="normal" style:font-weight-asian="normal" style:font-weight-complex="normal"/>
    </style:style>
    <style:style style:name="P48" style:family="paragraph" style:parent-style-name="Text_20_body" style:list-style-name="L32"/>
    <style:style style:name="P49" style:family="paragraph" style:parent-style-name="Preformatted_20_Text">
      <style:paragraph-properties fo:margin-top="0cm" fo:margin-bottom="0.499cm" style:contextual-spacing="false" style:writing-mode="lr-tb"/>
      <style:text-properties officeooo:paragraph-rsid="0019d4a5"/>
    </style:style>
    <style:style style:name="P50" style:family="paragraph" style:parent-style-name="Text_20_body">
      <style:paragraph-properties fo:line-height="100%"/>
      <style:text-properties officeooo:rsid="0022c026" officeooo:paragraph-rsid="0019d4a5"/>
    </style:style>
    <style:style style:name="P51" style:family="paragraph" style:parent-style-name="Text_20_body">
      <style:text-properties fo:font-size="10pt" style:font-size-asian="10pt" style:font-size-complex="10pt"/>
    </style:style>
    <style:style style:name="P52" style:family="paragraph" style:parent-style-name="Text_20_body" style:list-style-name="L33">
      <style:text-properties fo:font-size="10pt" style:font-size-asian="10pt" style:font-size-complex="10pt"/>
    </style:style>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text-properties officeooo:paragraph-rsid="001ba4fd"/>
    </style:style>
    <style:style style:name="P56" style:family="paragraph" style:parent-style-name="Text_20_body">
      <style:text-properties officeooo:paragraph-rsid="001ecfd8"/>
    </style:style>
    <style:style style:name="P57" style:family="paragraph" style:parent-style-name="Heading_20_3">
      <style:paragraph-properties fo:margin-top="0cm" fo:margin-bottom="0.247cm" style:contextual-spacing="false" fo:line-height="115%"/>
      <style:text-properties officeooo:paragraph-rsid="001ba4fd"/>
    </style:style>
    <style:style style:name="P58" style:family="paragraph" style:parent-style-name="Table_20_Heading">
      <style:text-properties officeooo:paragraph-rsid="001ba4fd"/>
    </style:style>
    <style:style style:name="P59" style:family="paragraph" style:parent-style-name="Table_20_Contents">
      <style:text-properties officeooo:paragraph-rsid="001ba4fd"/>
    </style:style>
    <style:style style:name="P60" style:family="paragraph" style:parent-style-name="Horizontal_20_Line">
      <style:paragraph-properties fo:margin-top="0cm" fo:margin-bottom="0.247cm" style:contextual-spacing="false" fo:line-height="115%"/>
      <style:text-properties officeooo:paragraph-rsid="001ba4fd"/>
    </style:style>
    <style:style style:name="P61" style:family="paragraph" style:parent-style-name="Text_20_body" style:list-style-name="L36">
      <style:text-properties officeooo:paragraph-rsid="001ba4fd"/>
    </style:style>
    <style:style style:name="P62"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paragraph-rsid="001ba4fd"/>
    </style:style>
    <style:style style:name="P63" style:family="paragraph" style:parent-style-name="Heading_20_3">
      <style:text-properties officeooo:paragraph-rsid="001ba4fd"/>
    </style:style>
    <style:style style:name="P64" style:family="paragraph" style:parent-style-name="Text_20_body" style:list-style-name="L37">
      <style:text-properties officeooo:paragraph-rsid="001ba4fd"/>
    </style:style>
    <style:style style:name="P65" style:family="paragraph" style:parent-style-name="Text_20_body" style:list-style-name="L38">
      <style:text-properties officeooo:paragraph-rsid="001ba4fd"/>
    </style:style>
    <style:style style:name="P66" style:family="paragraph" style:parent-style-name="Preformatted_20_Text">
      <style:paragraph-properties fo:margin-top="0cm" fo:margin-bottom="0.247cm" style:contextual-spacing="false" fo:line-height="115%" style:writing-mode="lr-tb"/>
      <style:text-properties officeooo:paragraph-rsid="001ba4fd"/>
    </style:style>
    <style:style style:name="P67" style:family="paragraph" style:parent-style-name="Text_20_body" style:list-style-name="L39">
      <style:text-properties officeooo:paragraph-rsid="001ba4fd"/>
    </style:style>
    <style:style style:name="P68" style:family="paragraph" style:parent-style-name="Text_20_body">
      <style:text-properties officeooo:paragraph-rsid="001d1b9d"/>
    </style:style>
    <style:style style:name="P69" style:family="paragraph" style:parent-style-name="Heading_20_3">
      <style:text-properties officeooo:paragraph-rsid="001d1b9d"/>
    </style:style>
    <style:style style:name="P70" style:family="paragraph" style:parent-style-name="Text_20_body" style:list-style-name="L40">
      <style:text-properties officeooo:rsid="000f8fa5" officeooo:paragraph-rsid="001d1b9d"/>
    </style:style>
    <style:style style:name="P71" style:family="paragraph" style:parent-style-name="Text_20_body">
      <style:text-properties officeooo:rsid="000f8fa5" officeooo:paragraph-rsid="001d1b9d"/>
    </style:style>
    <style:style style:name="P72" style:family="paragraph" style:parent-style-name="Text_20_body" style:list-style-name="L41">
      <style:text-properties officeooo:rsid="000f8fa5" officeooo:paragraph-rsid="001d1b9d"/>
    </style:style>
    <style:style style:name="P73" style:family="paragraph" style:parent-style-name="Heading_20_4">
      <style:text-properties officeooo:paragraph-rsid="001d1b9d"/>
    </style:style>
    <style:style style:name="P74"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0f8fa5" officeooo:paragraph-rsid="001d1b9d"/>
    </style:style>
    <style:style style:name="P75" style:family="paragraph" style:parent-style-name="Horizontal_20_Line">
      <style:paragraph-properties fo:margin-top="0cm" fo:margin-bottom="0.247cm" style:contextual-spacing="false" fo:line-height="115%"/>
      <style:text-properties fo:font-size="10pt" officeooo:rsid="001ecfd8" style:font-size-asian="10pt" style:font-size-complex="10pt"/>
    </style:style>
    <style:style style:name="P76" style:family="paragraph" style:parent-style-name="Heading_20_2">
      <style:paragraph-properties fo:margin-top="0cm" fo:margin-bottom="0.247cm" style:contextual-spacing="false" fo:line-height="115%"/>
      <style:text-properties fo:font-size="10pt" officeooo:rsid="001ecfd8" style:font-size-asian="10pt" style:font-size-complex="10pt"/>
    </style:style>
    <style:style style:name="P77" style:family="paragraph" style:parent-style-name="Text_20_body">
      <style:text-properties fo:font-size="10pt" officeooo:rsid="001ecfd8" style:font-size-asian="10pt" style:font-size-complex="10pt"/>
    </style:style>
    <style:style style:name="P78" style:family="paragraph" style:parent-style-name="Text_20_body" style:list-style-name="L42">
      <style:text-properties fo:font-size="10pt" officeooo:rsid="001ecfd8" style:font-size-asian="10pt" style:font-size-complex="10pt"/>
    </style:style>
    <style:style style:name="P79" style:family="paragraph" style:parent-style-name="Heading_20_3">
      <style:paragraph-properties fo:margin-top="0cm" fo:margin-bottom="0.247cm" style:contextual-spacing="false" fo:line-height="115%"/>
      <style:text-properties fo:font-size="10pt" officeooo:rsid="001ecfd8" style:font-size-asian="10pt" style:font-size-complex="10pt"/>
    </style:style>
    <style:style style:name="P80" style:family="paragraph" style:parent-style-name="Text_20_body" style:list-style-name="L43">
      <style:text-properties fo:font-size="10pt" officeooo:rsid="001ecfd8" style:font-size-asian="10pt" style:font-size-complex="10pt"/>
    </style:style>
    <style:style style:name="P81" style:family="paragraph" style:parent-style-name="Text_20_body" style:list-style-name="L43">
      <style:text-properties fo:font-size="10pt" fo:font-weight="bold" officeooo:rsid="001ecfd8" style:font-size-asian="10pt" style:font-size-complex="10pt"/>
    </style:style>
    <style:style style:name="P82" style:family="paragraph" style:parent-style-name="Text_20_body" style:list-style-name="L44">
      <style:text-properties fo:font-size="10pt" officeooo:rsid="001ecfd8" style:font-size-asian="10pt" style:font-size-complex="10pt"/>
    </style:style>
    <style:style style:name="P83" style:family="paragraph" style:parent-style-name="Text_20_body" style:list-style-name="L44">
      <style:text-properties fo:font-size="10pt" fo:font-weight="bold" officeooo:rsid="001ecfd8" style:font-size-asian="10pt" style:font-size-complex="10pt"/>
    </style:style>
    <style:style style:name="P84" style:family="paragraph" style:parent-style-name="Text_20_body" style:list-style-name="L45">
      <style:text-properties fo:font-size="10pt" officeooo:rsid="001ecfd8" style:font-size-asian="10pt" style:font-size-complex="10pt"/>
    </style:style>
    <style:style style:name="P85" style:family="paragraph" style:parent-style-name="Text_20_body" style:list-style-name="L45">
      <style:text-properties fo:font-size="10pt" fo:font-weight="bold" officeooo:rsid="001ecfd8" style:font-size-asian="10pt" style:font-size-complex="10pt"/>
    </style:style>
    <style:style style:name="P86" style:family="paragraph" style:parent-style-name="Table_20_Contents">
      <style:text-properties fo:font-weight="bold"/>
    </style:style>
    <style:style style:name="P87" style:family="paragraph" style:parent-style-name="Table_20_Contents">
      <style:text-properties officeooo:rsid="0022b3d2" officeooo:paragraph-rsid="0022b3d2"/>
    </style:style>
    <style:style style:name="P88" style:family="paragraph" style:parent-style-name="Text_20_body">
      <style:paragraph-properties fo:text-align="left" style:justify-single-word="false"/>
      <style:text-properties officeooo:paragraph-rsid="0020b6d3"/>
    </style:style>
    <style:style style:name="P89"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10pt" officeooo:rsid="0020b6d3" style:font-size-asian="10pt" style:font-size-complex="10pt"/>
    </style:style>
    <style:style style:name="P90" style:family="paragraph" style:parent-style-name="Horizontal_20_Line">
      <style:paragraph-properties fo:margin-top="0cm" fo:margin-bottom="0.247cm" style:contextual-spacing="false" fo:line-height="115%"/>
      <style:text-properties fo:font-size="10pt" officeooo:rsid="0020b6d3" style:font-size-asian="10pt" style:font-size-complex="10pt"/>
    </style:style>
    <style:style style:name="P91" style:family="paragraph" style:parent-style-name="Heading_20_3">
      <style:paragraph-properties fo:margin-left="0cm" fo:margin-right="0cm" fo:margin-top="0cm" fo:margin-bottom="0.247cm" style:contextual-spacing="false" fo:line-height="114%" fo:text-indent="0cm" style:auto-text-indent="false"/>
      <style:text-properties fo:font-size="10pt" officeooo:rsid="0020b6d3" style:font-size-asian="10pt" style:font-size-complex="10pt"/>
    </style:style>
    <style:style style:name="P92" style:family="paragraph" style:parent-style-name="Table_20_Contents">
      <style:paragraph-properties fo:margin-left="0cm" fo:margin-right="0cm" fo:margin-top="0cm" fo:margin-bottom="0cm" style:contextual-spacing="false" fo:line-height="114%" fo:text-indent="0cm" style:auto-text-indent="false"/>
    </style:style>
    <style:style style:name="P9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9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95" style:family="paragraph" style:parent-style-name="Text_20_body" style:list-style-name="L46">
      <style:paragraph-properties fo:margin-left="0cm" fo:margin-right="0cm" fo:margin-top="0cm" fo:margin-bottom="0.247cm" style:contextual-spacing="false" fo:line-height="114%" fo:text-indent="0cm" style:auto-text-indent="false" fo:padding="0cm" fo:border="none"/>
      <style:text-properties fo:font-size="10pt" officeooo:rsid="0020b6d3" style:font-size-asian="10pt" style:font-size-complex="10pt"/>
    </style:style>
    <style:style style:name="P96" style:family="paragraph" style:parent-style-name="Text_20_body">
      <style:paragraph-properties fo:margin-left="0cm" fo:margin-right="0cm" fo:margin-top="0cm" fo:margin-bottom="0.247cm" style:contextual-spacing="false" fo:line-height="114%" fo:text-indent="0cm" style:auto-text-indent="false"/>
      <style:text-properties fo:font-size="10pt" officeooo:rsid="0020b6d3" style:font-size-asian="10pt" style:font-size-complex="10pt"/>
    </style:style>
    <style:style style:name="P97" style:family="paragraph" style:parent-style-name="Standard">
      <style:paragraph-properties fo:text-align="left" style:justify-single-word="false">
        <style:tab-stops/>
      </style:paragraph-properties>
    </style:style>
    <style:style style:name="P98" style:family="paragraph" style:parent-style-name="Standard">
      <style:paragraph-properties fo:text-align="left" style:justify-single-word="false">
        <style:tab-stops/>
      </style:paragraph-properties>
      <style:text-properties style:font-name="Liberation Sans"/>
    </style:style>
    <style:style style:name="P99" style:family="paragraph" style:parent-style-name="Standard">
      <style:paragraph-properties fo:text-align="right" style:justify-single-word="false">
        <style:tab-stops/>
      </style:paragraph-properties>
      <style:text-properties style:font-name="Liberation Sans"/>
    </style:style>
    <style:style style:name="P100" style:family="paragraph" style:parent-style-name="Standard">
      <style:paragraph-properties fo:text-align="left" style:justify-single-word="false">
        <style:tab-stops/>
      </style:paragraph-properties>
      <style:text-properties style:font-name="Liberation Mono1"/>
    </style:style>
    <style:style style:name="P101" style:family="paragraph" style:parent-style-name="Standard">
      <style:paragraph-properties fo:text-align="left" style:justify-single-word="false">
        <style:tab-stops/>
      </style:paragraph-properties>
      <style:text-properties style:font-name="Liberation Serif"/>
    </style:style>
    <style:style style:name="P102" style:family="paragraph" style:parent-style-name="Standard">
      <style:paragraph-properties fo:text-align="right" style:justify-single-word="false">
        <style:tab-stops/>
      </style:paragraph-properties>
      <style:text-properties style:font-name="Liberation Serif"/>
    </style:style>
    <style:style style:name="P103" style:family="paragraph" style:parent-style-name="Standard">
      <style:paragraph-properties fo:text-align="left" style:justify-single-word="false"/>
      <style:text-properties officeooo:paragraph-rsid="0020b6d3"/>
    </style:style>
    <style:style style:name="P104" style:family="paragraph" style:parent-style-name="Standard">
      <style:paragraph-properties fo:text-align="center" style:justify-single-word="false">
        <style:tab-stops/>
      </style:paragraph-properties>
    </style:style>
    <style:style style:name="P105" style:family="paragraph" style:parent-style-name="Standard">
      <style:paragraph-properties fo:text-align="center" style:justify-single-word="false">
        <style:tab-stops/>
      </style:paragraph-properties>
      <style:text-properties style:font-name="Liberation Serif" fo:font-weight="bold" style:font-weight-asian="bold"/>
    </style:style>
    <style:style style:name="P106" style:family="paragraph" style:parent-style-name="Standard">
      <style:paragraph-properties fo:text-align="left" style:justify-single-word="false">
        <style:tab-stops/>
      </style:paragraph-properties>
      <style:text-properties style:font-name="Liberation Serif" fo:font-weight="bold" style:font-weight-asian="bold"/>
    </style:style>
    <style:style style:name="P107" style:family="paragraph" style:parent-style-name="Standard">
      <style:paragraph-properties fo:text-align="left" style:justify-single-word="false">
        <style:tab-stops/>
      </style:paragraph-properties>
      <style:text-properties style:font-name="Arial Narrow"/>
    </style:style>
    <style:style style:name="P108" style:family="paragraph" style:parent-style-name="Standard">
      <style:paragraph-properties fo:text-align="center" style:justify-single-word="false">
        <style:tab-stops/>
      </style:paragraph-properties>
      <style:text-properties style:font-name="Arial Narrow" fo:font-weight="bold" style:font-weight-asian="bold"/>
    </style:style>
    <style:style style:name="P109" style:family="paragraph" style:parent-style-name="Standard">
      <style:paragraph-properties fo:text-align="right" style:justify-single-word="false">
        <style:tab-stops/>
      </style:paragraph-properties>
      <style:text-properties style:font-name="Arial Narrow"/>
    </style:style>
    <style:style style:name="T1" style:family="text">
      <style:text-properties officeooo:rsid="0017e526"/>
    </style:style>
    <style:style style:name="T2" style:family="text">
      <style:text-properties officeooo:rsid="001ecfd8"/>
    </style:style>
    <style:style style:name="T3" style:family="text">
      <style:text-properties officeooo:rsid="0018194f"/>
    </style:style>
    <style:style style:name="T4" style:family="text">
      <style:text-properties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text-emphasize="none"/>
    </style:style>
    <style:style style:name="T5" style:family="text">
      <style:text-properties fo:font-weight="normal" style:font-weight-asian="normal" style:font-weight-complex="normal"/>
    </style:style>
    <style:style style:name="T6" style:family="text">
      <style:text-properties officeooo:rsid="0019d4a5"/>
    </style:style>
    <style:style style:name="T7" style:family="text">
      <style:text-properties fo:font-weight="bold" officeooo:rsid="0019d4a5" style:font-weight-asian="bold" style:font-weight-complex="bold"/>
    </style:style>
    <style:style style:name="T8" style:family="text">
      <style:text-properties officeooo:rsid="0022c026"/>
    </style:style>
    <style:style style:name="T9" style:family="text">
      <style:text-properties officeooo:rsid="002eaa1c"/>
    </style:style>
    <style:style style:name="T10" style:family="text">
      <style:text-properties fo:font-size="10pt" style:font-size-asian="10pt" style:font-size-complex="10pt"/>
    </style:style>
    <style:style style:name="T11" style:family="text">
      <style:text-properties fo:font-size="10pt" officeooo:rsid="0022c026" style:font-size-asian="10pt" style:font-size-complex="10pt"/>
    </style:style>
    <style:style style:name="T12" style:family="text">
      <style:text-properties fo:font-size="10pt" officeooo:rsid="004b7739" style:font-size-asian="10pt" style:font-size-complex="10pt"/>
    </style:style>
    <style:style style:name="T13" style:family="text">
      <style:text-properties fo:font-size="10pt" officeooo:rsid="001ba4fd" style:font-size-asian="10pt" style:font-size-complex="10pt"/>
    </style:style>
    <style:style style:name="T14" style:family="text">
      <style:text-properties fo:font-size="10pt" officeooo:rsid="001ecfd8" style:font-size-asian="10pt" style:font-size-complex="10pt"/>
    </style:style>
    <style:style style:name="T15" style:family="text">
      <style:text-properties officeooo:rsid="00300dd2"/>
    </style:style>
    <style:style style:name="T16" style:family="text">
      <style:text-properties fo:font-size="10pt" officeooo:rsid="001d1b9d" style:font-size-asian="10pt" style:font-size-complex="10pt"/>
    </style:style>
    <style:style style:name="T17" style:family="text">
      <style:text-properties fo:font-size="10pt" officeooo:rsid="000f8fa5" style:font-size-asian="10pt" style:font-size-complex="10pt"/>
    </style:style>
    <style:style style:name="T18" style:family="text">
      <style:text-properties officeooo:rsid="00300f2a"/>
    </style:style>
    <style:style style:name="T19" style:family="text">
      <style:text-properties officeooo:rsid="000f8fa5"/>
    </style:style>
    <style:style style:name="T20" style:family="text">
      <style:text-properties fo:font-weight="bold"/>
    </style:style>
    <style:style style:name="T21" style:family="text">
      <style:text-properties fo:font-size="10pt" officeooo:rsid="0020b6d3" style:font-size-asian="10pt" style:font-size-complex="10pt"/>
    </style:style>
    <style:style style:name="T22" style:family="text">
      <style:text-properties fo:font-size="10pt" fo:font-weight="bold" officeooo:rsid="0020b6d3" style:font-size-asian="10pt" style:font-size-complex="10pt"/>
    </style:style>
    <style:style style:name="T23" style:family="text">
      <style:text-properties style:font-name="Google Sans Text" fo:font-size="10pt" officeooo:rsid="0020b6d3" style:font-size-asian="10pt" style:font-size-complex="10pt"/>
    </style:style>
    <style:style style:name="T24" style:family="text">
      <style:text-properties style:font-name="Google Sans Text" fo:font-size="10pt" fo:font-weight="bold" officeooo:rsid="0020b6d3" style:font-size-asian="10pt" style:font-size-complex="10pt"/>
    </style:style>
    <style:style style:name="T25" style:family="text">
      <style:text-properties fo:font-family="'Google Sans', sans-serif"/>
    </style:style>
    <style:style style:name="T26" style:family="text">
      <style:text-properties style:font-name="Google Sans Text"/>
    </style:style>
    <style:style style:name="T27" style:family="text">
      <style:text-properties style:font-name="Google Sans Text" fo:font-weight="bold"/>
    </style:style>
    <style:style style:name="T28" style:family="text">
      <style:text-properties fo:font-family="'Liberation Sans'" style:font-family-generic="modern" style:font-pitch="fixed" fo:font-size="10pt" officeooo:rsid="0020b6d3" style:font-size-asian="10pt" style:font-size-complex="10pt"/>
    </style:style>
    <style:style style:name="T29" style:family="text">
      <style:text-properties style:font-name="Liberation Sans"/>
    </style:style>
    <style:style style:name="T30" style:family="text">
      <style:text-properties style:font-name="Liberation Serif"/>
    </style:style>
    <style:style style:name="T31" style:family="text">
      <style:text-properties fo:font-family="'Liberation Serif'" style:font-family-generic="modern" style:font-pitch="fixed" fo:font-size="10pt" fo:font-weight="bold" officeooo:rsid="0020b6d3" style:font-size-asian="10pt" style:font-weight-asian="bold" style:font-size-complex="10pt"/>
    </style:style>
    <style:style style:name="T32" style:family="text">
      <style:text-properties style:font-name="Arial Narrow"/>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Problématique - <text:span text:style-name="T1">Objectif</text:span> : la gestion des urgences, le signalement des erreurs ont évolué pendant le développement de l’application. Il s’agit de profité du développement de la table A pour s’assurer de la cohérence <text:span text:style-name="T1">d’ensemble.</text:span> <text:s/></text:p>
      <text:p text:style-name="P2">- Rappel : les échanges entre SE SP et A se font via vpiv. Protocole unique d’échange de l’appli<text:line-break/>- Contexte : le développement de l’application a été fait dans l’objectif d’une cohérance vpiv, mais avec un développement initial séparé pour l’arduino et SP.<text:line-break/>On est au stade ou l’on veux s’assurer d’une cohérence globale en construisant la table A.</text:p>
      <text:p text:style-name="P1">- <text:span text:style-name="T1">Quelques sources de réflexion :</text:span><text:line-break/>Les problèmes de cohérences semblent apparaître dans les variables et propriétés partagés par les 3 acteurs : SP SE A : c’est le cas de : Cfgs, Urg <text:span text:style-name="T1">et Com qui a été introduit secondairement. On doit associer à cette réflexion sur ces modules une évolution légère sur le champ CAT de vpiv.<text:line-break/><text:line-break/></text:span><text:span text:style-name="T2">Je vais te fourni des extraits de doc, précédé à chaque fois d’un petit descriptif et d’une ref de type EXTRAIT &lt;suivi d’une lettre&gt;.</text:span><text:span text:style-name="T1"><text:line-break/>***************************************************<text:line-break/></text:span><text:span text:style-name="T2">EXTRAIT </text:span><text:span text:style-name="T1">A - Historique : ci-dessous la gestion des urgences tel qu’elle avait été organisé dans le développement initial du code arduino : <text:line-break/>**********************************************<text:line-break/> responsabilités, cycles et règles de sécurité</text:span></text:p>
      <text:p text:style-name="P3">Cette section décrit le <text:span text:style-name="Strong_20_Emphasis">mécanisme de sécurité le plus critique du système</text:span>. Elle fait foi pour toute exploitation, maintenance ou évolution.</text:p>
      <text:p text:style-name="P3">L’objectif est double :</text:p>
      <text:list text:style-name="L1">
        <text:list-item>
          <text:p text:style-name="P4">garantir <text:span text:style-name="Strong_20_Emphasis">l’arrêt sûr</text:span> du robot en cas de danger</text:p>
        </text:list-item>
        <text:list-item>
          <text:p text:style-name="P4">empêcher toute <text:span text:style-name="Strong_20_Emphasis">reprise non maîtrisée</text:span></text:p>
        </text:list-item>
      </text:list>
      <text:p text:style-name="Text_20_body"/>
      <text:p text:style-name="Text_20_body"><text:bookmark-start text:name="__RefHeading___Toc29010_2626828182"/>VII.1 — Principes fondamentaux<text:bookmark-end text:name="__RefHeading___Toc29010_2626828182"/></text:p>
      <text:p text:style-name="Text_20_body">La gestion des urgences repose sur les principes suivants, <text:span text:style-name="Strong_20_Emphasis">non négociables</text:span> :</text:p>
      <text:list text:style-name="L2">
        <text:list-item>
          <text:p text:style-name="P5"><text:span text:style-name="Strong_20_Emphasis">La sécurité prime sur toute autre logique</text:span></text:p>
        </text:list-item>
        <text:list-item>
          <text:p text:style-name="P5"><text:span text:style-name="Strong_20_Emphasis">La détection est séparée de la décision</text:span></text:p>
        </text:list-item>
        <text:list-item>
          <text:p text:style-name="P5"><text:span text:style-name="Strong_20_Emphasis">La reprise est toujours orchestrée</text:span> (jamais locale)</text:p>
        </text:list-item>
        <text:list-item>
          <text:p text:style-name="P5"><text:span text:style-name="Strong_20_Emphasis">Un arrêt est facile, une reprise est volontairement difficile</text:span></text:p>
        </text:list-item>
      </text:list>
      <text:p text:style-name="Text_20_body">👉 Ces principes expliquent toute l’architecture Urg / SecMvt / CfgS / Node-RED.</text:p>
      <text:p text:style-name="Text_20_body"/>
      <text:p text:style-name="Text_20_body"><text:bookmark-start text:name="__RefHeading___Toc29012_2626828182"/>VII.2 — États d’urgence et codes<text:bookmark-end text:name="__RefHeading___Toc29012_2626828182"/></text:p>
      <text:p text:style-name="Text_20_body">Les urgences sont définies par un <text:span text:style-name="Strong_20_Emphasis">code numérique unique</text:span>.</text:p>
      <table:table table:name="Tableau3" table:style-name="Tableau3">
        <table:table-column table:style-name="Tableau3.A"/>
        <table:table-column table:style-name="Tableau3.B"/>
        <table:table-row>
          <table:table-cell table:style-name="Tableau3.A1" office:value-type="string">
            <text:p text:style-name="Text_20_body">Code</text:p>
          </table:table-cell>
          <table:table-cell table:style-name="Tableau3.A1" office:value-type="string">
            <text:p text:style-name="Text_20_body">Signification</text:p>
          </table:table-cell>
        </table:table-row>
        <table:table-row>
          <table:table-cell table:style-name="Tableau3.A1" office:value-type="string">
            <text:p text:style-name="Text_20_body">0</text:p>
          </table:table-cell>
          <table:table-cell table:style-name="Tableau3.A1" office:value-type="string">
            <text:p text:style-name="Text_20_body">aucune urgence</text:p>
          </table:table-cell>
        </table:table-row>
        <table:table-row>
          <table:table-cell table:style-name="Tableau3.A1" office:value-type="string">
            <text:p text:style-name="Text_20_body">1</text:p>
          </table:table-cell>
          <table:table-cell table:style-name="Tableau3.A1" office:value-type="string">
            <text:p text:style-name="Text_20_body">surchauffe</text:p>
          </table:table-cell>
        </table:table-row>
        <table:table-row>
          <table:table-cell table:style-name="Tableau3.A1" office:value-type="string">
            <text:p text:style-name="Text_20_body">2</text:p>
          </table:table-cell>
          <table:table-cell table:style-name="Tableau3.A1" office:value-type="string">
            <text:p text:style-name="Text_20_body">batterie faible</text:p>
          </table:table-cell>
        </table:table-row>
        <text:soft-page-break/>
        <table:table-row>
          <table:table-cell table:style-name="Tableau3.A1" office:value-type="string">
            <text:p text:style-name="Text_20_body">3</text:p>
          </table:table-cell>
          <table:table-cell table:style-name="Tableau3.A1" office:value-type="string">
            <text:p text:style-name="Text_20_body">moteur bloqué</text:p>
          </table:table-cell>
        </table:table-row>
        <table:table-row>
          <table:table-cell table:style-name="Tableau3.A1" office:value-type="string">
            <text:p text:style-name="Text_20_body">4</text:p>
          </table:table-cell>
          <table:table-cell table:style-name="Tableau3.A1" office:value-type="string">
            <text:p text:style-name="Text_20_body">capteur défaillant</text:p>
          </table:table-cell>
        </table:table-row>
        <table:table-row>
          <table:table-cell table:style-name="Tableau3.A1" office:value-type="string">
            <text:p text:style-name="Text_20_body">5</text:p>
          </table:table-cell>
          <table:table-cell table:style-name="Tableau3.A1" office:value-type="string">
            <text:p text:style-name="Text_20_body">buffer overflow</text:p>
          </table:table-cell>
        </table:table-row>
        <table:table-row>
          <table:table-cell table:style-name="Tableau3.A1" office:value-type="string">
            <text:p text:style-name="Text_20_body">6</text:p>
          </table:table-cell>
          <table:table-cell table:style-name="Tableau3.A1" office:value-type="string">
            <text:p text:style-name="Text_20_body">erreur de parsing</text:p>
          </table:table-cell>
        </table:table-row>
      </table:table>
      <text:p text:style-name="Text_20_body">Ces codes sont :</text:p>
      <text:list text:style-name="L3">
        <text:list-item>
          <text:p text:style-name="P6">stockés dans <text:span text:style-name="Source_20_Text">Urg</text:span></text:p>
        </text:list-item>
        <text:list-item>
          <text:p text:style-name="P6">transmis à Node-RED</text:p>
        </text:list-item>
        <text:list-item>
          <text:p text:style-name="P6">utilisés pour la décision de reprise</text:p>
        </text:list-item>
      </text:list>
      <text:p text:style-name="Text_20_body"/>
      <text:p text:style-name="Text_20_body"><text:bookmark-start text:name="__RefHeading___Toc29014_2626828182"/>VII.3 — Clarification définitive des rôles<text:bookmark-end text:name="__RefHeading___Toc29014_2626828182"/></text:p>
      <text:p text:style-name="Text_20_body"><text:bookmark-start text:name="__RefHeading___Toc29016_2626828182"/>VII.3.1 — <text:span text:style-name="Source_20_Text">SecMvt</text:span> : détecteur spécialisé<text:bookmark-end text:name="__RefHeading___Toc29016_2626828182"/></text:p>
      <text:p text:style-name="Text_20_body">Rôle exclusif : <text:span text:style-name="Strong_20_Emphasis">détecter une situation dangereuse liée au mouvement</text:span>.</text:p>
      <text:p text:style-name="Text_20_body"><text:span text:style-name="Source_20_Text">SecMvt</text:span> :</text:p>
      <text:list text:style-name="L4">
        <text:list-item>
          <text:p text:style-name="P7">surveille capteurs (US, IR, vitesse, incohérences)</text:p>
        </text:list-item>
        <text:list-item>
          <text:p text:style-name="P7">applique des seuils et règles locales</text:p>
        </text:list-item>
        <text:list-item>
          <text:p text:style-name="P7"><text:span text:style-name="Strong_20_Emphasis">ne bloque jamais directement les moteurs</text:span></text:p>
        </text:list-item>
      </text:list>
      <text:p text:style-name="Text_20_body">Lorsqu’un danger est détecté :</text:p>
      <text:p text:style-name="Text_20_body">urg_handle(URG_MVT_DANGER);</text:p>
      <text:p text:style-name="Text_20_body">👉 <text:span text:style-name="Source_20_Text">SecMvt</text:span> est un <text:span text:style-name="Strong_20_Emphasis">capteur intelligent</text:span>, pas un décideur.</text:p>
      <text:p text:style-name="Text_20_body"/>
      <text:p text:style-name="Text_20_body"><text:bookmark-start text:name="__RefHeading___Toc29018_2626828182"/>VII.3.2 — <text:span text:style-name="Source_20_Text">Urg</text:span> : vérité centrale d’urgence<text:bookmark-end text:name="__RefHeading___Toc29018_2626828182"/></text:p>
      <text:p text:style-name="Text_20_body"><text:span text:style-name="Source_20_Text">Urg</text:span> est le <text:span text:style-name="Strong_20_Emphasis">cœur logique de la sécurité</text:span> côté Arduino.</text:p>
      <text:p text:style-name="Text_20_body">Responsabilités :</text:p>
      <text:list text:style-name="L5">
        <text:list-item>
          <text:p text:style-name="P8">maintenir l’état global d’urgence</text:p>
        </text:list-item>
        <text:list-item>
          <text:p text:style-name="P8">stocker le code actif</text:p>
        </text:list-item>
        <text:list-item>
          <text:p text:style-name="P8">imposer le blocage des modules sensibles</text:p>
        </text:list-item>
        <text:list-item>
          <text:p text:style-name="P8">diffuser l’état vers l’extérieur</text:p>
        </text:list-item>
      </text:list>
      <text:p text:style-name="Text_20_body">Variables internes typiques :</text:p>
      <text:list text:style-name="L6">
        <text:list-item>
          <text:p text:style-name="P9"><text:span text:style-name="Source_20_Text">urg_active</text:span></text:p>
        </text:list-item>
        <text:list-item>
          <text:p text:style-name="P9"><text:span text:style-name="Source_20_Text">urg_code</text:span></text:p>
        </text:list-item>
      </text:list>
      <text:p text:style-name="Text_20_body">Fonctions clés :</text:p>
      <text:list text:style-name="L7">
        <text:list-item>
          <text:p text:style-name="P10"><text:soft-page-break/><text:span text:style-name="Source_20_Text">urg_handle(code)</text:span></text:p>
        </text:list-item>
        <text:list-item>
          <text:p text:style-name="P10"><text:span text:style-name="Source_20_Text">urg_clear()</text:span></text:p>
        </text:list-item>
        <text:list-item>
          <text:p text:style-name="P10"><text:span text:style-name="Source_20_Text">urg_isActive()</text:span></text:p>
        </text:list-item>
      </text:list>
      <text:p text:style-name="Text_20_body">👉 <text:span text:style-name="Strong_20_Emphasis">Aucun autre module n’a le droit de décider qu’une urgence est active ou non.</text:span></text:p>
      <text:p text:style-name="Text_20_body"/>
      <text:p text:style-name="Text_20_body"><text:bookmark-start text:name="__RefHeading___Toc29020_2626828182"/>VII.3.3 — <text:span text:style-name="Source_20_Text">CfgS</text:span> : politique et poste de commande<text:bookmark-end text:name="__RefHeading___Toc29020_2626828182"/></text:p>
      <text:p text:style-name="Text_20_body"><text:span text:style-name="Source_20_Text">CfgS</text:span> est le module de <text:span text:style-name="Strong_20_Emphasis">politique globale</text:span>.</text:p>
      <text:p text:style-name="Text_20_body">Il :</text:p>
      <text:list text:style-name="L8">
        <text:list-item>
          <text:p text:style-name="P11">ne détecte aucune urgence</text:p>
        </text:list-item>
        <text:list-item>
          <text:p text:style-name="P11">ne mesure rien</text:p>
        </text:list-item>
        <text:list-item>
          <text:p text:style-name="P11">arbitre les commandes système</text:p>
        </text:list-item>
      </text:list>
      <text:p text:style-name="Text_20_body">Rôle vis-à-vis des urgences :</text:p>
      <text:list text:style-name="L9">
        <text:list-item>
          <text:p text:style-name="P12">interface officielle de clear manuel</text:p>
        </text:list-item>
        <text:list-item>
          <text:p text:style-name="P12">filtrage des commandes en fonction de l’état global</text:p>
        </text:list-item>
      </text:list>
      <text:p text:style-name="Text_20_body">Propriétés VPIV pertinentes :</text:p>
      <table:table table:name="Tableau4" table:style-name="Tableau4">
        <table:table-column table:style-name="Tableau4.A"/>
        <table:table-column table:style-name="Tableau4.B"/>
        <table:table-column table:style-name="Tableau4.C"/>
        <table:table-row>
          <table:table-cell table:style-name="Tableau4.A1" office:value-type="string">
            <text:p text:style-name="Text_20_body">Prop</text:p>
          </table:table-cell>
          <table:table-cell table:style-name="Tableau4.A1" office:value-type="string">
            <text:p text:style-name="Text_20_body">Cat</text:p>
          </table:table-cell>
          <table:table-cell table:style-name="Tableau4.A1" office:value-type="string">
            <text:p text:style-name="Text_20_body">Rôle</text:p>
          </table:table-cell>
        </table:table-row>
        <table:table-row>
          <table:table-cell table:style-name="Tableau4.A1" office:value-type="string">
            <text:p text:style-name="Text_20_body">mode</text:p>
          </table:table-cell>
          <table:table-cell table:style-name="Tableau4.A1" office:value-type="string">
            <text:p text:style-name="Text_20_body">V</text:p>
          </table:table-cell>
          <table:table-cell table:style-name="Tableau4.A1" office:value-type="string">
            <text:p text:style-name="Text_20_body">mode global robot</text:p>
          </table:table-cell>
        </table:table-row>
        <table:table-row>
          <table:table-cell table:style-name="Tableau4.A1" office:value-type="string">
            <text:p text:style-name="Text_20_body">reset</text:p>
          </table:table-cell>
          <table:table-cell table:style-name="Tableau4.A1" office:value-type="string">
            <text:p text:style-name="Text_20_body">V</text:p>
          </table:table-cell>
          <table:table-cell table:style-name="Tableau4.A1" office:value-type="string">
            <text:p text:style-name="Text_20_body">reset logiciel</text:p>
          </table:table-cell>
        </table:table-row>
        <table:table-row>
          <table:table-cell table:style-name="Tableau4.A1" office:value-type="string">
            <text:p text:style-name="Text_20_body">emg</text:p>
          </table:table-cell>
          <table:table-cell table:style-name="Tableau4.A1" office:value-type="string">
            <text:p text:style-name="Text_20_body">V / E</text:p>
          </table:table-cell>
          <table:table-cell table:style-name="Tableau4.A1" office:value-type="string">
            <text:p text:style-name="Text_20_body">interface urgence</text:p>
          </table:table-cell>
        </table:table-row>
        <table:table-row>
          <table:table-cell table:style-name="Tableau4.A1" office:value-type="string">
            <text:p text:style-name="Text_20_body">dbg</text:p>
          </table:table-cell>
          <table:table-cell table:style-name="Tableau4.A1" office:value-type="string">
            <text:p text:style-name="Text_20_body">V</text:p>
          </table:table-cell>
          <table:table-cell table:style-name="Tableau4.A1" office:value-type="string">
            <text:p text:style-name="Text_20_body">debug</text:p>
          </table:table-cell>
        </table:table-row>
        <table:table-row>
          <table:table-cell table:style-name="Tableau4.A1" office:value-type="string">
            <text:p text:style-name="Text_20_body">test</text:p>
          </table:table-cell>
          <table:table-cell table:style-name="Tableau4.A1" office:value-type="string">
            <text:p text:style-name="Text_20_body">V</text:p>
          </table:table-cell>
          <table:table-cell table:style-name="Tableau4.A1" office:value-type="string">
            <text:p text:style-name="Text_20_body">mode test</text:p>
          </table:table-cell>
        </table:table-row>
      </table:table>
      <text:p text:style-name="Text_20_body">👉 <text:span text:style-name="Source_20_Text">CfgS</text:span> est le <text:span text:style-name="Strong_20_Emphasis">poste de commande</text:span>, pas la sécurité elle-même.</text:p>
      <text:p text:style-name="Text_20_body"/>
      <text:p text:style-name="Text_20_body"><text:bookmark-start text:name="__RefHeading___Toc29022_2626828182"/>VII.3.4 — Node-RED : autorité de reprise<text:bookmark-end text:name="__RefHeading___Toc29022_2626828182"/></text:p>
      <text:p text:style-name="Text_20_body">Node-RED est la <text:span text:style-name="Strong_20_Emphasis">seule entité autorisée à lever une urgence</text:span>.</text:p>
      <text:p text:style-name="Text_20_body">Il :</text:p>
      <text:list text:style-name="L10">
        <text:list-item>
          <text:p text:style-name="P13">reçoit les événements d’urgence</text:p>
        </text:list-item>
        <text:list-item>
          <text:p text:style-name="P13">les journalise</text:p>
        </text:list-item>
        <text:list-item>
          <text:p text:style-name="P13">affiche l’état à l’utilisateur</text:p>
        </text:list-item>
        <text:list-item>
          <text:p text:style-name="P13">décide du moment de reprise</text:p>
        </text:list-item>
      </text:list>
      <text:p text:style-name="Text_20_body">👉 Sans Node-RED, <text:span text:style-name="Strong_20_Emphasis">aucune reprise moteur n’est possible</text:span>.</text:p>
      <text:p text:style-name="Text_20_body"><text:soft-page-break/></text:p>
      <text:p text:style-name="Text_20_body"><text:bookmark-start text:name="__RefHeading___Toc29024_2626828182"/>VII.4 — Cycle complet d’une urgence<text:bookmark-end text:name="__RefHeading___Toc29024_2626828182"/></text:p>
      <text:p text:style-name="Text_20_body"><text:bookmark-start text:name="__RefHeading___Toc29026_2626828182"/>1️⃣ Détection<text:bookmark-end text:name="__RefHeading___Toc29026_2626828182"/></text:p>
      <text:p text:style-name="Text_20_body">Un module détecteur (ex. <text:span text:style-name="Source_20_Text">SecMvt</text:span>) identifie une condition dangereuse.</text:p>
      <text:p text:style-name="Text_20_body"/>
      <text:p text:style-name="Text_20_body"><text:bookmark-start text:name="__RefHeading___Toc29028_2626828182"/>2️⃣ Signalement<text:bookmark-end text:name="__RefHeading___Toc29028_2626828182"/></text:p>
      <text:p text:style-name="Text_20_body">Le module appelle :</text:p>
      <text:p text:style-name="Text_20_body">urg_handle(code);</text:p>
      <text:p text:style-name="Text_20_body"/>
      <text:p text:style-name="Text_20_body"><text:bookmark-start text:name="__RefHeading___Toc29030_2626828182"/>3️⃣ Activation<text:bookmark-end text:name="__RefHeading___Toc29030_2626828182"/></text:p>
      <text:p text:style-name="Text_20_body"><text:span text:style-name="Source_20_Text">Urg</text:span> :</text:p>
      <text:list text:style-name="L11">
        <text:list-item>
          <text:p text:style-name="P14">passe en état actif</text:p>
        </text:list-item>
        <text:list-item>
          <text:p text:style-name="P14">mémorise le code</text:p>
        </text:list-item>
        <text:list-item>
          <text:p text:style-name="P14">génère un événement VPIV</text:p>
        </text:list-item>
      </text:list>
      <text:p text:style-name="Text_20_body">Exemple :</text:p>
      <text:p text:style-name="Text_20_body">$E:Urg:state:*:3#</text:p>
      <text:p text:style-name="Text_20_body"/>
      <text:p text:style-name="Text_20_body"><text:bookmark-start text:name="__RefHeading___Toc29032_2626828182"/>4️⃣ Blocage immédiat<text:bookmark-end text:name="__RefHeading___Toc29032_2626828182"/></text:p>
      <text:p text:style-name="Text_20_body">Dès que <text:span text:style-name="Source_20_Text">urg_isActive()</text:span> est vrai :</text:p>
      <text:list text:style-name="L12">
        <text:list-item>
          <text:p text:style-name="P15">les modules moteurs refusent toute action</text:p>
        </text:list-item>
        <text:list-item>
          <text:p text:style-name="P15">les servos sont neutralisés</text:p>
        </text:list-item>
      </text:list>
      <text:p text:style-name="Text_20_body">Le blocage est :</text:p>
      <text:list text:style-name="L13">
        <text:list-item>
          <text:p text:style-name="P16">local</text:p>
        </text:list-item>
        <text:list-item>
          <text:p text:style-name="P16">immédiat</text:p>
        </text:list-item>
        <text:list-item>
          <text:p text:style-name="P16">non contournable</text:p>
        </text:list-item>
      </text:list>
      <text:p text:style-name="Text_20_body"/>
      <text:p text:style-name="Text_20_body"><text:bookmark-start text:name="__RefHeading___Toc29034_2626828182"/>5️⃣ Maintien de l’état<text:bookmark-end text:name="__RefHeading___Toc29034_2626828182"/></text:p>
      <text:p text:style-name="Text_20_body">Tant que l’urgence est active :</text:p>
      <text:list text:style-name="L14">
        <text:list-item>
          <text:p text:style-name="P17">toutes les commandes VPIV sensibles sont refusées</text:p>
        </text:list-item>
        <text:list-item>
          <text:p text:style-name="P17">même si elles sont syntaxiquement valides</text:p>
        </text:list-item>
      </text:list>
      <text:p text:style-name="Text_20_body"/>
      <text:p text:style-name="Text_20_body"><text:bookmark-start text:name="__RefHeading___Toc29036_2626828182"/>6️⃣ Clear (levée d’urgence)<text:bookmark-end text:name="__RefHeading___Toc29036_2626828182"/></text:p>
      <text:p text:style-name="Text_20_body"><text:soft-page-break/>La levée d’urgence est <text:span text:style-name="Strong_20_Emphasis">explicite</text:span>.</text:p>
      <text:p text:style-name="Text_20_body">Via VPIV :</text:p>
      <text:p text:style-name="Text_20_body">$V:Urg:clear:*:#</text:p>
      <text:p text:style-name="Text_20_body">ou via :</text:p>
      <text:p text:style-name="Text_20_body">$V:CfgS:emg:*:clear#</text:p>
      <text:p text:style-name="Text_20_body"><text:span text:style-name="Source_20_Text">Urg</text:span> vérifie la cohérence puis :</text:p>
      <text:list text:style-name="L15">
        <text:list-item>
          <text:p text:style-name="P18">désactive l’état urgence</text:p>
        </text:list-item>
        <text:list-item>
          <text:p text:style-name="P18">autorise à nouveau les modules</text:p>
        </text:list-item>
      </text:list>
      <text:p text:style-name="Text_20_body"/>
      <text:p text:style-name="Text_20_body"><text:bookmark-start text:name="__RefHeading___Toc29038_2626828182"/>VII.5 — Comportement au démarrage et en cas de coupure<text:bookmark-end text:name="__RefHeading___Toc29038_2626828182"/></text:p>
      <text:p text:style-name="Text_20_body"><text:bookmark-start text:name="__RefHeading___Toc29040_2626828182"/>Démarrage Arduino<text:bookmark-end text:name="__RefHeading___Toc29040_2626828182"/></text:p>
      <text:p text:style-name="Text_20_body">Au boot :</text:p>
      <text:list text:style-name="L16">
        <text:list-item>
          <text:p text:style-name="P19">aucune urgence active</text:p>
        </text:list-item>
        <text:list-item>
          <text:p text:style-name="P19">moteurs initialisés à 0</text:p>
        </text:list-item>
      </text:list>
      <text:p text:style-name="Text_20_body">👉 Le système démarre <text:span text:style-name="Strong_20_Emphasis">dans un état sûr</text:span>.</text:p>
      <text:p text:style-name="Text_20_body"/>
      <text:p text:style-name="Text_20_body"><text:bookmark-start text:name="__RefHeading___Toc29042_2626828182"/>Perte de communication<text:bookmark-end text:name="__RefHeading___Toc29042_2626828182"/></text:p>
      <text:p text:style-name="Text_20_body">En cas de coupure sauvage :</text:p>
      <text:list text:style-name="L17">
        <text:list-item>
          <text:p text:style-name="P20">l’urgence peut être déclenchée</text:p>
        </text:list-item>
        <text:list-item>
          <text:p text:style-name="P20">le robot reste bloqué</text:p>
        </text:list-item>
      </text:list>
      <text:p text:style-name="Text_20_body">Après redémarrage :</text:p>
      <text:list text:style-name="L18">
        <text:list-item>
          <text:p text:style-name="P21">moteurs à 0</text:p>
        </text:list-item>
        <text:list-item>
          <text:p text:style-name="P21">urgence levée par réinitialisation</text:p>
        </text:list-item>
      </text:list>
      <text:p text:style-name="Text_20_body"/>
      <text:p text:style-name="Text_20_body"><text:bookmark-start text:name="__RefHeading___Toc29044_2626828182"/>VII.6 — Règles strictes de sécurité<text:bookmark-end text:name="__RefHeading___Toc29044_2626828182"/></text:p>
      <text:list text:style-name="L19">
        <text:list-item>
          <text:p text:style-name="P22">Une urgence <text:span text:style-name="Strong_20_Emphasis">ne s’auto-clear jamais</text:span></text:p>
        </text:list-item>
        <text:list-item>
          <text:p text:style-name="P22">Une urgence <text:span text:style-name="Strong_20_Emphasis">ne peut pas être levée localement</text:span></text:p>
        </text:list-item>
        <text:list-item>
          <text:p text:style-name="P22">Une urgence <text:span text:style-name="Strong_20_Emphasis">bloque toujours les moteurs</text:span></text:p>
        </text:list-item>
        <text:list-item>
          <text:p text:style-name="P22">Une urgence est <text:span text:style-name="Strong_20_Emphasis">observable et traçable</text:span></text:p>
        </text:list-item>
      </text:list>
      <text:p text:style-name="Text_20_body">Toute violation de ces règles est considérée comme <text:span text:style-name="Strong_20_Emphasis">erreur critique</text:span>.</text:p>
      <text:p text:style-name="Text_20_body"/>
      <text:p text:style-name="Text_20_body"><text:bookmark-start text:name="__RefHeading___Toc29046_2626828182"/>VII.7 — Implications directes pour Node-RED<text:bookmark-end text:name="__RefHeading___Toc29046_2626828182"/></text:p>
      <text:p text:style-name="Text_20_body"><text:soft-page-break/>Node-RED doit impérativement :</text:p>
      <text:list text:style-name="L20">
        <text:list-item>
          <text:p text:style-name="P23">afficher l’état d’urgence en permanence</text:p>
        </text:list-item>
        <text:list-item>
          <text:p text:style-name="P23">journaliser les causes et horodatages</text:p>
        </text:list-item>
        <text:list-item>
          <text:p text:style-name="P23">exiger une action humaine pour le clear</text:p>
        </text:list-item>
      </text:list>
      <text:p text:style-name="Text_20_body">👉 Toute automatisation complète du clear est <text:span text:style-name="Strong_20_Emphasis">interdite</text:span>.</text:p>
      <text:p text:style-name="Text_20_body"/>
      <text:p text:style-name="Text_20_body">📌 ANNEXE S8 — Chaîne complète d’une urgence</text:p>
      <text:p text:style-name="Text_20_body"/>
      <text:p text:style-name="Text_20_body"><text:span text:style-name="Emphasis">(Suite : VIII — Documentation détaillée des modules)</text:span>*</text:p>
      <text:p text:style-name="Text_20_body"/>
      <text:p text:style-name="P24"><text:bookmark text:name="textdoc-message-69417b3726bc8191b8bba823eb5cffbc"/></text:p>
      <text:p text:style-name="Text_20_body"><text:bookmark text:name="prosemirror-editor-container"/><text:bookmark-start text:name="__RefHeading___Toc29048_2626828182"/>VIII.1 — MODULE <text:span text:style-name="Source_20_Text">Urg</text:span><text:bookmark-end text:name="__RefHeading___Toc29048_2626828182"/></text:p>
      <text:p text:style-name="Text_20_body"><text:bookmark-start text:name="__RefHeading___Toc29050_2626828182"/>Gestion centrale des urgences<text:bookmark-end text:name="__RefHeading___Toc29050_2626828182"/></text:p>
      <text:p text:style-name="Text_20_body"/>
      <text:p text:style-name="Text_20_body"><text:bookmark-start text:name="__RefHeading___Toc29052_2626828182"/>1️⃣ Rôle du module<text:bookmark-end text:name="__RefHeading___Toc29052_2626828182"/></text:p>
      <text:p text:style-name="Text_20_body">Le module <text:span text:style-name="Source_20_Text">Urg</text:span> est la <text:span text:style-name="Strong_20_Emphasis">vérité centrale d’état d’urgence</text:span> côté Arduino.</text:p>
      <text:p text:style-name="Text_20_body">Il est responsable de :</text:p>
      <text:list text:style-name="L21">
        <text:list-item>
          <text:p text:style-name="P25">maintenir l’état global d’urgence</text:p>
        </text:list-item>
        <text:list-item>
          <text:p text:style-name="P25">mémoriser le code d’urgence actif</text:p>
        </text:list-item>
        <text:list-item>
          <text:p text:style-name="P25">rendre cet état consultable par tous les modules</text:p>
        </text:list-item>
        <text:list-item>
          <text:p text:style-name="P25">diffuser l’information vers Node-RED</text:p>
        </text:list-item>
      </text:list>
      <text:p text:style-name="Text_20_body">👉 <text:span text:style-name="Source_20_Text">Urg</text:span> <text:span text:style-name="Strong_20_Emphasis">ne détecte rien</text:span> et <text:span text:style-name="Strong_20_Emphasis">ne décide pas de la reprise</text:span>.</text:p>
      <text:p text:style-name="Text_20_body"/>
      <text:p text:style-name="Text_20_body"><text:bookmark-start text:name="__RefHeading___Toc29054_2626828182"/>2️⃣ Rôle dans l’architecture globale<text:bookmark-end text:name="__RefHeading___Toc29054_2626828182"/></text:p>
      <text:p text:style-name="Text_20_body"><text:bookmark-start text:name="__RefHeading___Toc29056_2626828182"/>Positionnement<text:bookmark-end text:name="__RefHeading___Toc29056_2626828182"/></text:p>
      <text:p text:style-name="Text_20_body">[ SecMvt / FS / US / Mic / ... ]</text:p>
      <text:p text:style-name="Text_20_body">|</text:p>
      <text:p text:style-name="Text_20_body">v</text:p>
      <text:p text:style-name="Text_20_body">urg_handle(code)</text:p>
      <text:p text:style-name="Text_20_body">|</text:p>
      <text:p text:style-name="Text_20_body">v</text:p>
      <text:p text:style-name="Text_20_body">[ Urg ]</text:p>
      <text:p text:style-name="Text_20_body">|</text:p>
      <text:p text:style-name="Text_20_body">+--&gt; urg_isActive() → blocage Mtr / Srv / ...</text:p>
      <text:p text:style-name="Text_20_body">|</text:p>
      <text:p text:style-name="Text_20_body">+--&gt; $E:Urg:state:*:&lt;code&gt;#</text:p>
      <text:p text:style-name="Text_20_body"><text:bookmark-start text:name="__RefHeading___Toc29058_2626828182"/>Dépendances<text:bookmark-end text:name="__RefHeading___Toc29058_2626828182"/></text:p>
      <text:list text:style-name="L22">
        <text:list-item>
          <text:p text:style-name="P26"><text:span text:style-name="Strong_20_Emphasis">Entrées</text:span> : appels internes <text:span text:style-name="Source_20_Text">urg_handle(code)</text:span></text:p>
        </text:list-item>
        <text:list-item>
          <text:p text:style-name="P26"><text:span text:style-name="Strong_20_Emphasis">Sorties</text:span> :</text:p>
          <text:list>
            <text:list-item>
              <text:p text:style-name="P26">événements VPIV</text:p>
            </text:list-item>
            <text:list-item>
              <text:p text:style-name="P26">état consultable (<text:span text:style-name="Source_20_Text">urg_isActive()</text:span>)</text:p>
            </text:list-item>
          </text:list>
        </text:list-item>
      </text:list>
      <text:p text:style-name="Text_20_body"/>
      <text:p text:style-name="Text_20_body"><text:bookmark-start text:name="__RefHeading___Toc29060_2626828182"/><text:soft-page-break/>3️⃣ Propriétés VPIV exposées<text:bookmark-end text:name="__RefHeading___Toc29060_2626828182"/></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ext_20_body">Prop</text:p>
          </table:table-cell>
          <table:table-cell table:style-name="Tableau5.A1" office:value-type="string">
            <text:p text:style-name="Text_20_body">Cat</text:p>
          </table:table-cell>
          <table:table-cell table:style-name="Tableau5.A1" office:value-type="string">
            <text:p text:style-name="Text_20_body">Direction</text:p>
          </table:table-cell>
          <table:table-cell table:style-name="Tableau5.A1" office:value-type="string">
            <text:p text:style-name="Text_20_body">Type</text:p>
          </table:table-cell>
          <table:table-cell table:style-name="Tableau5.A1" office:value-type="string">
            <text:p text:style-name="Text_20_body">Description</text:p>
          </table:table-cell>
        </table:table-row>
        <table:table-row>
          <table:table-cell table:style-name="Tableau5.A1" office:value-type="string">
            <text:p text:style-name="Text_20_body">set</text:p>
          </table:table-cell>
          <table:table-cell table:style-name="Tableau5.A1" office:value-type="string">
            <text:p text:style-name="Text_20_body">V</text:p>
          </table:table-cell>
          <table:table-cell table:style-name="Tableau5.A1" office:value-type="string">
            <text:p text:style-name="Text_20_body">SP → Arduino</text:p>
          </table:table-cell>
          <table:table-cell table:style-name="Tableau5.A1" office:value-type="string">
            <text:p text:style-name="Text_20_body">int</text:p>
          </table:table-cell>
          <table:table-cell table:style-name="Tableau5.A1" office:value-type="string">
            <text:p text:style-name="Text_20_body">Déclenche une urgence (debug uniquement)</text:p>
          </table:table-cell>
        </table:table-row>
        <table:table-row>
          <table:table-cell table:style-name="Tableau5.A1" office:value-type="string">
            <text:p text:style-name="Text_20_body">clear</text:p>
          </table:table-cell>
          <table:table-cell table:style-name="Tableau5.A1" office:value-type="string">
            <text:p text:style-name="Text_20_body">V</text:p>
          </table:table-cell>
          <table:table-cell table:style-name="Tableau5.A1" office:value-type="string">
            <text:p text:style-name="Text_20_body">SP → Arduino</text:p>
          </table:table-cell>
          <table:table-cell table:style-name="Tableau5.A1" office:value-type="string">
            <text:p text:style-name="Text_20_body">void</text:p>
          </table:table-cell>
          <table:table-cell table:style-name="Tableau5.A1" office:value-type="string">
            <text:p text:style-name="Text_20_body">Acquittement manuel d’urgence</text:p>
          </table:table-cell>
        </table:table-row>
        <table:table-row>
          <table:table-cell table:style-name="Tableau5.A1" office:value-type="string">
            <text:p text:style-name="Text_20_body">status</text:p>
          </table:table-cell>
          <table:table-cell table:style-name="Tableau5.A1" office:value-type="string">
            <text:p text:style-name="Text_20_body">I</text:p>
          </table:table-cell>
          <table:table-cell table:style-name="Tableau5.A1" office:value-type="string">
            <text:p text:style-name="Text_20_body">SP → Arduino</text:p>
          </table:table-cell>
          <table:table-cell table:style-name="Tableau5.A1" office:value-type="string">
            <text:p text:style-name="Text_20_body">req</text:p>
          </table:table-cell>
          <table:table-cell table:style-name="Tableau5.A1" office:value-type="string">
            <text:p text:style-name="Text_20_body">Demande d’état</text:p>
          </table:table-cell>
        </table:table-row>
      </table:table>
      <text:p text:style-name="Text_20_body"/>
      <text:p text:style-name="Text_20_body"><text:bookmark-start text:name="__RefHeading___Toc29062_2626828182"/>4️⃣ Variables internes principales<text:bookmark-end text:name="__RefHeading___Toc29062_2626828182"/></text:p>
      <table:table table:name="Tableau6" table:style-name="Tableau6">
        <table:table-column table:style-name="Tableau6.A"/>
        <table:table-column table:style-name="Tableau6.B"/>
        <table:table-column table:style-name="Tableau6.C"/>
        <table:table-row>
          <table:table-cell table:style-name="Tableau6.A1" office:value-type="string">
            <text:p text:style-name="Text_20_body">Variable</text:p>
          </table:table-cell>
          <table:table-cell table:style-name="Tableau6.A1" office:value-type="string">
            <text:p text:style-name="Text_20_body">Type</text:p>
          </table:table-cell>
          <table:table-cell table:style-name="Tableau6.A1" office:value-type="string">
            <text:p text:style-name="Text_20_body">Rôle</text:p>
          </table:table-cell>
        </table:table-row>
        <table:table-row>
          <table:table-cell table:style-name="Tableau6.A1" office:value-type="string">
            <text:p text:style-name="Text_20_body">urg_active</text:p>
          </table:table-cell>
          <table:table-cell table:style-name="Tableau6.A1" office:value-type="string">
            <text:p text:style-name="Text_20_body">bool</text:p>
          </table:table-cell>
          <table:table-cell table:style-name="Tableau6.A1" office:value-type="string">
            <text:p text:style-name="Text_20_body">Indique si une urgence est active</text:p>
          </table:table-cell>
        </table:table-row>
        <table:table-row>
          <table:table-cell table:style-name="Tableau6.A1" office:value-type="string">
            <text:p text:style-name="Text_20_body">urg_code</text:p>
          </table:table-cell>
          <table:table-cell table:style-name="Tableau6.A1" office:value-type="string">
            <text:p text:style-name="Text_20_body">uint8_t</text:p>
          </table:table-cell>
          <table:table-cell table:style-name="Tableau6.A1" office:value-type="string">
            <text:p text:style-name="Text_20_body">Code de l’urgence courante</text:p>
          </table:table-cell>
        </table:table-row>
      </table:table>
      <text:p text:style-name="Text_20_body">Ces variables sont <text:span text:style-name="Strong_20_Emphasis">strictement privées</text:span> au module.</text:p>
      <text:p text:style-name="Text_20_body"/>
      <text:p text:style-name="Text_20_body"><text:bookmark-start text:name="__RefHeading___Toc29064_2626828182"/>5️⃣ Constantes et codes d’urgence<text:bookmark-end text:name="__RefHeading___Toc29064_2626828182"/></text:p>
      <text:p text:style-name="Text_20_body">Définies dans <text:span text:style-name="Source_20_Text">urg.h</text:span> :</text:p>
      <table:table table:name="Tableau7" table:style-name="Tableau7">
        <table:table-column table:style-name="Tableau7.A"/>
        <table:table-column table:style-name="Tableau7.B"/>
        <table:table-column table:style-name="Tableau7.C"/>
        <table:table-row>
          <table:table-cell table:style-name="Tableau7.A1" office:value-type="string">
            <text:p text:style-name="Text_20_body">Code</text:p>
          </table:table-cell>
          <table:table-cell table:style-name="Tableau7.A1" office:value-type="string">
            <text:p text:style-name="Text_20_body">Nom symbolique</text:p>
          </table:table-cell>
          <table:table-cell table:style-name="Tableau7.A1" office:value-type="string">
            <text:p text:style-name="Text_20_body">Signification</text:p>
          </table:table-cell>
        </table:table-row>
        <table:table-row>
          <table:table-cell table:style-name="Tableau7.A1" office:value-type="string">
            <text:p text:style-name="Text_20_body">0</text:p>
          </table:table-cell>
          <table:table-cell table:style-name="Tableau7.A1" office:value-type="string">
            <text:p text:style-name="Text_20_body">URG_NONE</text:p>
          </table:table-cell>
          <table:table-cell table:style-name="Tableau7.A1" office:value-type="string">
            <text:p text:style-name="Text_20_body">aucune urgence</text:p>
          </table:table-cell>
        </table:table-row>
        <table:table-row>
          <table:table-cell table:style-name="Tableau7.A1" office:value-type="string">
            <text:p text:style-name="Text_20_body">1</text:p>
          </table:table-cell>
          <table:table-cell table:style-name="Tableau7.A1" office:value-type="string">
            <text:p text:style-name="Text_20_body">URG_OVERHEAT</text:p>
          </table:table-cell>
          <table:table-cell table:style-name="Tableau7.A1" office:value-type="string">
            <text:p text:style-name="Text_20_body">surchauffe</text:p>
          </table:table-cell>
        </table:table-row>
        <table:table-row>
          <table:table-cell table:style-name="Tableau7.A1" office:value-type="string">
            <text:p text:style-name="Text_20_body">2</text:p>
          </table:table-cell>
          <table:table-cell table:style-name="Tableau7.A1" office:value-type="string">
            <text:p text:style-name="Text_20_body">URG_LOW_BATT</text:p>
          </table:table-cell>
          <table:table-cell table:style-name="Tableau7.A1" office:value-type="string">
            <text:p text:style-name="Text_20_body">batterie faible</text:p>
          </table:table-cell>
        </table:table-row>
        <table:table-row>
          <table:table-cell table:style-name="Tableau7.A1" office:value-type="string">
            <text:p text:style-name="Text_20_body">3</text:p>
          </table:table-cell>
          <table:table-cell table:style-name="Tableau7.A1" office:value-type="string">
            <text:p text:style-name="Text_20_body">URG_MOTOR</text:p>
          </table:table-cell>
          <table:table-cell table:style-name="Tableau7.A1" office:value-type="string">
            <text:p text:style-name="Text_20_body">moteur bloqué</text:p>
          </table:table-cell>
        </table:table-row>
        <table:table-row>
          <table:table-cell table:style-name="Tableau7.A1" office:value-type="string">
            <text:p text:style-name="Text_20_body">4</text:p>
          </table:table-cell>
          <table:table-cell table:style-name="Tableau7.A1" office:value-type="string">
            <text:p text:style-name="Text_20_body">URG_SENSOR</text:p>
          </table:table-cell>
          <table:table-cell table:style-name="Tableau7.A1" office:value-type="string">
            <text:p text:style-name="Text_20_body">capteur défaillant</text:p>
          </table:table-cell>
        </table:table-row>
        <table:table-row>
          <table:table-cell table:style-name="Tableau7.A1" office:value-type="string">
            <text:p text:style-name="Text_20_body">5</text:p>
          </table:table-cell>
          <table:table-cell table:style-name="Tableau7.A1" office:value-type="string">
            <text:p text:style-name="Text_20_body">URG_BUFFER</text:p>
          </table:table-cell>
          <table:table-cell table:style-name="Tableau7.A1" office:value-type="string">
            <text:p text:style-name="Text_20_body">buffer overflow</text:p>
          </table:table-cell>
        </table:table-row>
        <table:table-row>
          <table:table-cell table:style-name="Tableau7.A1" office:value-type="string">
            <text:p text:style-name="Text_20_body">6</text:p>
          </table:table-cell>
          <table:table-cell table:style-name="Tableau7.A1" office:value-type="string">
            <text:p text:style-name="Text_20_body">URG_PARSE</text:p>
          </table:table-cell>
          <table:table-cell table:style-name="Tableau7.A1" office:value-type="string">
            <text:p text:style-name="Text_20_body">erreur parsing VPIV</text:p>
          </table:table-cell>
        </table:table-row>
      </table:table>
      <text:p text:style-name="Text_20_body"/>
      <text:p text:style-name="Text_20_body"><text:bookmark-start text:name="__RefHeading___Toc29066_2626828182"/>6️⃣ Fonctionnement interne<text:bookmark-end text:name="__RefHeading___Toc29066_2626828182"/></text:p>
      <text:p text:style-name="Text_20_body"><text:bookmark-start text:name="__RefHeading___Toc29068_2626828182"/>Déclenchement<text:bookmark-end text:name="__RefHeading___Toc29068_2626828182"/></text:p>
      <text:p text:style-name="Text_20_body">urg_handle(uint8_t code);</text:p>
      <text:p text:style-name="Text_20_body">Effets :</text:p>
      <text:list text:style-name="L23">
        <text:list-item>
          <text:p text:style-name="P27"><text:span text:style-name="Source_20_Text">urg_active = true</text:span></text:p>
        </text:list-item>
        <text:list-item>
          <text:p text:style-name="P27"><text:span text:style-name="Source_20_Text">urg_code = code</text:span></text:p>
        </text:list-item>
        <text:list-item>
          <text:p text:style-name="P27">émission événement VPIV</text:p>
        </text:list-item>
      </text:list>
      <text:p text:style-name="Text_20_body"><text:soft-page-break/></text:p>
      <text:p text:style-name="Text_20_body"><text:bookmark-start text:name="__RefHeading___Toc29070_2626828182"/>Clear<text:bookmark-end text:name="__RefHeading___Toc29070_2626828182"/></text:p>
      <text:p text:style-name="Text_20_body">urg_clear();</text:p>
      <text:p text:style-name="Text_20_body">Effets :</text:p>
      <text:list text:style-name="L24">
        <text:list-item>
          <text:p text:style-name="P28"><text:span text:style-name="Source_20_Text">urg_active = false</text:span></text:p>
        </text:list-item>
        <text:list-item>
          <text:p text:style-name="P28"><text:span text:style-name="Source_20_Text">urg_code = 0</text:span></text:p>
        </text:list-item>
      </text:list>
      <text:p text:style-name="Text_20_body">⚠️ Appel autorisé <text:span text:style-name="Strong_20_Emphasis">uniquement</text:span> via VPIV.</text:p>
      <text:p text:style-name="Text_20_body"/>
      <text:p text:style-name="Text_20_body"><text:bookmark-start text:name="__RefHeading___Toc29072_2626828182"/>7️⃣ Messages VPIV — exemples<text:bookmark-end text:name="__RefHeading___Toc29072_2626828182"/></text:p>
      <text:p text:style-name="Text_20_body"><text:bookmark-start text:name="__RefHeading___Toc29074_2626828182"/>Déclenchement (interne)<text:bookmark-end text:name="__RefHeading___Toc29074_2626828182"/></text:p>
      <text:p text:style-name="Text_20_body">$E:Urg:state:*:3#</text:p>
      <text:p text:style-name="Text_20_body"/>
      <text:p text:style-name="Text_20_body"><text:bookmark-start text:name="__RefHeading___Toc29076_2626828182"/>Demande d’état (Node-RED → Arduino)<text:bookmark-end text:name="__RefHeading___Toc29076_2626828182"/></text:p>
      <text:p text:style-name="Text_20_body">$I:Urg:status:*:#</text:p>
      <text:p text:style-name="Text_20_body"><text:bookmark-start text:name="__RefHeading___Toc29078_2626828182"/>Réponse Arduino → Node-RED<text:bookmark-end text:name="__RefHeading___Toc29078_2626828182"/></text:p>
      <text:p text:style-name="Text_20_body">$I:Urg:status:*:1:3#</text:p>
      <text:p text:style-name="Text_20_body"/>
      <text:p text:style-name="Text_20_body"><text:bookmark-start text:name="__RefHeading___Toc29080_2626828182"/>Clear manuel<text:bookmark-end text:name="__RefHeading___Toc29080_2626828182"/></text:p>
      <text:p text:style-name="Text_20_body">$V:Urg:clear:*:#</text:p>
      <text:p text:style-name="Text_20_body">ou via CfgS :</text:p>
      <text:p text:style-name="Text_20_body">$V:CfgS:emg:*:clear#</text:p>
      <text:p text:style-name="Text_20_body"/>
      <text:p text:style-name="Text_20_body"><text:bookmark-start text:name="__RefHeading___Toc29082_2626828182"/>8️⃣ Règles et contraintes<text:bookmark-end text:name="__RefHeading___Toc29082_2626828182"/></text:p>
      <text:list text:style-name="L25">
        <text:list-item>
          <text:p text:style-name="P29">Une seule urgence active à la fois</text:p>
        </text:list-item>
        <text:list-item>
          <text:p text:style-name="P29">Aucun auto-clear</text:p>
        </text:list-item>
        <text:list-item>
          <text:p text:style-name="P29">Aucun clear local</text:p>
        </text:list-item>
        <text:list-item>
          <text:p text:style-name="P29"><text:span text:style-name="Source_20_Text">set</text:span> réservé debug / tests</text:p>
        </text:list-item>
      </text:list>
      <text:p text:style-name="Text_20_body"/>
      <text:p text:style-name="Text_20_body"><text:bookmark-start text:name="__RefHeading___Toc29084_2626828182"/>9️⃣ Implications Node-RED<text:bookmark-end text:name="__RefHeading___Toc29084_2626828182"/></text:p>
      <text:p text:style-name="Text_20_body">Node-RED doit :</text:p>
      <text:list text:style-name="L26">
        <text:list-item>
          <text:p text:style-name="P30">considérer <text:span text:style-name="Source_20_Text">Urg</text:span> comme <text:span text:style-name="Strong_20_Emphasis">source unique de vérité</text:span></text:p>
        </text:list-item>
        <text:list-item>
          <text:p text:style-name="P30">afficher l’état en permanence</text:p>
        </text:list-item>
      </text:list>
      <text:p text:style-name="P31"><text:soft-page-break/>journaliser chaque événement</text:p>
      <text:p text:style-name="P31"><text:span text:style-name="T3">*************************************************<text:line-break/>IMPORTANT <text:s/>- L’historique du traitement arduino présenté ci-dessus à fait l’objet d’une évolution avec le choix de transférer non plus des indices pour spécifier la nature d’une urgence, mais des valeurs descriptives, c’est apparu comme nécessaire, car les déclencheurs d’urgences dépendent de variables qui ont des origines tant dans SE, que A . La version actuelle que je t’ai fourni précédemment n’utilise déjà plus les indices normalement pour identifier la nature de l’urgence, mais directement sa nature exemple : </text:span><text:span text:style-name="T4">low_bat, motor_stall,….</text:span></text:p>
      <text:p text:style-name="P32"/>
      <text:p text:style-name="P33">*********************************************************************</text:p>
      <text:p text:style-name="P33"><text:span text:style-name="T2">EXTRAIT B</text:span> <text:span text:style-name="T2">e</text:span>xtrait de synthèse intermédiaire au sujet de l’articulation urg et cfgs</text:p>
      <text:p text:style-name="P33">*****************************************************************</text:p>
      <text:p text:style-name="P34"><text:s/><text:span text:style-name="Strong_20_Emphasis">Urg n’est PAS une configuration</text:span>,<text:line-break/>👉 <text:span text:style-name="Strong_20_Emphasis">CfgS est bien le bon endroit pour les commandes de sécurité globale</text:span>.</text:p>
      <text:p text:style-name="P35">Et ton tableau le dit déjà implicitement.</text:p>
      <text:p text:style-name="P36"/>
      <text:p text:style-name="P37"><text:bookmark-start text:name="__RefHeading___Toc48199_2774384090"/>2.1 — Clarif conceptuelle essentielle<text:bookmark-end text:name="__RefHeading___Toc48199_2774384090"/></text:p>
      <text:p text:style-name="P38"><text:bookmark-start text:name="__RefHeading___Toc48201_2774384090"/><text:span text:style-name="T5">🔴 </text:span><text:span text:style-name="Source_20_Text"><text:span text:style-name="T5">Urg</text:span></text:span><text:bookmark-end text:name="__RefHeading___Toc48201_2774384090"/></text:p>
      <text:list text:style-name="L27">
        <text:list-item>
          <text:p text:style-name="P39"><text:span text:style-name="T5">est </text:span><text:span text:style-name="Strong_20_Emphasis"><text:span text:style-name="T5">un état système asynchrone</text:span></text:span></text:p>
        </text:list-item>
        <text:list-item>
          <text:p text:style-name="P40">déclenché par :</text:p>
          <text:list>
            <text:list-item>
              <text:p text:style-name="P40">capteurs</text:p>
            </text:list-item>
            <text:list-item>
              <text:p text:style-name="P40">watchdog</text:p>
            </text:list-item>
            <text:list-item>
              <text:p text:style-name="P40">moteur</text:p>
            </text:list-item>
          </text:list>
        </text:list-item>
        <text:list-item>
          <text:p text:style-name="P39"><text:span text:style-name="Strong_20_Emphasis"><text:span text:style-name="T5">non négociable</text:span></text:span></text:p>
        </text:list-item>
        <text:list-item>
          <text:p text:style-name="P40">bloque immédiatement</text:p>
        </text:list-item>
      </text:list>
      <text:p text:style-name="P38"><text:span text:style-name="T5">👉 Urg </text:span><text:span text:style-name="Strong_20_Emphasis"><text:span text:style-name="T5">NE REÇOIT PAS d’ordres</text:span></text:span><text:span text:style-name="T5">, sauf </text:span><text:span text:style-name="Source_20_Text"><text:span text:style-name="T5">clear</text:span></text:span></text:p>
      <text:p text:style-name="P37"/>
      <text:p text:style-name="P38"><text:bookmark-start text:name="__RefHeading___Toc48203_2774384090"/><text:span text:style-name="T5">🔵 </text:span><text:span text:style-name="Source_20_Text"><text:span text:style-name="T5">CfgS</text:span></text:span><text:bookmark-end text:name="__RefHeading___Toc48203_2774384090"/></text:p>
      <text:list text:style-name="L28">
        <text:list-item>
          <text:p text:style-name="P41"><text:span text:style-name="T5">est </text:span><text:span text:style-name="Strong_20_Emphasis"><text:span text:style-name="T5">le panneau de contrôle du système</text:span></text:span></text:p>
        </text:list-item>
        <text:list-item>
          <text:p text:style-name="P42">reçoit des ordres humains / superviseur</text:p>
        </text:list-item>
        <text:list-item>
          <text:p text:style-name="P42">orchestre :</text:p>
          <text:list>
            <text:list-item>
              <text:p text:style-name="P42">modes</text:p>
            </text:list-item>
            <text:list-item>
              <text:p text:style-name="P42">reset</text:p>
            </text:list-item>
            <text:list-item>
              <text:p text:style-name="P42">clear urgence</text:p>
            </text:list-item>
          </text:list>
        </text:list-item>
      </text:list>
      <text:p text:style-name="P38"><text:span text:style-name="T5">👉 </text:span><text:span text:style-name="Strong_20_Emphasis"><text:span text:style-name="T5">CfgS est le seul point d’entrée VPIV pour la sécurité</text:span></text:span></text:p>
      <text:p text:style-name="P38"><text:span text:style-name="T5">➡️ </text:span><text:span text:style-name="Strong_20_Emphasis"><text:span text:style-name="T5">Ton intuition est strictement correcte</text:span></text:span></text:p>
      <text:p text:style-name="P37"/>
      <text:p text:style-name="P37"><text:bookmark-start text:name="__RefHeading___Toc48205_2774384090"/>2.2 — Analyse de ta table A (très bonne)<text:bookmark-end text:name="__RefHeading___Toc48205_2774384090"/></text:p>
      <text:p text:style-name="P37">Prenons la ligne clé :</text:p>
      <text:p text:style-name="P38"><text:span text:style-name="Source_20_Text"><text:span text:style-name="T5">CfgS (emg) V SP→A | SP→SE string clear</text:span></text:span></text:p>
      <text:p text:style-name="P37">Tu as écrit :</text:p>
      <text:p text:style-name="P38"><text:span text:style-name="Emphasis"><text:span text:style-name="T5">Commande ponctuelle de clear urgence (redirige vers urg_clear)</text:span></text:span></text:p>
      <text:p text:style-name="P38"><text:span text:style-name="T5">👉 C’est exactement ça<text:line-break/>👉 Et ton dispatch fait </text:span><text:span text:style-name="Strong_20_Emphasis"><text:span text:style-name="T5">exactement ce qu’il faut</text:span></text:span></text:p>
      <text:p text:style-name="P38"><text:soft-page-break/><text:span text:style-name="Source_20_Text"><text:span text:style-name="T5">if (strcmp(prop, "emg") == 0)</text:span></text:span></text:p>
      <text:p text:style-name="P38"><text:span text:style-name="Source_20_Text"><text:span text:style-name="T5">{</text:span></text:span></text:p>
      <text:p text:style-name="P38"><text:span text:style-name="Source_20_Text"><text:span text:style-name="T5"><text:s text:c="4"/>if (value &amp;&amp; strcmp(value, "clear") == 0)</text:span></text:span></text:p>
      <text:p text:style-name="P38"><text:span text:style-name="Source_20_Text"><text:span text:style-name="T5"><text:s text:c="4"/>{</text:span></text:span></text:p>
      <text:p text:style-name="P38"><text:span text:style-name="Source_20_Text"><text:span text:style-name="T5"><text:s text:c="8"/>urg_clear();</text:span></text:span></text:p>
      <text:p text:style-name="P38"><text:span text:style-name="Source_20_Text"><text:span text:style-name="T5"><text:s text:c="8"/>sendInfo("CfgS", "emg", "*", "0");</text:span></text:span></text:p>
      <text:p text:style-name="P38"><text:span text:style-name="Source_20_Text"><text:span text:style-name="T5"><text:s text:c="8"/>return true;</text:span></text:span></text:p>
      <text:p text:style-name="P38"><text:span text:style-name="Source_20_Text"><text:span text:style-name="T5"><text:s text:c="4"/>}</text:span></text:span></text:p>
      <text:p text:style-name="P38"><text:span text:style-name="Source_20_Text"><text:span text:style-name="T5">}</text:span></text:span></text:p>
      <text:p text:style-name="P37">✔️ clair<text:line-break/>✔️ propre<text:line-break/>✔️ cohérent Table A<text:line-break/>✔️ pas de VPIV I inutile côté Urg</text:p>
      <text:p text:style-name="P37"/>
      <text:p text:style-name="P38"><text:bookmark-start text:name="__RefHeading___Toc48207_2774384090"/><text:span text:style-name="T5">2.3 — Pourquoi </text:span><text:span text:style-name="Source_20_Text"><text:span text:style-name="T5">reset</text:span></text:span><text:span text:style-name="T5"> doit rester dans </text:span><text:span text:style-name="Source_20_Text"><text:span text:style-name="T5">CfgS</text:span></text:span><text:span text:style-name="T5"> (et pas Urg)</text:span><text:bookmark-end text:name="__RefHeading___Toc48207_2774384090"/></text:p>
      <text:p text:style-name="P37">Tu as écrit :</text:p>
      <text:p text:style-name="P38"><text:span text:style-name="Emphasis"><text:span text:style-name="T5">Je ne vois qu'une logique à mettre le reset dans Cfgs</text:span></text:span></text:p>
      <text:p text:style-name="P38"><text:span text:style-name="T5">👉 </text:span><text:span text:style-name="Strong_20_Emphasis"><text:span text:style-name="T5">C’est exactement la bonne conclusion</text:span></text:span></text:p>
      <text:p text:style-name="P37"><text:bookmark-start text:name="__RefHeading___Toc48209_2774384090"/>Raisons architecturales :<text:bookmark-end text:name="__RefHeading___Toc48209_2774384090"/></text:p>
      <table:table table:name="Tableau36" table:style-name="Tableau36">
        <table:table-column table:style-name="Tableau36.A"/>
        <table:table-column table:style-name="Tableau36.B"/>
        <table:table-column table:style-name="Tableau36.C"/>
        <table:table-header-rows>
          <table:table-row>
            <table:table-cell table:style-name="Tableau36.A1" office:value-type="string">
              <text:p text:style-name="P37">Action</text:p>
            </table:table-cell>
            <table:table-cell table:style-name="Tableau36.A1" office:value-type="string">
              <text:p text:style-name="P37">Nature</text:p>
            </table:table-cell>
            <table:table-cell table:style-name="Tableau36.A1" office:value-type="string">
              <text:p text:style-name="P37">Module</text:p>
            </table:table-cell>
          </table:table-row>
        </table:table-header-rows>
        <table:table-row>
          <table:table-cell table:style-name="Tableau36.A1" office:value-type="string">
            <text:p text:style-name="P37">Urgence</text:p>
          </table:table-cell>
          <table:table-cell table:style-name="Tableau36.A1" office:value-type="string">
            <text:p text:style-name="P37">Réflexe sécurité</text:p>
          </table:table-cell>
          <table:table-cell table:style-name="Tableau36.A1" office:value-type="string">
            <text:p text:style-name="P38"><text:span text:style-name="Source_20_Text"><text:span text:style-name="T5">Urg</text:span></text:span></text:p>
          </table:table-cell>
        </table:table-row>
        <table:table-row>
          <table:table-cell table:style-name="Tableau36.A1" office:value-type="string">
            <text:p text:style-name="P37">Clear urgence</text:p>
          </table:table-cell>
          <table:table-cell table:style-name="Tableau36.A1" office:value-type="string">
            <text:p text:style-name="P37">Commande humaine</text:p>
          </table:table-cell>
          <table:table-cell table:style-name="Tableau36.A1" office:value-type="string">
            <text:p text:style-name="P38"><text:span text:style-name="Source_20_Text"><text:span text:style-name="T5">CfgS</text:span></text:span></text:p>
          </table:table-cell>
        </table:table-row>
        <table:table-row>
          <table:table-cell table:style-name="Tableau36.A1" office:value-type="string">
            <text:p text:style-name="P37">Reset logiciel</text:p>
          </table:table-cell>
          <table:table-cell table:style-name="Tableau36.A1" office:value-type="string">
            <text:p text:style-name="P37">Commande système</text:p>
          </table:table-cell>
          <table:table-cell table:style-name="Tableau36.A1" office:value-type="string">
            <text:p text:style-name="P38"><text:span text:style-name="Source_20_Text"><text:span text:style-name="T5">CfgS</text:span></text:span></text:p>
          </table:table-cell>
        </table:table-row>
        <table:table-row>
          <table:table-cell table:style-name="Tableau36.A1" office:value-type="string">
            <text:p text:style-name="P37">Mode robot</text:p>
          </table:table-cell>
          <table:table-cell table:style-name="Tableau36.A1" office:value-type="string">
            <text:p text:style-name="P37">Politique globale</text:p>
          </table:table-cell>
          <table:table-cell table:style-name="Tableau36.A1" office:value-type="string">
            <text:p text:style-name="P38"><text:span text:style-name="Source_20_Text"><text:span text:style-name="T5">CfgS</text:span></text:span></text:p>
          </table:table-cell>
        </table:table-row>
      </table:table>
      <text:p text:style-name="P37">👉 Un reset :</text:p>
      <text:list text:style-name="L29">
        <text:list-item>
          <text:p text:style-name="P43">n’est pas une urgence</text:p>
        </text:list-item>
        <text:list-item>
          <text:p text:style-name="P43">n’est pas déclenché par un capteur</text:p>
        </text:list-item>
        <text:list-item>
          <text:p text:style-name="P43">n’est pas automatique</text:p>
        </text:list-item>
        <text:list-item>
          <text:p text:style-name="P44"><text:span text:style-name="T5">est une </text:span><text:span text:style-name="Strong_20_Emphasis"><text:span text:style-name="T5">commande volontaire</text:span></text:span></text:p>
        </text:list-item>
      </text:list>
      <text:p text:style-name="P38"><text:span text:style-name="T5">➡️ </text:span><text:span text:style-name="Strong_20_Emphasis"><text:span text:style-name="T5">Donc CfgS, pas Urg</text:span></text:span></text:p>
      <text:p text:style-name="P37"/>
      <text:p text:style-name="P37"><text:bookmark-start text:name="__RefHeading___Toc48211_2774384090"/>2.4 — Interaction Urg ↔ modeRZ (point subtil mais important)<text:bookmark-end text:name="__RefHeading___Toc48211_2774384090"/></text:p>
      <text:p text:style-name="P37">Ta table dit :</text:p>
      <text:p text:style-name="P38"><text:span text:style-name="Emphasis"><text:span text:style-name="T5">modeRZ conditionne règles de sécurité</text:span></text:span></text:p>
      <text:p text:style-name="P37">👉 Cela signifie :</text:p>
      <text:list text:style-name="L30">
        <text:list-item>
          <text:p text:style-name="P45"><text:span text:style-name="Source_20_Text"><text:span text:style-name="T5">Urg</text:span></text:span><text:span text:style-name="T5"> </text:span><text:span text:style-name="Strong_20_Emphasis"><text:span text:style-name="T5">ne connaît pas</text:span></text:span><text:span text:style-name="T5"> </text:span><text:span text:style-name="Source_20_Text"><text:span text:style-name="T5">modeRZ</text:span></text:span></text:p>
        </text:list-item>
        <text:list-item>
          <text:p text:style-name="P45"><text:span text:style-name="Source_20_Text"><text:span text:style-name="T5">Urg</text:span></text:span><text:span text:style-name="T5"> </text:span><text:span text:style-name="Strong_20_Emphasis"><text:span text:style-name="T5">s’enclenche quand même</text:span></text:span></text:p>
        </text:list-item>
        <text:list-item>
          <text:p text:style-name="P46">MAIS :</text:p>
          <text:list>
            <text:list-item>
              <text:p text:style-name="P45"><text:span text:style-name="T5">certaines causes peuvent être </text:span><text:span text:style-name="Strong_20_Emphasis"><text:span text:style-name="T5">ignorées</text:span></text:span><text:span text:style-name="T5"> ou </text:span><text:span text:style-name="Strong_20_Emphasis"><text:span text:style-name="T5">filtrées</text:span></text:span></text:p>
            </text:list-item>
            <text:list-item>
              <text:p text:style-name="P45"><text:span text:style-name="Strong_20_Emphasis"><text:span text:style-name="T5">AVANT</text:span></text:span><text:span text:style-name="T5"> d’appeler </text:span><text:span text:style-name="Source_20_Text"><text:span text:style-name="T5">urg_handle()</text:span></text:span></text:p>
            </text:list-item>
          </text:list>
        </text:list-item>
      </text:list>
      <text:p text:style-name="P37">Exemple (ailleurs dans le code) :</text:p>
      <text:p text:style-name="P38"><text:span text:style-name="Source_20_Text"><text:span text:style-name="T5">if (cfg_modeRz != MODE_ARRET)</text:span></text:span></text:p>
      <text:p text:style-name="P38"><text:span text:style-name="Source_20_Text"><text:span text:style-name="T5">{</text:span></text:span></text:p>
      <text:p text:style-name="P38"><text:span text:style-name="Source_20_Text"><text:span text:style-name="T5"><text:s text:c="4"/>urg_handle(URG_MOTOR_STALL);</text:span></text:span></text:p>
      <text:p text:style-name="P38"><text:span text:style-name="Source_20_Text"><text:span text:style-name="T5">}</text:span></text:span></text:p>
      <text:p text:style-name="P38"><text:soft-page-break/><text:span text:style-name="T5">👉 </text:span><text:span text:style-name="Strong_20_Emphasis"><text:span text:style-name="T5">Très bon découplage</text:span></text:span></text:p>
      <text:list text:style-name="L31">
        <text:list-item>
          <text:p text:style-name="P47">Urg = mécanisme</text:p>
        </text:list-item>
        <text:list-item>
          <text:p text:style-name="P47">CfgS / Ctrl / Gtion = politique</text:p>
        </text:list-item>
      </text:list>
      <text:p text:style-name="Text_20_body"/>
      <text:p text:style-name="Text_20_body"><text:bookmark-start text:name="__RefHeading___Toc48213_2774384090"/>3️⃣ Ton dispatch <text:span text:style-name="Source_20_Text">dispatch_CfgS.cpp</text:span> : verdict<text:bookmark-end text:name="__RefHeading___Toc48213_2774384090"/></text:p>
      <text:p text:style-name="Text_20_body"><text:bookmark-start text:name="__RefHeading___Toc48215_2774384090"/>✅ Ce qui est excellent<text:bookmark-end text:name="__RefHeading___Toc48215_2774384090"/></text:p>
      <text:list text:style-name="L32">
        <text:list-item>
          <text:p text:style-name="P48">clear urgence via <text:span text:style-name="Source_20_Text">CfgS</text:span></text:p>
        </text:list-item>
        <text:list-item>
          <text:p text:style-name="P48">pas de <text:span text:style-name="Source_20_Text">urg_sendAlert</text:span></text:p>
        </text:list-item>
        <text:list-item>
          <text:p text:style-name="P48">pas de mélange état / commande</text:p>
        </text:list-item>
        <text:list-item>
          <text:p text:style-name="P48">ACK VPIV propre</text:p>
        </text:list-item>
      </text:list>
      <text:p text:style-name="Text_20_body"><text:bookmark-start text:name="__RefHeading___Toc48217_2774384090"/>⚠️ Micro-remarque (optionnelle)<text:bookmark-end text:name="__RefHeading___Toc48217_2774384090"/></text:p>
      <text:p text:style-name="Text_20_body">Tu pourrais un jour distinguer :</text:p>
      <text:p text:style-name="Text_20_body"><text:span text:style-name="Source_20_Text">sendInfo("CfgS", "emg", "*", "cleared");</text:span></text:p>
      <text:p text:style-name="Text_20_body">au lieu de <text:span text:style-name="Source_20_Text">"0"</text:span>,<text:line-break/>mais <text:span text:style-name="Strong_20_Emphasis">ce n’est pas obligatoire</text:span>, ton modèle actuel est cohérent.</text:p>
      <text:p text:style-name="Text_20_body"/>
      <text:p text:style-name="Text_20_body"><text:bookmark-start text:name="__RefHeading___Toc48219_2774384090"/>4️⃣ Conclusion claire (à retenir)<text:bookmark-end text:name="__RefHeading___Toc48219_2774384090"/></text:p>
      <text:p text:style-name="Text_20_body">✔ <text:span text:style-name="Strong_20_Emphasis">Enum UrgReason : ne numérote pas, ce n’est pas nécessaire</text:span><text:line-break/>✔ <text:span text:style-name="Strong_20_Emphasis">Urg = état réflexe, jamais commandé</text:span><text:line-break/>✔ <text:span text:style-name="Strong_20_Emphasis">CfgS = panneau de contrôle sécurité</text:span><text:line-break/>✔ <text:span text:style-name="Strong_20_Emphasis">reset + clear urgence = CfgS</text:span><text:line-break/>✔ <text:span text:style-name="Strong_20_Emphasis">Ta table A est saine</text:span><text:line-break/>✔ <text:span text:style-name="Strong_20_Emphasis">Ton dispatch est cohérent</text:span></text:p>
      <text:p text:style-name="Text_20_body"/>
      <text:p text:style-name="Text_20_body"><text:bookmark-start text:name="__RefHeading___Toc79298_2626828182"/>B.1 Module CfgS<text:bookmark-end text:name="__RefHeading___Toc79298_2626828182"/></text:p>
      <text:p text:style-name="Text_20_body"><text:bookmark-start text:name="__RefHeading___Toc79300_2626828182"/>Nom module<text:bookmark-end text:name="__RefHeading___Toc79300_2626828182"/></text:p>
      <text:p text:style-name="Text_20_body"><text:span text:style-name="Source_20_Text">CfgS</text:span></text:p>
      <text:p text:style-name="Text_20_body"><text:bookmark-start text:name="__RefHeading___Toc79302_2626828182"/>Propriétés<text:bookmark-end text:name="__RefHeading___Toc79302_2626828182"/></text:p>
      <table:table table:name="Tableau22" table:style-name="Tableau22">
        <table:table-column table:style-name="Tableau22.A"/>
        <table:table-column table:style-name="Tableau22.B"/>
        <table:table-column table:style-name="Tableau22.C"/>
        <table:table-column table:style-name="Tableau22.D"/>
        <table:table-header-rows>
          <table:table-row>
            <table:table-cell table:style-name="Tableau22.A1" office:value-type="string">
              <text:p text:style-name="Text_20_body">Prop</text:p>
            </table:table-cell>
            <table:table-cell table:style-name="Tableau22.A1" office:value-type="string">
              <text:p text:style-name="Text_20_body">Inst</text:p>
            </table:table-cell>
            <table:table-cell table:style-name="Tableau22.A1" office:value-type="string">
              <text:p text:style-name="Text_20_body">Value</text:p>
            </table:table-cell>
            <table:table-cell table:style-name="Tableau22.A1" office:value-type="string">
              <text:p text:style-name="Text_20_body">Sens</text:p>
            </table:table-cell>
          </table:table-row>
        </table:table-header-rows>
        <table:table-row>
          <table:table-cell table:style-name="Tableau22.A1" office:value-type="string">
            <text:p text:style-name="Text_20_body">modeRZ</text:p>
          </table:table-cell>
          <table:table-cell table:style-name="Tableau22.A1" office:value-type="string">
            <text:p text:style-name="Text_20_body">*</text:p>
          </table:table-cell>
          <table:table-cell table:style-name="Tableau22.A1" office:value-type="string">
            <text:p text:style-name="Text_20_body">0–N</text:p>
          </table:table-cell>
          <table:table-cell table:style-name="Tableau22.A1" office:value-type="string">
            <text:p text:style-name="Text_20_body">Mode global</text:p>
          </table:table-cell>
        </table:table-row>
        <table:table-row>
          <table:table-cell table:style-name="Tableau22.A1" office:value-type="string">
            <text:p text:style-name="Text_20_body">typePtge</text:p>
          </table:table-cell>
          <table:table-cell table:style-name="Tableau22.A1" office:value-type="string">
            <text:p text:style-name="Text_20_body">*</text:p>
          </table:table-cell>
          <table:table-cell table:style-name="Tableau22.A1" office:value-type="string">
            <text:p text:style-name="Text_20_body">0–4</text:p>
          </table:table-cell>
          <table:table-cell table:style-name="Tableau22.A1" office:value-type="string">
            <text:p text:style-name="Text_20_body">Type pilotage</text:p>
          </table:table-cell>
        </table:table-row>
        <table:table-row>
          <table:table-cell table:style-name="Tableau22.A1" office:value-type="string">
            <text:p text:style-name="Text_20_body">emg</text:p>
          </table:table-cell>
          <table:table-cell table:style-name="Tableau22.A1" office:value-type="string">
            <text:p text:style-name="Text_20_body">*</text:p>
          </table:table-cell>
          <table:table-cell table:style-name="Tableau22.A1" office:value-type="string">
            <text:p text:style-name="Text_20_body">clear</text:p>
          </table:table-cell>
          <table:table-cell table:style-name="Tableau22.A1" office:value-type="string">
            <text:p text:style-name="Text_20_body">Clear urgence</text:p>
          </table:table-cell>
        </table:table-row>
        <table:table-row>
          <table:table-cell table:style-name="Tableau22.A1" office:value-type="string">
            <text:p text:style-name="Text_20_body">reset</text:p>
          </table:table-cell>
          <table:table-cell table:style-name="Tableau22.A1" office:value-type="string">
            <text:p text:style-name="Text_20_body">*</text:p>
          </table:table-cell>
          <table:table-cell table:style-name="Tableau22.A1" office:value-type="string">
            <text:p text:style-name="Text_20_body">1</text:p>
          </table:table-cell>
          <table:table-cell table:style-name="Tableau22.A1" office:value-type="string">
            <text:p text:style-name="Text_20_body">Reset logiciel</text:p>
          </table:table-cell>
        </table:table-row>
      </table:table>
      <text:p text:style-name="Text_20_body"/>
      <text:p text:style-name="Text_20_body"><text:bookmark-start text:name="__RefHeading___Toc79304_2626828182"/><text:soft-page-break/>Exemples<text:bookmark-end text:name="__RefHeading___Toc79304_2626828182"/></text:p>
      <text:p text:style-name="Text_20_body"><text:span text:style-name="Source_20_Text">$V:CfgS:modeRZ:*:1#</text:span></text:p>
      <text:p text:style-name="Text_20_body"><text:span text:style-name="Source_20_Text">$V:CfgS:typePtge:*:3#</text:span></text:p>
      <text:p text:style-name="Text_20_body"><text:span text:style-name="Source_20_Text">$V:CfgS:emg:*:clear#<text:line-break/><text:line-break/></text:span><text:span text:style-name="Source_20_Text"><text:span text:style-name="T6">*********************************************************************</text:span></text:span></text:p>
      <text:p text:style-name="P49"><text:span text:style-name="Source_20_Text"><text:span text:style-name="T7">REMARQUE : L’extait donné en B ci-dessus fait référence à une version de la table A que l’on traite dans ce prompt </text:span></text:span></text:p>
      <text:p text:style-name="P49"><text:span text:style-name="Source_20_Text"><text:span text:style-name="T6"><text:line-break/>**********************************************************<text:line-break/><text:line-break/>C – Info / erreur et urgence vue coté SE ( développé après arduino) extrait des notes <text:line-break/>***************<text:line-break/></text:span></text:span><text:span text:style-name="Source_20_Text"><text:span text:style-name="T8">Architecture logique de SE</text:span></text:span></text:p>
      <text:p text:style-name="P50">SE est structuré en <text:span text:style-name="Strong_20_Emphasis">trois couches clairement séparées</text:span> :</text:p>
      <text:p text:style-name="P51"><text:bookmark-start text:name="__RefHeading___Toc38424_492035557"/><text:span text:style-name="T9">A</text:span> — Couche système (Termux / Android)<text:bookmark-end text:name="__RefHeading___Toc38424_492035557"/></text:p>
      <text:p text:style-name="P51">Responsabilités :</text:p>
      <text:list text:style-name="L33">
        <text:list-item>
          <text:p text:style-name="P52">Exécution des processus</text:p>
        </text:list-item>
        <text:list-item>
          <text:p text:style-name="P52">Gestion CPU / mémoire</text:p>
        </text:list-item>
        <text:list-item>
          <text:p text:style-name="P52">Réseau (MQTT, sockets)</text:p>
        </text:list-item>
        <text:list-item>
          <text:p text:style-name="P52">Accès capteurs smartphone (micro, caméras, batterie, température)</text:p>
        </text:list-item>
      </text:list>
      <text:p text:style-name="Text_20_body"><text:span text:style-name="T10">👉 Cette couche </text:span><text:span text:style-name="Strong_20_Emphasis"><text:span text:style-name="T10">ne parle pas VPIV directement</text:span></text:span><text:span text:style-name="T10"><text:line-break/>👉 Elle alimente la couche applicative</text:span></text:p>
      <text:p text:style-name="P51"/>
      <text:p text:style-name="P51"><text:bookmark-start text:name="__RefHeading___Toc38426_492035557"/><text:span text:style-name="T9">B</text:span> — Couche applicative SE (services)<text:bookmark-end text:name="__RefHeading___Toc38426_492035557"/></text:p>
      <text:p text:style-name="P51">Services identifiés ou implicites :</text:p>
      <table:table table:name="Tableau26" table:style-name="Tableau26">
        <table:table-column table:style-name="Tableau26.A"/>
        <table:table-column table:style-name="Tableau26.B"/>
        <table:table-header-rows>
          <table:table-row>
            <table:table-cell table:style-name="Tableau26.A1" office:value-type="string">
              <text:p text:style-name="P51">Service</text:p>
            </table:table-cell>
            <table:table-cell table:style-name="Tableau26.A1" office:value-type="string">
              <text:p text:style-name="P51">Rôle</text:p>
            </table:table-cell>
          </table:table-row>
        </table:table-header-rows>
        <table:table-row>
          <table:table-cell table:style-name="Tableau26.A1" office:value-type="string">
            <text:p text:style-name="Text_20_body"><text:span text:style-name="Strong_20_Emphasis"><text:span text:style-name="T10">MQTT client</text:span></text:span></text:p>
          </table:table-cell>
          <table:table-cell table:style-name="Tableau26.A1" office:value-type="string">
            <text:p text:style-name="P51">Lien principal avec SP</text:p>
          </table:table-cell>
        </table:table-row>
        <table:table-row>
          <table:table-cell table:style-name="Tableau26.A1" office:value-type="string">
            <text:p text:style-name="Text_20_body"><text:span text:style-name="Strong_20_Emphasis"><text:span text:style-name="T10">STT</text:span></text:span></text:p>
          </table:table-cell>
          <table:table-cell table:style-name="Tableau26.A1" office:value-type="string">
            <text:p text:style-name="P51">Reconnaissance vocale</text:p>
          </table:table-cell>
        </table:table-row>
        <table:table-row>
          <table:table-cell table:style-name="Tableau26.A1" office:value-type="string">
            <text:p text:style-name="Text_20_body"><text:span text:style-name="Strong_20_Emphasis"><text:span text:style-name="T10">Audio IN</text:span></text:span></text:p>
          </table:table-cell>
          <table:table-cell table:style-name="Tableau26.A1" office:value-type="string">
            <text:p text:style-name="P51">Capture micro</text:p>
          </table:table-cell>
        </table:table-row>
        <table:table-row>
          <table:table-cell table:style-name="Tableau26.A1" office:value-type="string">
            <text:p text:style-name="Text_20_body"><text:span text:style-name="Strong_20_Emphasis"><text:span text:style-name="T10">Caméra AV / AR</text:span></text:span></text:p>
          </table:table-cell>
          <table:table-cell table:style-name="Tableau26.A1" office:value-type="string">
            <text:p text:style-name="P51">Vision</text:p>
          </table:table-cell>
        </table:table-row>
        <table:table-row>
          <table:table-cell table:style-name="Tableau26.A1" office:value-type="string">
            <text:p text:style-name="Text_20_body"><text:span text:style-name="Strong_20_Emphasis"><text:span text:style-name="T10">Monitoring système</text:span></text:span></text:p>
          </table:table-cell>
          <table:table-cell table:style-name="Tableau26.A1" office:value-type="string">
            <text:p text:style-name="P51">CPU, température, batterie</text:p>
          </table:table-cell>
        </table:table-row>
        <table:table-row>
          <table:table-cell table:style-name="Tableau26.A1" office:value-type="string">
            <text:p text:style-name="Text_20_body"><text:span text:style-name="Strong_20_Emphasis"><text:span text:style-name="T10">Gestion erreurs locales</text:span></text:span></text:p>
          </table:table-cell>
          <table:table-cell table:style-name="Tableau26.A1" office:value-type="string">
            <text:p text:style-name="P51">Parsing, buffer, overload</text:p>
          </table:table-cell>
        </table:table-row>
      </table:table>
      <text:p text:style-name="P51">👉 Chaque service :</text:p>
      <text:list text:style-name="L34">
        <text:list-item>
          <text:p text:style-name="P53"><text:span text:style-name="T10">peut produire </text:span><text:span text:style-name="Strong_20_Emphasis"><text:span text:style-name="T10">info / erreur / urgence</text:span></text:span></text:p>
        </text:list-item>
        <text:list-item>
          <text:p text:style-name="P53"><text:span text:style-name="T10">n’a </text:span><text:span text:style-name="Strong_20_Emphasis"><text:span text:style-name="T10">aucune autorité globale</text:span></text:span></text:p>
        </text:list-item>
        <text:list-item>
          <text:p text:style-name="P53"><text:soft-page-break/><text:span text:style-name="T10">passe </text:span><text:span text:style-name="Strong_20_Emphasis"><text:span text:style-name="T10">exclusivement par VPIV</text:span></text:span></text:p>
        </text:list-item>
      </text:list>
      <text:p text:style-name="P51"/>
      <text:p text:style-name="P51"><text:bookmark-start text:name="__RefHeading___Toc38428_492035557"/><text:span text:style-name="T9">C</text:span> — Couche protocolaire VPIV (SE)<text:bookmark-end text:name="__RefHeading___Toc38428_492035557"/></text:p>
      <text:p text:style-name="Text_20_body"><text:span text:style-name="Source_20_Text"><text:span text:style-name="T11">SE expose une </text:span></text:span><text:span text:style-name="Strong_20_Emphasis"><text:span text:style-name="T11">interface VPIV normalisée</text:span></text:span><text:span text:style-name="Source_20_Text"><text:span text:style-name="T11">, alignée sur la table A.<text:line-break/><text:line-break/></text:span></text:span><text:span text:style-name="Strong_20_Emphasis"><text:span text:style-name="T12">Règles pour les </text:span></text:span><text:span text:style-name="Source_20_Text"><text:span text:style-name="T12">VALUE</text:span></text:span></text:p>
      <text:list text:style-name="L35">
        <text:list-item>
          <text:p text:style-name="P54"><text:span text:style-name="Strong_20_Emphasis">Pas de flottants</text:span> : Les valeurs décimales sont <text:span text:style-name="Strong_20_Emphasis">multipliées par 100</text:span> et envoyées en <text:span text:style-name="Source_20_Text">int</text:span>. <text:span text:style-name="Emphasis">(Ex: </text:span><text:span text:style-name="Source_20_Text">65.32</text:span><text:span text:style-name="Emphasis"> → </text:span><text:span text:style-name="Source_20_Text">6532</text:span><text:span text:style-name="Emphasis"> dans le message VPIV, décodé côté récepteur.)</text:span> </text:p>
        </text:list-item>
        <text:list-item>
          <text:p text:style-name="P54"><text:span text:style-name="Strong_20_Emphasis">Boolean</text:span> : <text:span text:style-name="Source_20_Text">0</text:span> (false) ou <text:span text:style-name="Source_20_Text">1</text:span> (true). </text:p>
        </text:list-item>
        <text:list-item>
          <text:p text:style-name="P54"><text:span text:style-name="Strong_20_Emphasis">String</text:span> : Texte brut, <text:span text:style-name="Strong_20_Emphasis">sans espaces ni caractères spéciaux</text:span> (remplacer les espaces par <text:span text:style-name="Source_20_Text">_</text:span>). </text:p>
        </text:list-item>
        <text:list-item>
          <text:p text:style-name="P54"><text:span text:style-name="Strong_20_Emphasis">Plages/Listes</text:span> : Séparées par des virgules (ex: <text:span text:style-name="Source_20_Text">100,200,300</text:span>). </text:p>
        </text:list-item>
      </text:list>
      <text:p text:style-name="Text_20_body">Encodage des Types de Données</text:p>
      <table:table table:name="Tableau17" table:style-name="Tableau17">
        <table:table-column table:style-name="Tableau17.A"/>
        <table:table-column table:style-name="Tableau17.B"/>
        <table:table-column table:style-name="Tableau17.C"/>
        <table:table-column table:style-name="Tableau17.D"/>
        <table:table-header-rows>
          <table:table-row>
            <table:table-cell table:style-name="Tableau17.A1" office:value-type="string">
              <text:p text:style-name="Text_20_body">Type</text:p>
            </table:table-cell>
            <table:table-cell table:style-name="Tableau17.A1" office:value-type="string">
              <text:p text:style-name="Text_20_body">Format VPIV</text:p>
            </table:table-cell>
            <table:table-cell table:style-name="Tableau17.A1" office:value-type="string">
              <text:p text:style-name="Text_20_body">Exemple</text:p>
            </table:table-cell>
            <table:table-cell table:style-name="Tableau17.A1" office:value-type="string">
              <text:p text:style-name="Text_20_body">Décodage</text:p>
            </table:table-cell>
          </table:table-row>
        </table:table-header-rows>
        <table:table-row>
          <table:table-cell table:style-name="Tableau17.A1" office:value-type="string">
            <text:p text:style-name="Text_20_body"><text:span text:style-name="Source_20_Text">bool</text:span></text:p>
          </table:table-cell>
          <table:table-cell table:style-name="Tableau17.A1" office:value-type="string">
            <text:p text:style-name="Text_20_body"><text:span text:style-name="Source_20_Text">0</text:span> ou <text:span text:style-name="Source_20_Text">1</text:span></text:p>
          </table:table-cell>
          <table:table-cell table:style-name="Tableau17.A1" office:value-type="string">
            <text:p text:style-name="Text_20_body"><text:span text:style-name="Source_20_Text">$A:LED:blink:*:1#</text:span></text:p>
          </table:table-cell>
          <table:table-cell table:style-name="Tableau17.A1" office:value-type="string">
            <text:p text:style-name="Text_20_body"><text:span text:style-name="Source_20_Text">true</text:span></text:p>
          </table:table-cell>
        </table:table-row>
        <table:table-row>
          <table:table-cell table:style-name="Tableau17.A1" office:value-type="string">
            <text:p text:style-name="Text_20_body"><text:span text:style-name="Source_20_Text">int</text:span></text:p>
          </table:table-cell>
          <table:table-cell table:style-name="Tableau17.A1" office:value-type="string">
            <text:p text:style-name="Text_20_body">Entier signé</text:p>
          </table:table-cell>
          <table:table-cell table:style-name="Tableau17.A1" office:value-type="string">
            <text:p text:style-name="Text_20_body"><text:span text:style-name="Source_20_Text">$F:Gyro:x:*:1200#</text:span></text:p>
          </table:table-cell>
          <table:table-cell table:style-name="Tableau17.A1" office:value-type="string">
            <text:p text:style-name="Text_20_body"><text:span text:style-name="Source_20_Text">12.00</text:span> (si ×100)</text:p>
          </table:table-cell>
        </table:table-row>
        <table:table-row>
          <table:table-cell table:style-name="Tableau17.A1" office:value-type="string">
            <text:p text:style-name="Text_20_body"><text:span text:style-name="Source_20_Text">string</text:span></text:p>
          </table:table-cell>
          <table:table-cell table:style-name="Tableau17.A1" office:value-type="string">
            <text:p text:style-name="Text_20_body">Texte sans espaces</text:p>
          </table:table-cell>
          <table:table-cell table:style-name="Tableau17.A1" office:value-type="string">
            <text:p text:style-name="Text_20_body"><text:span text:style-name="Source_20_Text">$A:TTS:speak:*:Bonjour#</text:span></text:p>
          </table:table-cell>
          <table:table-cell table:style-name="Tableau17.A1" office:value-type="string">
            <text:p text:style-name="Text_20_body"><text:span text:style-name="Source_20_Text">"Bonjour"</text:span></text:p>
          </table:table-cell>
        </table:table-row>
        <table:table-row>
          <table:table-cell table:style-name="Tableau17.A1" office:value-type="string">
            <text:p text:style-name="Text_20_body"><text:span text:style-name="Source_20_Text">enum</text:span></text:p>
          </table:table-cell>
          <table:table-cell table:style-name="Tableau17.A1" office:value-type="string">
            <text:p text:style-name="Text_20_body">Valeurs prédéfinies</text:p>
          </table:table-cell>
          <table:table-cell table:style-name="Tableau17.A1" office:value-type="string">
            <text:p text:style-name="Text_20_body"><text:span text:style-name="Source_20_Text">$A:Cam:resolution:*:720p#</text:span></text:p>
          </table:table-cell>
          <table:table-cell table:style-name="Tableau17.A1" office:value-type="string">
            <text:p text:style-name="Text_20_body"><text:span text:style-name="Source_20_Text">"720p"</text:span></text:p>
          </table:table-cell>
        </table:table-row>
        <table:table-row>
          <table:table-cell table:style-name="Tableau17.A1" office:value-type="string">
            <text:p text:style-name="Text_20_body"><text:span text:style-name="Source_20_Text">list</text:span></text:p>
          </table:table-cell>
          <table:table-cell table:style-name="Tableau17.A1" office:value-type="string">
            <text:p text:style-name="Text_20_body">Valeurs séparées par <text:span text:style-name="Source_20_Text">,</text:span></text:p>
          </table:table-cell>
          <table:table-cell table:style-name="Tableau17.A1" office:value-type="string">
            <text:p text:style-name="Text_20_body"><text:span text:style-name="Source_20_Text">$F:GPS:latlon:*:4875623,2345678#</text:span></text:p>
          </table:table-cell>
          <table:table-cell table:style-name="Tableau17.A1" office:value-type="string">
            <text:p text:style-name="Text_20_body"><text:span text:style-name="Source_20_Text">[48.75623, 2.345678]</text:span></text:p>
          </table:table-cell>
        </table:table-row>
      </table:table>
      <text:p text:style-name="P55"><text:span text:style-name="Source_20_Text"><text:span text:style-name="T11"/></text:span></text:p>
      <text:p text:style-name="P56"><text:span text:style-name="Source_20_Text"><text:span text:style-name="T13">*********************************************</text:span></text:span></text:p>
      <text:p text:style-name="P56"><text:span text:style-name="Source_20_Text"><text:span text:style-name="T14">EXTRAIT </text:span></text:span><text:span text:style-name="Source_20_Text"><text:span text:style-name="T13">C Articulation urg, cfgs, info , com</text:span></text:span></text:p>
      <text:p text:style-name="P56"><text:span text:style-name="Source_20_Text"><text:span text:style-name="T13">**************</text:span></text:span></text:p>
      <text:p text:style-name="P56"><text:span text:style-name="Strong_20_Emphasis"><text:span text:style-name="T13">Les échanges SE ↔ SP</text:span></text:span></text:p>
      <text:h text:style-name="P57" text:outline-level="3"><text:bookmark-start text:name="__RefHeading___Toc38442_492035557"/><text:span text:style-name="T15">A</text:span> — Principe fondamental<text:bookmark-end text:name="__RefHeading___Toc38442_492035557"/></text:h>
      <text:p text:style-name="P55"><text:span text:style-name="Strong_20_Emphasis">SE ne prend jamais de décision globale</text:span></text:p>
      <table:table table:name="Tableau28" table:style-name="Tableau28">
        <table:table-column table:style-name="Tableau28.A"/>
        <table:table-column table:style-name="Tableau28.B"/>
        <table:table-column table:style-name="Tableau28.C"/>
        <table:table-header-rows>
          <table:table-row>
            <table:table-cell table:style-name="Tableau28.A1" office:value-type="string">
              <text:p text:style-name="P58">Cas</text:p>
            </table:table-cell>
            <table:table-cell table:style-name="Tableau28.A1" office:value-type="string">
              <text:p text:style-name="P58">Action SE</text:p>
            </table:table-cell>
            <table:table-cell table:style-name="Tableau28.A1" office:value-type="string">
              <text:p text:style-name="P58">Décision</text:p>
            </table:table-cell>
          </table:table-row>
        </table:table-header-rows>
        <table:table-row>
          <table:table-cell table:style-name="Tableau28.A1" office:value-type="string">
            <text:p text:style-name="P59">Erreur locale</text:p>
          </table:table-cell>
          <table:table-cell table:style-name="Tableau28.A1" office:value-type="string">
            <text:p text:style-name="P59">VPIV E</text:p>
          </table:table-cell>
          <table:table-cell table:style-name="Tableau28.A1" office:value-type="string">
            <text:p text:style-name="P59">SP</text:p>
          </table:table-cell>
        </table:table-row>
        <table:table-row>
          <table:table-cell table:style-name="Tableau28.A1" office:value-type="string">
            <text:p text:style-name="P59">Urgence locale</text:p>
          </table:table-cell>
          <table:table-cell table:style-name="Tableau28.A1" office:value-type="string">
            <text:p text:style-name="P59">VPIV Urg:raison</text:p>
          </table:table-cell>
          <table:table-cell table:style-name="Tableau28.A1" office:value-type="string">
            <text:p text:style-name="P59">SP</text:p>
          </table:table-cell>
        </table:table-row>
        <table:table-row>
          <table:table-cell table:style-name="Tableau28.A1" office:value-type="string">
            <text:p text:style-name="P59">Info</text:p>
          </table:table-cell>
          <table:table-cell table:style-name="Tableau28.A1" office:value-type="string">
            <text:p text:style-name="P59">VPIV Com:info</text:p>
          </table:table-cell>
          <table:table-cell table:style-name="Tableau28.A1" office:value-type="string">
            <text:p text:style-name="P59">SP</text:p>
          </table:table-cell>
        </table:table-row>
        <table:table-row>
          <table:table-cell table:style-name="Tableau28.A1" office:value-type="string">
            <text:p text:style-name="P59">STT</text:p>
          </table:table-cell>
          <table:table-cell table:style-name="Tableau28.A1" office:value-type="string">
            <text:p text:style-name="P59">VPIV STT:*</text:p>
          </table:table-cell>
          <table:table-cell table:style-name="Tableau28.A1" office:value-type="string">
            <text:p text:style-name="P59">SP</text:p>
          </table:table-cell>
        </table:table-row>
      </table:table>
      <text:p text:style-name="P60"/>
      <text:h text:style-name="P57" text:outline-level="3"><text:bookmark-start text:name="__RefHeading___Toc38444_492035557"/><text:span text:style-name="T15">B</text:span> — Urgences générées par SE<text:bookmark-end text:name="__RefHeading___Toc38444_492035557"/></text:h>
      <text:p text:style-name="P55">SE peut déclencher des urgences <text:span text:style-name="Strong_20_Emphasis">propres à son contexte</text:span> :</text:p>
      <text:p text:style-name="P55">Liste validée (SE uniquement) :</text:p>
      <text:list text:style-name="L36">
        <text:list-item>
          <text:p text:style-name="P61"><text:soft-page-break/>URG_OVERHEAT</text:p>
        </text:list-item>
        <text:list-item>
          <text:p text:style-name="P61">URG_LOW_BAT_SE</text:p>
        </text:list-item>
        <text:list-item>
          <text:p text:style-name="P61">URG_BUFFER_OVERFLOW</text:p>
        </text:list-item>
        <text:list-item>
          <text:p text:style-name="P61">URG_PARSING_ERROR</text:p>
        </text:list-item>
        <text:list-item>
          <text:p text:style-name="P61">URG_CPU_CHARGE</text:p>
        </text:list-item>
        <text:list-item>
          <text:p text:style-name="P61">URG_MQTT_LOST (cas critique)</text:p>
        </text:list-item>
      </text:list>
      <text:p text:style-name="P55">Format décidé :</text:p>
      <text:p text:style-name="P62"><text:span text:style-name="Source_20_Text">$I:Urg:raison:SE:URG_CPU_CHARGE#</text:span></text:p>
      <text:p text:style-name="P55">👉 <text:span text:style-name="Strong_20_Emphasis">SP reçoit</text:span><text:line-break/>👉 <text:span text:style-name="Strong_20_Emphasis">SP met Urg.etat = active</text:span><text:line-break/>👉 <text:span text:style-name="Strong_20_Emphasis">SP diffuse</text:span><text:line-break/>👉 <text:span text:style-name="Strong_20_Emphasis">Arduino se bloque</text:span></text:p>
      <text:p text:style-name="P60"/>
      <text:h text:style-name="P63" text:outline-level="3"><text:bookmark-start text:name="__RefHeading___Toc38446_492035557"/><text:span text:style-name="T15">C</text:span> — Variable COM (messages applicatifs)<text:bookmark-end text:name="__RefHeading___Toc38446_492035557"/></text:h>
      <text:p text:style-name="P55">Constat :</text:p>
      <text:list text:style-name="L37">
        <text:list-item>
          <text:p text:style-name="P64">Les messages d’info, debug, erreur ne doivent <text:span text:style-name="Strong_20_Emphasis">pas polluer les variables métier</text:span></text:p>
        </text:list-item>
        <text:list-item>
          <text:p text:style-name="P64">Ils doivent être typés, colorables, filtrables</text:p>
        </text:list-item>
      </text:list>
      <text:p text:style-name="P55">Décision :</text:p>
      <text:list text:style-name="L38">
        <text:list-item>
          <text:p text:style-name="P65">Création d’une variable <text:span text:style-name="Strong_20_Emphasis">Com</text:span></text:p>
        </text:list-item>
      </text:list>
      <text:p text:style-name="P55">Format :</text:p>
      <text:p text:style-name="P62"><text:span text:style-name="Source_20_Text">$I:Com:info:SE:"Texte libre"#</text:span></text:p>
      <text:p text:style-name="P66"><text:span text:style-name="Source_20_Text">$I:Com:debug:SE:"pb buffer"#</text:span></text:p>
      <text:p text:style-name="P66"><text:span text:style-name="Source_20_Text">$I:Com:erreur:SE:"STT timeout"#</text:span></text:p>
      <text:p text:style-name="P55">👉 Utilisée pour :</text:p>
      <text:list text:style-name="L39">
        <text:list-item>
          <text:p text:style-name="P67">UI</text:p>
        </text:list-item>
        <text:list-item>
          <text:p text:style-name="P67">logs</text:p>
        </text:list-item>
        <text:list-item>
          <text:p text:style-name="P67">diagnostic</text:p>
        </text:list-item>
      </text:list>
      <text:p text:style-name="P68"><text:span text:style-name="Source_20_Text"><text:span text:style-name="T13">supervision<text:line-break/></text:span></text:span><text:span text:style-name="Source_20_Text"><text:span text:style-name="T16">****<text:line-break/></text:span></text:span><text:span text:style-name="Source_20_Text"><text:span text:style-name="T14"> </text:span></text:span><text:span text:style-name="Source_20_Text"><text:span text:style-name="T17">sécurité / pouvoir SP</text:span></text:span></text:p>
      <text:h text:style-name="P69" text:outline-level="3"><text:bookmark-start text:name="__RefHeading___Toc38454_492035557"/><text:span text:style-name="T18">A - </text:span>SP peut à tout moment : <text:span text:style-name="T19">désactiver STT, forcer </text:span><text:span text:style-name="Source_20_Text"><text:span text:style-name="T19">modeRZ = ARRET</text:span></text:span><text:bookmark-end text:name="__RefHeading___Toc38454_492035557"/></text:h>
      <text:list text:style-name="L40">
        <text:list-item>
          <text:p text:style-name="P70">Ces actions <text:span text:style-name="Strong_20_Emphasis">écrasent toute interaction vocale</text:span></text:p>
        </text:list-item>
        <text:list-item>
          <text:p text:style-name="P70">Même si STT est actif côté SE</text:p>
        </text:list-item>
      </text:list>
      <text:h text:style-name="P69" text:outline-level="3"><text:bookmark-start text:name="__RefHeading___Toc38456_492035557"/><text:soft-page-break/><text:span text:style-name="T18">B - </text:span>Urgences générées par SE<text:bookmark-end text:name="__RefHeading___Toc38456_492035557"/></text:h>
      <text:p text:style-name="P71">SE peut déclencher des urgences <text:span text:style-name="Strong_20_Emphasis">propres à son contexte</text:span> :</text:p>
      <text:p text:style-name="P71">Liste validée (SE uniquement) :</text:p>
      <text:list text:style-name="L41">
        <text:list-item>
          <text:p text:style-name="P72">URG_OVERHEAT</text:p>
        </text:list-item>
        <text:list-item>
          <text:p text:style-name="P72">URG_LOW_BAT_SE</text:p>
        </text:list-item>
        <text:list-item>
          <text:p text:style-name="P72">URG_BUFFER_OVERFLOW</text:p>
        </text:list-item>
        <text:list-item>
          <text:p text:style-name="P72">URG_PARSING_ERROR</text:p>
        </text:list-item>
        <text:list-item>
          <text:p text:style-name="P72">URG_CPU_CHARGE</text:p>
        </text:list-item>
        <text:list-item>
          <text:p text:style-name="P72">URG_MQTT_LOST (cas critique)</text:p>
        </text:list-item>
      </text:list>
      <text:h text:style-name="P73" text:outline-level="4"><text:bookmark-start text:name="__RefHeading___Toc38458_492035557"/>Format décidé :<text:bookmark-end text:name="__RefHeading___Toc38458_492035557"/></text:h>
      <text:p text:style-name="P74"><text:span text:style-name="Source_20_Text">$I:Urg:raison:SE:URG_CPU_CHARGE#</text:span></text:p>
      <text:p text:style-name="P71">👉 <text:span text:style-name="Strong_20_Emphasis">SP reçoit</text:span><text:line-break/>👉 <text:span text:style-name="Strong_20_Emphasis">SP met Urg.etat = active</text:span><text:line-break/>👉 <text:span text:style-name="Strong_20_Emphasis">SP diffuse</text:span><text:line-break/>👉 <text:span text:style-name="Strong_20_Emphasis">Arduino se bloque</text:span></text:p>
      <text:p text:style-name="P56"><text:span text:style-name="Source_20_Text"><text:span text:style-name="T14">********************************************************<text:line-break/>EXTRAIT D ci-dessous le résultat d’une demande de synthèse à une IA sur le fonctionnement de SE concernant URG cfgs et com et articulation avec CAT <text:line-break/>*****************<text:line-break/>Voici le mémo synthétique sur le "Trio de Contrôle" (Urg, CfgS, COM) et l'usage des catégories (CAT).</text:span></text:span></text:p>
      <text:p text:style-name="P75"/>
      <text:h text:style-name="P76" text:outline-level="2">1. Rappel de la Syntaxe VPIV</text:h>
      <text:p text:style-name="P77">Pour rappel, chaque message suit la structure :</text:p>
      <text:p text:style-name="P77"><text:span text:style-name="Source_20_Text">$CAT:VAR:PROP:INST:VAL#</text:span></text:p>
      <text:list text:style-name="L42">
        <text:list-item>
          <text:p text:style-name="P78"><text:span text:style-name="T20">VAR</text:span> : Le nom de l'objet (ici <text:span text:style-name="Source_20_Text">Urg</text:span>, <text:span text:style-name="Source_20_Text">CfgS</text:span> ou <text:span text:style-name="Source_20_Text">COM</text:span>).</text:p>
        </text:list-item>
        <text:list-item>
          <text:p text:style-name="P78"><text:span text:style-name="T20">PROP</text:span> : La propriété ciblée (ex: <text:span text:style-name="Source_20_Text">statut</text:span>, <text:span text:style-name="Source_20_Text">modeRZ</text:span>, <text:span text:style-name="Source_20_Text">debug</text:span>).</text:p>
        </text:list-item>
        <text:list-item>
          <text:p text:style-name="P78"><text:span text:style-name="T20">INST</text:span> : L'instance (souvent <text:span text:style-name="Source_20_Text">SE</text:span> ou <text:span text:style-name="Source_20_Text">*</text:span> pour le système global).</text:p>
        </text:list-item>
        <text:list-item>
          <text:p text:style-name="P78"><text:span text:style-name="T20">VAL</text:span> : La valeur proprement dite.</text:p>
        </text:list-item>
      </text:list>
      <text:p text:style-name="P75"/>
      <text:h text:style-name="P76" text:outline-level="2">2. Articulation du Trio : Rôles et Contextes</text:h>
      <text:h text:style-name="P79" text:outline-level="3">A. La variable <text:span text:style-name="Source_20_Text">Urg</text:span> (Urgence &amp; Sécurité)</text:h>
      <text:p text:style-name="P77">C'est la priorité absolue. Elle gère la protection du matériel (chauffe, surcharge) et la sécurité logicielle.</text:p>
      <text:list text:style-name="L43">
        <text:list-item>
          <text:p text:style-name="P80"><text:span text:style-name="T20">Articulation :</text:span> Elle interagit avec tous les modules. Si <text:span text:style-name="Source_20_Text">Urg</text:span> passe en <text:span text:style-name="Source_20_Text">danger</text:span>, le <text:span text:style-name="Source_20_Text">rz_state_manager.sh</text:span> peut décider de couper les moteurs ou la caméra pour protéger le robot.</text:p>
        </text:list-item>
        <text:list-item>
          <text:p text:style-name="P81">Usage du CAT :</text:p>
          <text:list>
            <text:list-item>
              <text:p text:style-name="P80"><text:soft-page-break/><text:span text:style-name="Source_20_Text"><text:span text:style-name="T20">E</text:span></text:span><text:span text:style-name="T20"> (Événement) :</text:span> Utilisé par le SE pour signaler une alerte immédiate (ex: <text:span text:style-name="Source_20_Text">$E:Urg:source:SE:THERMAL#</text:span>).</text:p>
            </text:list-item>
            <text:list-item>
              <text:p text:style-name="P80"><text:span text:style-name="Source_20_Text"><text:span text:style-name="T20">V</text:span></text:span><text:span text:style-name="T20"> (Consigne) :</text:span> Utilisé par le SP pour "Clear" (effacer) une urgence ou forcer un arrêt d'urgence manuel.</text:p>
            </text:list-item>
            <text:list-item>
              <text:p text:style-name="P80"><text:span text:style-name="Source_20_Text"><text:span text:style-name="T20">I</text:span></text:span><text:span text:style-name="T20"> (Information) :</text:span> État actuel (ex: <text:span text:style-name="Source_20_Text">cleared</text:span>, <text:span text:style-name="Source_20_Text">warning</text:span>, <text:span text:style-name="Source_20_Text">danger</text:span>).</text:p>
            </text:list-item>
          </text:list>
        </text:list-item>
      </text:list>
      <text:h text:style-name="P79" text:outline-level="3">B. La variable <text:span text:style-name="Source_20_Text">CfgS</text:span> (Configuration Système)</text:h>
      <text:p text:style-name="P77">C'est le "sélecteur de cerveau" du robot. Elle définit dans quel état logique se trouve le robot.</text:p>
      <text:list text:style-name="L44">
        <text:list-item>
          <text:p text:style-name="P82"><text:span text:style-name="T20">Articulation :</text:span> Elle conditionne l'activité des autres capteurs. Par exemple, le Gyroscope peut être configuré pour n'émettre des données que si <text:span text:style-name="Source_20_Text">CfgS:modeRZ</text:span> est à <text:span text:style-name="Source_20_Text">3</text:span> (Mode Mission).</text:p>
        </text:list-item>
        <text:list-item>
          <text:p text:style-name="P83">Usage du CAT :</text:p>
          <text:list>
            <text:list-item>
              <text:p text:style-name="P82"><text:span text:style-name="Source_20_Text"><text:span text:style-name="T20">V</text:span></text:span><text:span text:style-name="T20"> (Consigne) :</text:span> Le SP change le mode global du robot (ex: <text:span text:style-name="Source_20_Text">$V:CfgS:modeRZ:*:2#</text:span>).</text:p>
            </text:list-item>
            <text:list-item>
              <text:p text:style-name="P82"><text:span text:style-name="Source_20_Text"><text:span text:style-name="T20">I</text:span></text:span><text:span text:style-name="T20"> (Information) :</text:span> Le SE confirme le mode actif (ACK).</text:p>
            </text:list-item>
          </text:list>
        </text:list-item>
      </text:list>
      <text:h text:style-name="P79" text:outline-level="3">C. La variable <text:span text:style-name="Source_20_Text">COM</text:span> (Communication &amp; Debug)</text:h>
      <text:p text:style-name="P77">C'est le flux de feedback textuel pour l'humain ou le développeur.</text:p>
      <text:list text:style-name="L45">
        <text:list-item>
          <text:p text:style-name="P84"><text:span text:style-name="T20">Articulation :</text:span> Elle sert de "boîte noire". Chaque script peut envoyer des messages ici pour expliquer ce qu'il fait sans interférer avec les variables de données.</text:p>
        </text:list-item>
        <text:list-item>
          <text:p text:style-name="P85">Usage du CAT :</text:p>
          <text:list>
            <text:list-item>
              <text:p text:style-name="P84"><text:span text:style-name="Source_20_Text"><text:span text:style-name="T20">I</text:span></text:span><text:span text:style-name="T20"> (Information) :</text:span> Message informatif simple (ex: "Système prêt").</text:p>
            </text:list-item>
            <text:list-item>
              <text:p text:style-name="P84"><text:span text:style-name="Source_20_Text"><text:span text:style-name="T20">E</text:span></text:span><text:span text:style-name="T20"> (Erreur) :</text:span> Message d'erreur bloquant (ex: "Fichier config introuvable").</text:p>
            </text:list-item>
          </text:list>
        </text:list-item>
      </text:list>
      <text:p text:style-name="P75"/>
      <text:h text:style-name="P76" text:outline-level="2">3. Tableau de synthèse des Commandes (VPIV)</text:h>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table-cell table:style-name="Tableau1.A1" office:value-type="string">
              <text:p text:style-name="Table_20_Contents">VAR</text:p>
            </table:table-cell>
            <table:table-cell table:style-name="Tableau1.A1" office:value-type="string">
              <text:p text:style-name="Table_20_Contents">PROP</text:p>
            </table:table-cell>
            <table:table-cell table:style-name="Tableau1.A1" office:value-type="string">
              <text:p text:style-name="Table_20_Contents">CAT</text:p>
            </table:table-cell>
            <table:table-cell table:style-name="Tableau1.A1" office:value-type="string">
              <text:p text:style-name="Table_20_Contents">Contexte / Usage</text:p>
            </table:table-cell>
            <table:table-cell table:style-name="Tableau1.A1" office:value-type="string">
              <text:p text:style-name="Table_20_Contents">Exemple de message</text:p>
            </table:table-cell>
          </table:table-row>
        </table:table-header-rows>
        <table:table-row>
          <table:table-cell table:style-name="Tableau1.A1" office:value-type="string">
            <text:p text:style-name="P86">Urg</text:p>
          </table:table-cell>
          <table:table-cell table:style-name="Tableau1.A1" office:value-type="string">
            <text:p text:style-name="P86">source</text:p>
          </table:table-cell>
          <table:table-cell table:style-name="Tableau1.A1" office:value-type="string">
            <text:p text:style-name="Table_20_Contents"><text:span text:style-name="Source_20_Text">E</text:span></text:p>
          </table:table-cell>
          <table:table-cell table:style-name="Tableau1.A1" office:value-type="string">
            <text:p text:style-name="Table_20_Contents">Signalement d'un problème matériel (CPU/Temp).</text:p>
          </table:table-cell>
          <table:table-cell table:style-name="Tableau1.A1" office:value-type="string">
            <text:p text:style-name="Table_20_Contents"><text:span text:style-name="Source_20_Text">$E:Urg:source:SE:CPU#</text:span></text:p>
          </table:table-cell>
        </table:table-row>
        <table:table-row>
          <table:table-cell table:style-name="Tableau1.A1" office:value-type="string">
            <text:p text:style-name="P86">Urg</text:p>
          </table:table-cell>
          <table:table-cell table:style-name="Tableau1.A1" office:value-type="string">
            <text:p text:style-name="P86">statut</text:p>
          </table:table-cell>
          <table:table-cell table:style-name="Tableau1.A1" office:value-type="string">
            <text:p text:style-name="Table_20_Contents"><text:span text:style-name="Source_20_Text">V</text:span></text:p>
          </table:table-cell>
          <table:table-cell table:style-name="Tableau1.A1" office:value-type="string">
            <text:p text:style-name="Table_20_Contents">Le SP demande de réinitialiser l'alerte.</text:p>
          </table:table-cell>
          <table:table-cell table:style-name="Tableau1.A1" office:value-type="string">
            <text:p text:style-name="Table_20_Contents"><text:span text:style-name="Source_20_Text">$V:Urg:statut:*:cleared#</text:span></text:p>
          </table:table-cell>
        </table:table-row>
        <table:table-row>
          <table:table-cell table:style-name="Tableau1.A1" office:value-type="string">
            <text:p text:style-name="P86">Urg</text:p>
          </table:table-cell>
          <table:table-cell table:style-name="Tableau1.A1" office:value-type="string">
            <text:p text:style-name="P86">niveau</text:p>
          </table:table-cell>
          <table:table-cell table:style-name="Tableau1.A1" office:value-type="string">
            <text:p text:style-name="Table_20_Contents"><text:span text:style-name="Source_20_Text">I</text:span></text:p>
          </table:table-cell>
          <table:table-cell table:style-name="Tableau1.A1" office:value-type="string">
            <text:p text:style-name="Table_20_Contents">État réel de gravité stocké dans <text:span text:style-name="Source_20_Text">global.json</text:span>.</text:p>
          </table:table-cell>
          <table:table-cell table:style-name="Tableau1.A1" office:value-type="string">
            <text:p text:style-name="Table_20_Contents"><text:span text:style-name="Source_20_Text">$I:Urg:niveau:SE:danger#</text:span></text:p>
          </table:table-cell>
        </table:table-row>
        <table:table-row>
          <table:table-cell table:style-name="Tableau1.A1" office:value-type="string">
            <text:p text:style-name="P86">CfgS</text:p>
          </table:table-cell>
          <table:table-cell table:style-name="Tableau1.A1" office:value-type="string">
            <text:p text:style-name="P86">modeRZ</text:p>
          </table:table-cell>
          <table:table-cell table:style-name="Tableau1.A1" office:value-type="string">
            <text:p text:style-name="Table_20_Contents"><text:span text:style-name="Source_20_Text">V</text:span></text:p>
          </table:table-cell>
          <table:table-cell table:style-name="Tableau1.A1" office:value-type="string">
            <text:p text:style-name="P87">Commandes : 0 arrêt, 1 veille, 2 autonome, 3 déplacement, 4 fixe</text:p>
          </table:table-cell>
          <table:table-cell table:style-name="Tableau1.A1" office:value-type="string">
            <text:p text:style-name="Table_20_Contents"><text:span text:style-name="Source_20_Text">$V:CfgS:modeRZ:*:3#</text:span></text:p>
          </table:table-cell>
        </table:table-row>
        <table:table-row>
          <table:table-cell table:style-name="Tableau1.A1" office:value-type="string">
            <text:p text:style-name="P86">CfgS</text:p>
          </table:table-cell>
          <table:table-cell table:style-name="Tableau1.A1" office:value-type="string">
            <text:p text:style-name="P86">reset</text:p>
          </table:table-cell>
          <table:table-cell table:style-name="Tableau1.A1" office:value-type="string">
            <text:p text:style-name="Table_20_Contents"><text:span text:style-name="Source_20_Text">V</text:span></text:p>
          </table:table-cell>
          <table:table-cell table:style-name="Tableau1.A1" office:value-type="string">
            <text:p text:style-name="Table_20_Contents">Demande de redémarrage complet du SE.</text:p>
          </table:table-cell>
          <table:table-cell table:style-name="Tableau1.A1" office:value-type="string">
            <text:p text:style-name="Table_20_Contents"><text:span text:style-name="Source_20_Text">$V:CfgS:reset:*:true#</text:span></text:p>
          </table:table-cell>
        </table:table-row>
        <table:table-row>
          <table:table-cell table:style-name="Tableau1.A1" office:value-type="string">
            <text:p text:style-name="P86">COM</text:p>
          </table:table-cell>
          <table:table-cell table:style-name="Tableau1.A1" office:value-type="string">
            <text:p text:style-name="P86">info</text:p>
          </table:table-cell>
          <table:table-cell table:style-name="Tableau1.A1" office:value-type="string">
            <text:p text:style-name="Table_20_Contents"><text:span text:style-name="Source_20_Text">I</text:span></text:p>
          </table:table-cell>
          <table:table-cell table:style-name="Tableau1.A1" office:value-type="string">
            <text:p text:style-name="Table_20_Contents">Texte libre pour l'interface SP.</text:p>
          </table:table-cell>
          <table:table-cell table:style-name="Tableau1.A1" office:value-type="string">
            <text:p text:style-name="Table_20_Contents"><text:span text:style-name="Source_20_Text">$I:COM:info:SE:"Moteurs OK"#</text:span></text:p>
          </table:table-cell>
        </table:table-row>
        <table:table-row>
          <table:table-cell table:style-name="Tableau1.A1" office:value-type="string">
            <text:p text:style-name="P86">COM</text:p>
          </table:table-cell>
          <table:table-cell table:style-name="Tableau1.A1" office:value-type="string">
            <text:p text:style-name="P86">error</text:p>
          </table:table-cell>
          <table:table-cell table:style-name="Tableau1.A1" office:value-type="string">
            <text:p text:style-name="Table_20_Contents"><text:span text:style-name="Source_20_Text">E</text:span></text:p>
          </table:table-cell>
          <table:table-cell table:style-name="Tableau1.A1" office:value-type="string">
            <text:p text:style-name="Table_20_Contents">Notification d'un crash de script.</text:p>
          </table:table-cell>
          <table:table-cell table:style-name="Tableau1.A1" office:value-type="string">
            <text:p text:style-name="Table_20_Contents"><text:span text:style-name="Source_20_Text">$E:COM:error:SE:"Cam Error"#</text:span></text:p>
          </table:table-cell>
        </table:table-row>
      </table:table>
      <text:p text:style-name="P56"><text:span text:style-name="Source_20_Text"><text:span text:style-name="T14">***********************************************************************</text:span></text:span></text:p>
      <text:p text:style-name="P88"><text:span text:style-name="Source_20_Text"><text:span text:style-name="T14">EXTRAIT E <text:line-break/></text:span></text:span><text:span text:style-name="Source_20_Text"><text:span text:style-name="T21">Le contenu trouvé par une IA pour Cfgs, com et urg vue depuis SE (il conviendra de vérifier) :<text:line-break/>******************************</text:span></text:span></text:p>
      <text:p text:style-name="P88"><text:span text:style-name="Source_20_Text"><text:span text:style-name="T21">les variables </text:span></text:span><text:span text:style-name="Source_20_Text"><text:span text:style-name="T22">CfgS</text:span></text:span><text:span text:style-name="Source_20_Text"><text:span text:style-name="T21">, </text:span></text:span><text:span text:style-name="Source_20_Text"><text:span text:style-name="T22">Urg</text:span></text:span><text:span text:style-name="Source_20_Text"><text:span text:style-name="T21">, et </text:span></text:span><text:span text:style-name="Source_20_Text"><text:span text:style-name="T22">COM</text:span></text:span><text:span text:style-name="Source_20_Text"><text:span text:style-name="T21">, formatée selon les colonnes de ton image.</text:span></text:span></text:p>
      <text:p text:style-name="P88"><text:soft-page-break/><text:span text:style-name="T23">C'est une excellente idée de figer ces lignes maintenant. Comme tu l'as souligné, la </text:span><text:span text:style-name="T24">Table A</text:span><text:span text:style-name="T23"> est le dictionnaire de référence qui permet au Superviseur (SP) de savoir exactement quoi envoyer et comment interpréter ce qu'il reçoit du Système Embarqué (SE).</text:span></text:p>
      <text:section text:style-name="Sect1" text:name="model-response-message-contentr_4c1d482ffb17a890">
        <text:p text:style-name="P89">Voici l'extraction complète pour les variables <text:span text:style-name="T20">CfgS</text:span>, <text:span text:style-name="T20">Urg</text:span>, et <text:span text:style-name="T20">COM</text:span>, formatée selon les colonnes de ton image.</text:p>
        <text:p text:style-name="P90"/>
        <text:h text:style-name="P91" text:outline-level="3">🟢 <text:span text:style-name="T25">Bloc 1 : CfgS (Configuration Système)</text:span></text:h>
        <text:p text:style-name="P89">Ce bloc définit l'état logique et le mode de fonctionnement global du robot.</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column table:style-name="Tableau2.L"/>
          <table:table-column table:style-name="Tableau2.M"/>
          <table:table-column table:style-name="Tableau2.N"/>
          <table:table-header-rows>
            <table:table-row>
              <table:table-cell table:style-name="Tableau2.A1" office:value-type="string">
                <text:p text:style-name="P92"><text:span text:style-name="Strong_20_Emphasis"><text:span text:style-name="T26">Ref</text:span></text:span></text:p>
              </table:table-cell>
              <table:table-cell table:style-name="Tableau2.A1" office:value-type="string">
                <text:p text:style-name="P92"><text:span text:style-name="Strong_20_Emphasis"><text:span text:style-name="T26">VAR</text:span></text:span></text:p>
              </table:table-cell>
              <table:table-cell table:style-name="Tableau2.A1" office:value-type="string">
                <text:p text:style-name="P92"><text:span text:style-name="Strong_20_Emphasis"><text:span text:style-name="T26">PROP</text:span></text:span></text:p>
              </table:table-cell>
              <table:table-cell table:style-name="Tableau2.A1" office:value-type="string">
                <text:p text:style-name="P92"><text:span text:style-name="Strong_20_Emphasis"><text:span text:style-name="T26">CAT</text:span></text:span></text:p>
              </table:table-cell>
              <table:table-cell table:style-name="Tableau2.A1" office:value-type="string">
                <text:p text:style-name="P92"><text:span text:style-name="Strong_20_Emphasis"><text:span text:style-name="T26">SENS</text:span></text:span></text:p>
              </table:table-cell>
              <table:table-cell table:style-name="Tableau2.A1" office:value-type="string">
                <text:p text:style-name="P92"><text:span text:style-name="Strong_20_Emphasis"><text:span text:style-name="T26">TYPE</text:span></text:span></text:p>
              </table:table-cell>
              <table:table-cell table:style-name="Tableau2.A1" office:value-type="string">
                <text:p text:style-name="P92"><text:span text:style-name="Strong_20_Emphasis"><text:span text:style-name="T26">FORMAT_VAL UE</text:span></text:span></text:p>
              </table:table-cell>
              <table:table-cell table:style-name="Tableau2.A1" office:value-type="string">
                <text:p text:style-name="P92"><text:span text:style-name="Strong_20_Emphasis"><text:span text:style-name="T26">INSTANCE</text:span></text:span></text:p>
              </table:table-cell>
              <table:table-cell table:style-name="Tableau2.A1" office:value-type="string">
                <text:p text:style-name="P92"><text:span text:style-name="Strong_20_Emphasis"><text:span text:style-name="T26">COMPLEXE</text:span></text:span></text:p>
              </table:table-cell>
              <table:table-cell table:style-name="Tableau2.A1" office:value-type="string">
                <text:p text:style-name="P92"><text:span text:style-name="Strong_20_Emphasis"><text:span text:style-name="T26">INITIAL</text:span></text:span></text:p>
              </table:table-cell>
              <table:table-cell table:style-name="Tableau2.A1" office:value-type="string">
                <text:p text:style-name="P92"><text:span text:style-name="Strong_20_Emphasis"><text:span text:style-name="T26">ABREV-INDICES</text:span></text:span></text:p>
              </table:table-cell>
              <table:table-cell table:style-name="Tableau2.A1" office:value-type="string">
                <text:p text:style-name="P92"><text:span text:style-name="Strong_20_Emphasis"><text:span text:style-name="T26">STATUT</text:span></text:span></text:p>
              </table:table-cell>
              <table:table-cell table:style-name="Tableau2.A1" office:value-type="string">
                <text:p text:style-name="P92"><text:span text:style-name="Strong_20_Emphasis"><text:span text:style-name="T26">COMMENTAIRES</text:span></text:span></text:p>
              </table:table-cell>
              <table:table-cell table:style-name="Tableau2.A1" office:value-type="string">
                <text:p text:style-name="P92"><text:span text:style-name="Strong_20_Emphasis"><text:span text:style-name="T26">VPIV-ACTIONS</text:span></text:span></text:p>
              </table:table-cell>
            </table:table-row>
          </table:table-header-rows>
          <table:table-row>
            <table:table-cell table:style-name="Tableau2.A1" office:value-type="string">
              <text:p text:style-name="P93">CFG_01</text:p>
            </table:table-cell>
            <table:table-cell table:style-name="Tableau2.A1" office:value-type="string">
              <text:p text:style-name="P94">CfgS</text:p>
            </table:table-cell>
            <table:table-cell table:style-name="Tableau2.A1" office:value-type="string">
              <text:p text:style-name="P93">modeRZ</text:p>
            </table:table-cell>
            <table:table-cell table:style-name="Tableau2.A1" office:value-type="string">
              <text:p text:style-name="P94">V</text:p>
            </table:table-cell>
            <table:table-cell table:style-name="Tableau2.A1" office:value-type="string">
              <text:p text:style-name="P93">SP-&gt;SE</text:p>
            </table:table-cell>
            <table:table-cell table:style-name="Tableau2.A1" office:value-type="string">
              <text:p text:style-name="P93">INT</text:p>
            </table:table-cell>
            <table:table-cell table:style-name="Tableau2.A1" office:value-type="string">
              <text:p text:style-name="P93">1 / 2 / 3</text:p>
            </table:table-cell>
            <table:table-cell table:style-name="Tableau2.A1" office:value-type="string">
              <text:p text:style-name="P93">*</text:p>
            </table:table-cell>
            <table:table-cell table:style-name="Tableau2.A1" office:value-type="string">
              <text:p text:style-name="P93">Non</text:p>
            </table:table-cell>
            <table:table-cell table:style-name="Tableau2.A1" office:value-type="string">
              <text:p text:style-name="P93">1</text:p>
            </table:table-cell>
            <table:table-cell table:style-name="Tableau2.A1" office:value-type="string">
              <text:p text:style-name="P93">mode</text:p>
            </table:table-cell>
            <table:table-cell table:style-name="Tableau2.A1" office:value-type="string">
              <text:p text:style-name="P93">ACTIF</text:p>
            </table:table-cell>
            <table:table-cell table:style-name="Tableau2.A1" office:value-type="string">
              <text:p text:style-name="P93">1:Repos, 2:Veille, 3:Mission</text:p>
            </table:table-cell>
            <table:table-cell table:style-name="Tableau2.A1" office:value-type="string">
              <text:p text:style-name="P93">Changement mode global</text:p>
            </table:table-cell>
          </table:table-row>
          <table:table-row>
            <table:table-cell table:style-name="Tableau2.A1" office:value-type="string">
              <text:p text:style-name="P93">CFG_02</text:p>
            </table:table-cell>
            <table:table-cell table:style-name="Tableau2.A1" office:value-type="string">
              <text:p text:style-name="P94">CfgS</text:p>
            </table:table-cell>
            <table:table-cell table:style-name="Tableau2.A1" office:value-type="string">
              <text:p text:style-name="P93">modeRZ</text:p>
            </table:table-cell>
            <table:table-cell table:style-name="Tableau2.A1" office:value-type="string">
              <text:p text:style-name="P94">I</text:p>
            </table:table-cell>
            <table:table-cell table:style-name="Tableau2.A1" office:value-type="string">
              <text:p text:style-name="P93">SE-&gt;SP</text:p>
            </table:table-cell>
            <table:table-cell table:style-name="Tableau2.A1" office:value-type="string">
              <text:p text:style-name="P93">INT</text:p>
            </table:table-cell>
            <table:table-cell table:style-name="Tableau2.A1" office:value-type="string">
              <text:p text:style-name="P93">1 / 2 / 3</text:p>
            </table:table-cell>
            <table:table-cell table:style-name="Tableau2.A1" office:value-type="string">
              <text:p text:style-name="P93">SE</text:p>
            </table:table-cell>
            <table:table-cell table:style-name="Tableau2.A1" office:value-type="string">
              <text:p text:style-name="P93">Non</text:p>
            </table:table-cell>
            <table:table-cell table:style-name="Tableau2.A1" office:value-type="string">
              <text:p text:style-name="P93">1</text:p>
            </table:table-cell>
            <table:table-cell table:style-name="Tableau2.A1" office:value-type="string">
              <text:p text:style-name="P93">mode</text:p>
            </table:table-cell>
            <table:table-cell table:style-name="Tableau2.A1" office:value-type="string">
              <text:p text:style-name="P93">ACTIF</text:p>
            </table:table-cell>
            <table:table-cell table:style-name="Tableau2.A1" office:value-type="string">
              <text:p text:style-name="P93">ACK du mode actif</text:p>
            </table:table-cell>
            <table:table-cell table:style-name="Tableau2.A1" office:value-type="string">
              <text:p text:style-name="P93">Retour état après V</text:p>
            </table:table-cell>
          </table:table-row>
          <table:table-row>
            <table:table-cell table:style-name="Tableau2.A1" office:value-type="string">
              <text:p text:style-name="P93">CFG_03</text:p>
            </table:table-cell>
            <table:table-cell table:style-name="Tableau2.A1" office:value-type="string">
              <text:p text:style-name="P94">CfgS</text:p>
            </table:table-cell>
            <table:table-cell table:style-name="Tableau2.A1" office:value-type="string">
              <text:p text:style-name="P93">typePtge</text:p>
            </table:table-cell>
            <table:table-cell table:style-name="Tableau2.A1" office:value-type="string">
              <text:p text:style-name="P94">V/I</text:p>
            </table:table-cell>
            <table:table-cell table:style-name="Tableau2.A1" office:value-type="string">
              <text:p text:style-name="P93">SP&lt;&gt;SE</text:p>
            </table:table-cell>
            <table:table-cell table:style-name="Tableau2.A1" office:value-type="string">
              <text:p text:style-name="P93">INT</text:p>
            </table:table-cell>
            <table:table-cell table:style-name="Tableau2.A1" office:value-type="string">
              <text:p text:style-name="P93">0 / 1 / 2</text:p>
            </table:table-cell>
            <table:table-cell table:style-name="Tableau2.A1" office:value-type="string">
              <text:p text:style-name="P93">*</text:p>
            </table:table-cell>
            <table:table-cell table:style-name="Tableau2.A1" office:value-type="string">
              <text:p text:style-name="P93">Non</text:p>
            </table:table-cell>
            <table:table-cell table:style-name="Tableau2.A1" office:value-type="string">
              <text:p text:style-name="P93">0</text:p>
            </table:table-cell>
            <table:table-cell table:style-name="Tableau2.A1" office:value-type="string">
              <text:p text:style-name="P93">ptg</text:p>
            </table:table-cell>
            <table:table-cell table:style-name="Tableau2.A1" office:value-type="string">
              <text:p text:style-name="P93">ACTIF</text:p>
            </table:table-cell>
            <table:table-cell table:style-name="Tableau2.A1" office:value-type="string">
              <text:p text:style-name="P93">0:Local, 1:MQTT, 2:Cloud</text:p>
            </table:table-cell>
            <table:table-cell table:style-name="Tableau2.A1" office:value-type="string">
              <text:p text:style-name="P93">Gestion flux data</text:p>
            </table:table-cell>
          </table:table-row>
          <table:table-row>
            <table:table-cell table:style-name="Tableau2.A1" office:value-type="string">
              <text:p text:style-name="P93">CFG_04</text:p>
            </table:table-cell>
            <table:table-cell table:style-name="Tableau2.A1" office:value-type="string">
              <text:p text:style-name="P94">CfgS</text:p>
            </table:table-cell>
            <table:table-cell table:style-name="Tableau2.A1" office:value-type="string">
              <text:p text:style-name="P93">reset</text:p>
            </table:table-cell>
            <table:table-cell table:style-name="Tableau2.A1" office:value-type="string">
              <text:p text:style-name="P94">V</text:p>
            </table:table-cell>
            <table:table-cell table:style-name="Tableau2.A1" office:value-type="string">
              <text:p text:style-name="P93">SP-&gt;SE</text:p>
            </table:table-cell>
            <table:table-cell table:style-name="Tableau2.A1" office:value-type="string">
              <text:p text:style-name="P93">BOOL</text:p>
            </table:table-cell>
            <table:table-cell table:style-name="Tableau2.A1" office:value-type="string">
              <text:p text:style-name="P93">true</text:p>
            </table:table-cell>
            <table:table-cell table:style-name="Tableau2.A1" office:value-type="string">
              <text:p text:style-name="P93">*</text:p>
            </table:table-cell>
            <table:table-cell table:style-name="Tableau2.A1" office:value-type="string">
              <text:p text:style-name="P93">Non</text:p>
            </table:table-cell>
            <table:table-cell table:style-name="Tableau2.A1" office:value-type="string">
              <text:p text:style-name="P93">false</text:p>
            </table:table-cell>
            <table:table-cell table:style-name="Tableau2.A1" office:value-type="string">
              <text:p text:style-name="P93">rst</text:p>
            </table:table-cell>
            <table:table-cell table:style-name="Tableau2.A1" office:value-type="string">
              <text:p text:style-name="P93">ACTIF</text:p>
            </table:table-cell>
            <table:table-cell table:style-name="Tableau2.A1" office:value-type="string">
              <text:p text:style-name="P93">Déclenche reboot manager</text:p>
            </table:table-cell>
            <table:table-cell table:style-name="Tableau2.A1" office:value-type="string">
              <text:p text:style-name="P93">Réinitialisation logicielle</text:p>
            </table:table-cell>
          </table:table-row>
        </table:table>
        <text:p text:style-name="P90"/>
        <text:h text:style-name="P91" text:outline-level="3">🔴 <text:span text:style-name="T25">Bloc 2 : Urg (Urgence &amp; Sécurité)</text:span></text:h>
        <text:p text:style-name="P89">Ce bloc gère la protection vitale du matériel et les arrêts prioritaires.</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column table:style-name="Tableau8.K"/>
          <table:table-column table:style-name="Tableau8.L"/>
          <table:table-column table:style-name="Tableau8.M"/>
          <table:table-column table:style-name="Tableau8.N"/>
          <table:table-header-rows>
            <table:table-row>
              <table:table-cell table:style-name="Tableau8.A1" office:value-type="string">
                <text:p text:style-name="P92"><text:span text:style-name="Strong_20_Emphasis"><text:span text:style-name="T26">Ref</text:span></text:span></text:p>
              </table:table-cell>
              <table:table-cell table:style-name="Tableau8.A1" office:value-type="string">
                <text:p text:style-name="P92"><text:span text:style-name="Strong_20_Emphasis"><text:span text:style-name="T26">VAR</text:span></text:span></text:p>
              </table:table-cell>
              <table:table-cell table:style-name="Tableau8.A1" office:value-type="string">
                <text:p text:style-name="P92"><text:span text:style-name="Strong_20_Emphasis"><text:span text:style-name="T26">PROP</text:span></text:span></text:p>
              </table:table-cell>
              <table:table-cell table:style-name="Tableau8.A1" office:value-type="string">
                <text:p text:style-name="P92"><text:span text:style-name="Strong_20_Emphasis"><text:span text:style-name="T26">CAT</text:span></text:span></text:p>
              </table:table-cell>
              <table:table-cell table:style-name="Tableau8.A1" office:value-type="string">
                <text:p text:style-name="P92"><text:span text:style-name="Strong_20_Emphasis"><text:span text:style-name="T26">SENS</text:span></text:span></text:p>
              </table:table-cell>
              <table:table-cell table:style-name="Tableau8.A1" office:value-type="string">
                <text:p text:style-name="P92"><text:span text:style-name="Strong_20_Emphasis"><text:span text:style-name="T26">TYPE</text:span></text:span></text:p>
              </table:table-cell>
              <table:table-cell table:style-name="Tableau8.A1" office:value-type="string">
                <text:p text:style-name="P92"><text:span text:style-name="Strong_20_Emphasis"><text:span text:style-name="T26">FORMAT_VAL UE</text:span></text:span></text:p>
              </table:table-cell>
              <table:table-cell table:style-name="Tableau8.A1" office:value-type="string">
                <text:p text:style-name="P92"><text:span text:style-name="Strong_20_Emphasis"><text:span text:style-name="T26">INSTANCE</text:span></text:span></text:p>
              </table:table-cell>
              <table:table-cell table:style-name="Tableau8.A1" office:value-type="string">
                <text:p text:style-name="P92"><text:span text:style-name="Strong_20_Emphasis"><text:span text:style-name="T26">COMPLEXE</text:span></text:span></text:p>
              </table:table-cell>
              <table:table-cell table:style-name="Tableau8.A1" office:value-type="string">
                <text:p text:style-name="P92"><text:span text:style-name="Strong_20_Emphasis"><text:span text:style-name="T26">INITIAL</text:span></text:span></text:p>
              </table:table-cell>
              <table:table-cell table:style-name="Tableau8.A1" office:value-type="string">
                <text:p text:style-name="P92"><text:span text:style-name="Strong_20_Emphasis"><text:span text:style-name="T26">ABREV-INDICES</text:span></text:span></text:p>
              </table:table-cell>
              <table:table-cell table:style-name="Tableau8.A1" office:value-type="string">
                <text:p text:style-name="P92"><text:span text:style-name="Strong_20_Emphasis"><text:span text:style-name="T26">STATUT</text:span></text:span></text:p>
              </table:table-cell>
              <table:table-cell table:style-name="Tableau8.A1" office:value-type="string">
                <text:p text:style-name="P92"><text:span text:style-name="Strong_20_Emphasis"><text:span text:style-name="T26">COMMENTAIRES</text:span></text:span></text:p>
              </table:table-cell>
              <table:table-cell table:style-name="Tableau8.A1" office:value-type="string">
                <text:p text:style-name="P92"><text:span text:style-name="Strong_20_Emphasis"><text:span text:style-name="T26">VPIV-ACTIONS</text:span></text:span></text:p>
              </table:table-cell>
            </table:table-row>
          </table:table-header-rows>
          <table:table-row>
            <table:table-cell table:style-name="Tableau8.A1" office:value-type="string">
              <text:p text:style-name="P93">URG_01</text:p>
            </table:table-cell>
            <table:table-cell table:style-name="Tableau8.A1" office:value-type="string">
              <text:p text:style-name="P94">Urg</text:p>
            </table:table-cell>
            <table:table-cell table:style-name="Tableau8.A1" office:value-type="string">
              <text:p text:style-name="P93">source</text:p>
            </table:table-cell>
            <table:table-cell table:style-name="Tableau8.A1" office:value-type="string">
              <text:p text:style-name="P94">E</text:p>
            </table:table-cell>
            <table:table-cell table:style-name="Tableau8.A1" office:value-type="string">
              <text:p text:style-name="P93">SE-&gt;SP</text:p>
            </table:table-cell>
            <table:table-cell table:style-name="Tableau8.A1" office:value-type="string">
              <text:p text:style-name="P93">STR</text:p>
            </table:table-cell>
            <table:table-cell table:style-name="Tableau8.A1" office:value-type="string">
              <text:p text:style-name="P93">CPU/THERM/BATT</text:p>
            </table:table-cell>
            <table:table-cell table:style-name="Tableau8.A1" office:value-type="string">
              <text:p text:style-name="P93">SE</text:p>
            </table:table-cell>
            <table:table-cell table:style-name="Tableau8.A1" office:value-type="string">
              <text:p text:style-name="P93">Non</text:p>
            </table:table-cell>
            <table:table-cell table:style-name="Tableau8.A1" office:value-type="string">
              <text:p text:style-name="P93">NONE</text:p>
            </table:table-cell>
            <table:table-cell table:style-name="Tableau8.A1" office:value-type="string">
              <text:p text:style-name="P93">src</text:p>
            </table:table-cell>
            <table:table-cell table:style-name="Tableau8.A1" office:value-type="string">
              <text:p text:style-name="P93">ACTIF</text:p>
            </table:table-cell>
            <table:table-cell table:style-name="Tableau8.A1" office:value-type="string">
              <text:p text:style-name="P93">Origine de l'alerte</text:p>
            </table:table-cell>
            <table:table-cell table:style-name="Tableau8.A1" office:value-type="string">
              <text:p text:style-name="P93">Signalement spontané</text:p>
            </table:table-cell>
          </table:table-row>
          <table:table-row>
            <table:table-cell table:style-name="Tableau8.A1" office:value-type="string">
              <text:p text:style-name="P93">URG_02</text:p>
            </table:table-cell>
            <table:table-cell table:style-name="Tableau8.A1" office:value-type="string">
              <text:p text:style-name="P94">Urg</text:p>
            </table:table-cell>
            <table:table-cell table:style-name="Tableau8.A1" office:value-type="string">
              <text:p text:style-name="P93">niveau</text:p>
            </table:table-cell>
            <table:table-cell table:style-name="Tableau8.A1" office:value-type="string">
              <text:p text:style-name="P94">I</text:p>
            </table:table-cell>
            <table:table-cell table:style-name="Tableau8.A1" office:value-type="string">
              <text:p text:style-name="P93">SE-&gt;SP</text:p>
            </table:table-cell>
            <table:table-cell table:style-name="Tableau8.A1" office:value-type="string">
              <text:p text:style-name="P93">STR</text:p>
            </table:table-cell>
            <table:table-cell table:style-name="Tableau8.A1" office:value-type="string">
              <text:p text:style-name="P93">clear/warn/danger</text:p>
            </table:table-cell>
            <table:table-cell table:style-name="Tableau8.A1" office:value-type="string">
              <text:p text:style-name="P93">SE</text:p>
            </table:table-cell>
            <table:table-cell table:style-name="Tableau8.A1" office:value-type="string">
              <text:p text:style-name="P93">Non</text:p>
            </table:table-cell>
            <table:table-cell table:style-name="Tableau8.A1" office:value-type="string">
              <text:p text:style-name="P93">clear</text:p>
            </table:table-cell>
            <table:table-cell table:style-name="Tableau8.A1" office:value-type="string">
              <text:p text:style-name="P93">lvl</text:p>
            </table:table-cell>
            <table:table-cell table:style-name="Tableau8.A1" office:value-type="string">
              <text:p text:style-name="P93">ACTIF</text:p>
            </table:table-cell>
            <table:table-cell table:style-name="Tableau8.A1" office:value-type="string">
              <text:p text:style-name="P93">État de gravité actuel</text:p>
            </table:table-cell>
            <table:table-cell table:style-name="Tableau8.A1" office:value-type="string">
              <text:p text:style-name="P93">Lecture état global</text:p>
            </table:table-cell>
          </table:table-row>
          <table:table-row>
            <table:table-cell table:style-name="Tableau8.A1" office:value-type="string">
              <text:p text:style-name="P93">URG_03</text:p>
            </table:table-cell>
            <table:table-cell table:style-name="Tableau8.A1" office:value-type="string">
              <text:p text:style-name="P94">Urg</text:p>
            </table:table-cell>
            <table:table-cell table:style-name="Tableau8.A1" office:value-type="string">
              <text:p text:style-name="P93">statut</text:p>
            </table:table-cell>
            <table:table-cell table:style-name="Tableau8.A1" office:value-type="string">
              <text:p text:style-name="P94">V</text:p>
            </table:table-cell>
            <table:table-cell table:style-name="Tableau8.A1" office:value-type="string">
              <text:p text:style-name="P93">SP-&gt;SE</text:p>
            </table:table-cell>
            <table:table-cell table:style-name="Tableau8.A1" office:value-type="string">
              <text:p text:style-name="P93">STR</text:p>
            </table:table-cell>
            <table:table-cell table:style-name="Tableau8.A1" office:value-type="string">
              <text:p text:style-name="P93">cleared</text:p>
            </table:table-cell>
            <table:table-cell table:style-name="Tableau8.A1" office:value-type="string">
              <text:p text:style-name="P93">*</text:p>
            </table:table-cell>
            <table:table-cell table:style-name="Tableau8.A1" office:value-type="string">
              <text:p text:style-name="P93">Non</text:p>
            </table:table-cell>
            <table:table-cell table:style-name="Tableau8.A1" office:value-type="string">
              <text:p text:style-name="P93">clear</text:p>
            </table:table-cell>
            <table:table-cell table:style-name="Tableau8.A1" office:value-type="string">
              <text:p text:style-name="P93">stat</text:p>
            </table:table-cell>
            <table:table-cell table:style-name="Tableau8.A1" office:value-type="string">
              <text:p text:style-name="P93">ACTIF</text:p>
            </table:table-cell>
            <table:table-cell table:style-name="Tableau8.A1" office:value-type="string">
              <text:p text:style-name="P93">Acquittement de l'alerte</text:p>
            </table:table-cell>
            <table:table-cell table:style-name="Tableau8.A1" office:value-type="string">
              <text:p text:style-name="P93">Reset manuel urgence</text:p>
            </table:table-cell>
          </table:table-row>
          <table:table-row>
            <table:table-cell table:style-name="Tableau8.A1" office:value-type="string">
              <text:p text:style-name="P93">URG_04</text:p>
            </table:table-cell>
            <table:table-cell table:style-name="Tableau8.A1" office:value-type="string">
              <text:p text:style-name="P94">Urg</text:p>
            </table:table-cell>
            <table:table-cell table:style-name="Tableau8.A1" office:value-type="string">
              <text:p text:style-name="P93">raison</text:p>
            </table:table-cell>
            <table:table-cell table:style-name="Tableau8.A1" office:value-type="string">
              <text:p text:style-name="P94">I/E</text:p>
            </table:table-cell>
            <table:table-cell table:style-name="Tableau8.A1" office:value-type="string">
              <text:p text:style-name="P93">SE-&gt;SP</text:p>
            </table:table-cell>
            <table:table-cell table:style-name="Tableau8.A1" office:value-type="string">
              <text:p text:style-name="P93">STR</text:p>
            </table:table-cell>
            <table:table-cell table:style-name="Tableau8.A1" office:value-type="string">
              <text:p text:style-name="P93">Libellé texte</text:p>
            </table:table-cell>
            <table:table-cell table:style-name="Tableau8.A1" office:value-type="string">
              <text:p text:style-name="P93">SE</text:p>
            </table:table-cell>
            <table:table-cell table:style-name="Tableau8.A1" office:value-type="string">
              <text:p text:style-name="P93">Non</text:p>
            </table:table-cell>
            <table:table-cell table:style-name="Tableau8.A1" office:value-type="string">
              <text:p text:style-name="P93">""</text:p>
            </table:table-cell>
            <table:table-cell table:style-name="Tableau8.A1" office:value-type="string">
              <text:p text:style-name="P93">rsn</text:p>
            </table:table-cell>
            <table:table-cell table:style-name="Tableau8.A1" office:value-type="string">
              <text:p text:style-name="P93">ACTIF</text:p>
            </table:table-cell>
            <table:table-cell table:style-name="Tableau8.A1" office:value-type="string">
              <text:p text:style-name="P93">Ex: "CPU &gt; 90%"</text:p>
            </table:table-cell>
            <table:table-cell table:style-name="Tableau8.A1" office:value-type="string">
              <text:p text:style-name="P93">Information textuelle</text:p>
            </table:table-cell>
          </table:table-row>
        </table:table>
        <text:p text:style-name="P90"/>
        <text:h text:style-name="P91" text:outline-level="3">🔵 <text:span text:style-name="T25">Bloc 3 : COM (Communication &amp; Feedback)</text:span></text:h>
        <text:p text:style-name="P89">Ce bloc sert au dialogue informatif entre les scripts et l'utilisateur.</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K"/>
          <table:table-column table:style-name="Tableau9.L"/>
          <table:table-column table:style-name="Tableau9.M"/>
          <table:table-column table:style-name="Tableau9.N"/>
          <table:table-header-rows>
            <table:table-row>
              <table:table-cell table:style-name="Tableau9.A1" office:value-type="string">
                <text:p text:style-name="P92"><text:span text:style-name="Strong_20_Emphasis"><text:span text:style-name="T26">Ref</text:span></text:span></text:p>
              </table:table-cell>
              <table:table-cell table:style-name="Tableau9.A1" office:value-type="string">
                <text:p text:style-name="P92"><text:span text:style-name="Strong_20_Emphasis"><text:span text:style-name="T26">VAR</text:span></text:span></text:p>
              </table:table-cell>
              <table:table-cell table:style-name="Tableau9.A1" office:value-type="string">
                <text:p text:style-name="P92"><text:span text:style-name="Strong_20_Emphasis"><text:span text:style-name="T26">PROP</text:span></text:span></text:p>
              </table:table-cell>
              <table:table-cell table:style-name="Tableau9.A1" office:value-type="string">
                <text:p text:style-name="P92"><text:span text:style-name="Strong_20_Emphasis"><text:span text:style-name="T26">CAT</text:span></text:span></text:p>
              </table:table-cell>
              <table:table-cell table:style-name="Tableau9.A1" office:value-type="string">
                <text:p text:style-name="P92"><text:span text:style-name="Strong_20_Emphasis"><text:span text:style-name="T26">SENS</text:span></text:span></text:p>
              </table:table-cell>
              <table:table-cell table:style-name="Tableau9.A1" office:value-type="string">
                <text:p text:style-name="P92"><text:span text:style-name="Strong_20_Emphasis"><text:span text:style-name="T26">TYPE</text:span></text:span></text:p>
              </table:table-cell>
              <table:table-cell table:style-name="Tableau9.A1" office:value-type="string">
                <text:p text:style-name="P92"><text:span text:style-name="Strong_20_Emphasis"><text:span text:style-name="T26">FORMAT_VAL UE</text:span></text:span></text:p>
              </table:table-cell>
              <table:table-cell table:style-name="Tableau9.A1" office:value-type="string">
                <text:p text:style-name="P92"><text:span text:style-name="Strong_20_Emphasis"><text:span text:style-name="T26">INSTANCE</text:span></text:span></text:p>
              </table:table-cell>
              <table:table-cell table:style-name="Tableau9.A1" office:value-type="string">
                <text:p text:style-name="P92"><text:span text:style-name="Strong_20_Emphasis"><text:span text:style-name="T26">COMPLEXE</text:span></text:span></text:p>
              </table:table-cell>
              <table:table-cell table:style-name="Tableau9.A1" office:value-type="string">
                <text:p text:style-name="P92"><text:span text:style-name="Strong_20_Emphasis"><text:span text:style-name="T26">INITIAL</text:span></text:span></text:p>
              </table:table-cell>
              <table:table-cell table:style-name="Tableau9.A1" office:value-type="string">
                <text:p text:style-name="P92"><text:span text:style-name="Strong_20_Emphasis"><text:span text:style-name="T26">ABREV-INDICES</text:span></text:span></text:p>
              </table:table-cell>
              <table:table-cell table:style-name="Tableau9.A1" office:value-type="string">
                <text:p text:style-name="P92"><text:span text:style-name="Strong_20_Emphasis"><text:span text:style-name="T26">STATUT</text:span></text:span></text:p>
              </table:table-cell>
              <table:table-cell table:style-name="Tableau9.A1" office:value-type="string">
                <text:p text:style-name="P92"><text:span text:style-name="Strong_20_Emphasis"><text:span text:style-name="T26">COMMENTAIRES</text:span></text:span></text:p>
              </table:table-cell>
              <table:table-cell table:style-name="Tableau9.A1" office:value-type="string">
                <text:p text:style-name="P92"><text:span text:style-name="Strong_20_Emphasis"><text:span text:style-name="T26">VPIV-ACTIONS</text:span></text:span></text:p>
              </table:table-cell>
            </table:table-row>
          </table:table-header-rows>
          <table:table-row>
            <table:table-cell table:style-name="Tableau9.A1" office:value-type="string">
              <text:p text:style-name="P93">COM_01</text:p>
            </table:table-cell>
            <table:table-cell table:style-name="Tableau9.A1" office:value-type="string">
              <text:p text:style-name="P94">COM</text:p>
            </table:table-cell>
            <table:table-cell table:style-name="Tableau9.A1" office:value-type="string">
              <text:p text:style-name="P93">info</text:p>
            </table:table-cell>
            <table:table-cell table:style-name="Tableau9.A1" office:value-type="string">
              <text:p text:style-name="P94">I</text:p>
            </table:table-cell>
            <table:table-cell table:style-name="Tableau9.A1" office:value-type="string">
              <text:p text:style-name="P93">SE-&gt;SP</text:p>
            </table:table-cell>
            <table:table-cell table:style-name="Tableau9.A1" office:value-type="string">
              <text:p text:style-name="P93">STR</text:p>
            </table:table-cell>
            <table:table-cell table:style-name="Tableau9.A1" office:value-type="string">
              <text:p text:style-name="P93">Texte libre</text:p>
            </table:table-cell>
            <table:table-cell table:style-name="Tableau9.A1" office:value-type="string">
              <text:p text:style-name="P93">SE</text:p>
            </table:table-cell>
            <table:table-cell table:style-name="Tableau9.A1" office:value-type="string">
              <text:p text:style-name="P93">Non</text:p>
            </table:table-cell>
            <table:table-cell table:style-name="Tableau9.A1" office:value-type="string">
              <text:p text:style-name="P93">""</text:p>
            </table:table-cell>
            <table:table-cell table:style-name="Tableau9.A1" office:value-type="string">
              <text:p text:style-name="P93">inf</text:p>
            </table:table-cell>
            <table:table-cell table:style-name="Tableau9.A1" office:value-type="string">
              <text:p text:style-name="P93">ACTIF</text:p>
            </table:table-cell>
            <table:table-cell table:style-name="Tableau9.A1" office:value-type="string">
              <text:p text:style-name="P93">Feedback opérations OK</text:p>
            </table:table-cell>
            <table:table-cell table:style-name="Tableau9.A1" office:value-type="string">
              <text:p text:style-name="P93">Log informatif</text:p>
            </table:table-cell>
          </table:table-row>
          <text:soft-page-break/>
          <table:table-row>
            <table:table-cell table:style-name="Tableau9.A1" office:value-type="string">
              <text:p text:style-name="P93">COM_02</text:p>
            </table:table-cell>
            <table:table-cell table:style-name="Tableau9.A1" office:value-type="string">
              <text:p text:style-name="P94">COM</text:p>
            </table:table-cell>
            <table:table-cell table:style-name="Tableau9.A1" office:value-type="string">
              <text:p text:style-name="P93">error</text:p>
            </table:table-cell>
            <table:table-cell table:style-name="Tableau9.A1" office:value-type="string">
              <text:p text:style-name="P94">E</text:p>
            </table:table-cell>
            <table:table-cell table:style-name="Tableau9.A1" office:value-type="string">
              <text:p text:style-name="P93">SE-&gt;SP</text:p>
            </table:table-cell>
            <table:table-cell table:style-name="Tableau9.A1" office:value-type="string">
              <text:p text:style-name="P93">STR</text:p>
            </table:table-cell>
            <table:table-cell table:style-name="Tableau9.A1" office:value-type="string">
              <text:p text:style-name="P93">Texte libre</text:p>
            </table:table-cell>
            <table:table-cell table:style-name="Tableau9.A1" office:value-type="string">
              <text:p text:style-name="P93">SE</text:p>
            </table:table-cell>
            <table:table-cell table:style-name="Tableau9.A1" office:value-type="string">
              <text:p text:style-name="P93">Non</text:p>
            </table:table-cell>
            <table:table-cell table:style-name="Tableau9.A1" office:value-type="string">
              <text:p text:style-name="P93">""</text:p>
            </table:table-cell>
            <table:table-cell table:style-name="Tableau9.A1" office:value-type="string">
              <text:p text:style-name="P93">err</text:p>
            </table:table-cell>
            <table:table-cell table:style-name="Tableau9.A1" office:value-type="string">
              <text:p text:style-name="P93">ACTIF</text:p>
            </table:table-cell>
            <table:table-cell table:style-name="Tableau9.A1" office:value-type="string">
              <text:p text:style-name="P93">Rapport d'erreur script</text:p>
            </table:table-cell>
            <table:table-cell table:style-name="Tableau9.A1" office:value-type="string">
              <text:p text:style-name="P93">Alerte non critique</text:p>
            </table:table-cell>
          </table:table-row>
          <table:table-row>
            <table:table-cell table:style-name="Tableau9.A1" office:value-type="string">
              <text:p text:style-name="P93">COM_03</text:p>
            </table:table-cell>
            <table:table-cell table:style-name="Tableau9.A1" office:value-type="string">
              <text:p text:style-name="P94">COM</text:p>
            </table:table-cell>
            <table:table-cell table:style-name="Tableau9.A1" office:value-type="string">
              <text:p text:style-name="P93">debug</text:p>
            </table:table-cell>
            <table:table-cell table:style-name="Tableau9.A1" office:value-type="string">
              <text:p text:style-name="P94">I</text:p>
            </table:table-cell>
            <table:table-cell table:style-name="Tableau9.A1" office:value-type="string">
              <text:p text:style-name="P93">SE-&gt;SP</text:p>
            </table:table-cell>
            <table:table-cell table:style-name="Tableau9.A1" office:value-type="string">
              <text:p text:style-name="P93">STR</text:p>
            </table:table-cell>
            <table:table-cell table:style-name="Tableau9.A1" office:value-type="string">
              <text:p text:style-name="P93">Traces techniques</text:p>
            </table:table-cell>
            <table:table-cell table:style-name="Tableau9.A1" office:value-type="string">
              <text:p text:style-name="P93">SE</text:p>
            </table:table-cell>
            <table:table-cell table:style-name="Tableau9.A1" office:value-type="string">
              <text:p text:style-name="P93">Non</text:p>
            </table:table-cell>
            <table:table-cell table:style-name="Tableau9.A1" office:value-type="string">
              <text:p text:style-name="P93">""</text:p>
            </table:table-cell>
            <table:table-cell table:style-name="Tableau9.A1" office:value-type="string">
              <text:p text:style-name="P93">dbg</text:p>
            </table:table-cell>
            <table:table-cell table:style-name="Tableau9.A1" office:value-type="string">
              <text:p text:style-name="P93">ACTIF</text:p>
            </table:table-cell>
            <table:table-cell table:style-name="Tableau9.A1" office:value-type="string">
              <text:p text:style-name="P93">Uniquement si Debug=On</text:p>
            </table:table-cell>
            <table:table-cell table:style-name="Tableau9.A1" office:value-type="string">
              <text:p text:style-name="P93">Aide au développement</text:p>
            </table:table-cell>
          </table:table-row>
        </table:table>
        <text:p text:style-name="P90"/>
        <text:h text:style-name="P91" text:outline-level="3">💡 <text:span text:style-name="T25">Points de vigilance pour ton code</text:span></text:h>
        <text:list text:style-name="L46">
          <text:list-item>
            <text:p text:style-name="P95"><text:span text:style-name="T27">Instance </text:span><text:span text:style-name="Source_20_Text"><text:span text:style-name="T27">*</text:span></text:span><text:span text:style-name="T27"> vs </text:span><text:span text:style-name="Source_20_Text"><text:span text:style-name="T27">SE</text:span></text:span><text:span text:style-name="T26"> : Note que pour les commandes (</text:span><text:span text:style-name="Source_20_Text"><text:span text:style-name="T26">V</text:span></text:span><text:span text:style-name="T26">), on utilise souvent l'instance wildcard </text:span><text:span text:style-name="Source_20_Text"><text:span text:style-name="T26">*</text:span></text:span><text:span text:style-name="T26"> car l'ordre s'adresse au système. Pour les retours (</text:span><text:span text:style-name="Source_20_Text"><text:span text:style-name="T26">I</text:span></text:span><text:span text:style-name="T26"> ou </text:span><text:span text:style-name="Source_20_Text"><text:span text:style-name="T26">E</text:span></text:span><text:span text:style-name="T26">), le SE signe explicitement son instance pour que le SP sache d'où vient l'info.</text:span></text:p>
          </text:list-item>
          <text:list-item>
            <text:p text:style-name="P95"><text:span text:style-name="T27">Lien avec </text:span><text:span text:style-name="Source_20_Text"><text:span text:style-name="T27">global.json</text:span></text:span><text:span text:style-name="T26"> : Ces lignes correspondent exactement aux clés que nous avons définies dans le fichier de monitoring. Le </text:span><text:span text:style-name="Source_20_Text"><text:span text:style-name="T26">check_config.sh</text:span></text:span><text:span text:style-name="T26"> se servira de ces types (INT, BOOL, STR) pour valider ce qu'envoie le SP.</text:span></text:p>
          </text:list-item>
        </text:list>
        <text:p text:style-name="P96"><text:span text:style-name="T27">Souhaites-tu que j'ajoute les lignes concernant les variables de "Mouvement" (Moteur/Arduino) qui dépendent directement du </text:span><text:span text:style-name="Source_20_Text"><text:span text:style-name="T27">modeRZ</text:span></text:span><text:span text:style-name="T27"> de </text:span><text:span text:style-name="Source_20_Text"><text:span text:style-name="T27">CfgS</text:span></text:span><text:span text:style-name="T27"> ?</text:span></text:p>
      </text:section>
      <text:p text:style-name="P88"><text:span text:style-name="Source_20_Text"><text:span text:style-name="T21"><text:line-break/>********************<text:line-break/>EXTRAIT F<text:line-break/><text:line-break/></text:span></text:span><text:span text:style-name="Source_20_Text"><text:span text:style-name="T14">il ne s’agit pas exactement d’un extrait, mais de l’état de la table A </text:span></text:span><text:span text:style-name="Source_20_Text"><text:span text:style-name="T21">selon les différentes sources qu’il va falloir vérifier et rendre cohérent sur les trois paramètre URG , Cfgs et COM :<text:line-break/>********<text:line-break/></text:span></text:span></text:p>
      <table:table table:name="Tableau10" table:style-name="Tableau10">
        <table:table-column table:style-name="Tableau10.A"/>
        <table:table-column table:style-name="Tableau10.B"/>
        <table:table-column table:style-name="Tableau10.C"/>
        <table:table-column table:style-name="Tableau10.B"/>
        <table:table-column table:style-name="Tableau10.E"/>
        <table:table-column table:style-name="Tableau10.B"/>
        <table:table-column table:style-name="Tableau10.G"/>
        <table:table-column table:style-name="Tableau10.B"/>
        <table:table-column table:style-name="Tableau10.C"/>
        <table:table-column table:style-name="Tableau10.B"/>
        <table:table-column table:style-name="Tableau10.K"/>
        <table:table-column table:style-name="Tableau10.C"/>
        <table:table-column table:style-name="Tableau10.M"/>
        <table:table-column table:style-name="Tableau10.N"/>
        <table:table-row table:style-name="Tableau10.1">
          <table:table-cell table:style-name="Tableau10.A1" office:value-type="string">
            <text:p text:style-name="P97"><text:span text:style-name="Source_20_Text"><text:span text:style-name="T28">Ref</text:span></text:span></text:p>
          </table:table-cell>
          <table:table-cell table:style-name="Tableau10.A1" office:value-type="string">
            <text:p text:style-name="P98">VAR</text:p>
          </table:table-cell>
          <table:table-cell table:style-name="Tableau10.A1" office:value-type="string">
            <text:p text:style-name="P98">PROP</text:p>
          </table:table-cell>
          <table:table-cell table:style-name="Tableau10.A1" office:value-type="string">
            <text:p text:style-name="P98">CAT</text:p>
          </table:table-cell>
          <table:table-cell table:style-name="Tableau10.A1" office:value-type="string">
            <text:p text:style-name="P98">SENS</text:p>
          </table:table-cell>
          <table:table-cell table:style-name="Tableau10.A1" office:value-type="string">
            <text:p text:style-name="P98">TYPE</text:p>
          </table:table-cell>
          <table:table-cell table:style-name="Tableau10.A1" office:value-type="string">
            <text:p text:style-name="P98">FORMAT_VALUE</text:p>
          </table:table-cell>
          <table:table-cell table:style-name="Tableau10.A1" office:value-type="string">
            <text:p text:style-name="P98">INSTANCE</text:p>
          </table:table-cell>
          <table:table-cell table:style-name="Tableau10.A1" office:value-type="string">
            <text:p text:style-name="P98">COMPLEXE</text:p>
          </table:table-cell>
          <table:table-cell table:style-name="Tableau10.A1" office:value-type="string">
            <text:p text:style-name="P98">INITIAL</text:p>
          </table:table-cell>
          <table:table-cell table:style-name="Tableau10.A1" office:value-type="string">
            <text:p text:style-name="P98">Abrev-indices</text:p>
          </table:table-cell>
          <table:table-cell table:style-name="Tableau10.A1" office:value-type="string">
            <text:p text:style-name="P98">STATUT</text:p>
          </table:table-cell>
          <table:table-cell table:style-name="Tableau10.M1" office:value-type="string">
            <text:p text:style-name="P98">COMMENTAIRES</text:p>
          </table:table-cell>
          <table:table-cell table:style-name="Tableau10.A1" office:value-type="string">
            <text:p text:style-name="P98">VPIV-ACTIONS</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commande</text:p>
          </table:table-cell>
          <table:table-cell table:style-name="Tableau10.A1" office:value-type="string">
            <text:p text:style-name="P98">$V:FS:*:act:1#</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ACK</text:p>
          </table:table-cell>
          <table:table-cell table:style-name="Tableau10.A1" office:value-type="string">
            <text:p text:style-name="P98">$I:FS:*:act:1#</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value|raw</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valeur/brute)</text:p>
          </table:table-cell>
          <table:table-cell table:style-name="Tableau10.A1" office:value-type="string">
            <text:p text:style-name="P98">$V:FS:*:read:value#</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value</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entie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convertie</text:p>
          </table:table-cell>
          <table:table-cell table:style-name="Tableau10.A1" office:value-type="string">
            <text:p text:style-name="P98">$I:FS:*:value:123#</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raw</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entie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brute</text:p>
          </table:table-cell>
          <table:table-cell table:style-name="Tableau10.A1" office:value-type="string">
            <text:p text:style-name="P98">$I:FS:*:raw:839221#</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angle</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90..90</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Angle estimé</text:p>
          </table:table-cell>
          <table:table-cell table:style-name="Tableau10.A1" office:value-type="string">
            <text:p text:style-name="P98">$I:FS:*:angle:0#</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tar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9">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Remise à zéro</text:p>
          </table:table-cell>
          <table:table-cell table:style-name="Tableau10.A1" office:value-type="string">
            <text:p text:style-name="P98">$V:FS:*:tare:1#</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tar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tare</text:p>
          </table:table-cell>
          <table:table-cell table:style-name="Tableau10.A1" office:value-type="string">
            <text:p text:style-name="P98">$I:FS:*:tare:OK#</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cal</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entie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alibration</text:p>
          </table:table-cell>
          <table:table-cell table:style-name="Tableau10.A1" office:value-type="string">
            <text:p text:style-name="P98">$V:FS:*:cal:950#</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cal</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calibration</text:p>
          </table:table-cell>
          <table:table-cell table:style-name="Tableau10.A1" office:value-type="string">
            <text:p text:style-name="P98">$I:FS:*:cal:OK#</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freq</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Fréquence monitoring</text:p>
          </table:table-cell>
          <table:table-cell table:style-name="Tableau10.A1" office:value-type="string">
            <text:p text:style-name="P98">$V:FS:*:freq:100#</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freq</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réquence</text:p>
          </table:table-cell>
          <table:table-cell table:style-name="Tableau10.A1" office:value-type="string">
            <text:p text:style-name="P98">$I:FS:*:freq:OK#</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th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seuil</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Seuil d'alerte</text:p>
          </table:table-cell>
          <table:table-cell table:style-name="Tableau10.A1" office:value-type="string">
            <text:p text:style-name="P98">$V:FS:*:thd:80#</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th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text:p>
          </table:table-cell>
          <table:table-cell table:style-name="Tableau10.A1" office:value-type="string">
            <text:p text:style-name="P98">$I:FS:*:thd:OK#</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alert</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seuil</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Alerte seuil dépassé</text:p>
          </table:table-cell>
          <table:table-cell table:style-name="Tableau10.A1" office:value-type="string">
            <text:p text:style-name="P98">$I:FS:*:alert:123#</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reset)</text:p>
          </table:table-cell>
          <table:table-cell table:style-name="Tableau10.M1" office:value-type="string">
            <text:p text:style-name="P98">I</text:p>
          </table:table-cell>
          <table:table-cell table:style-name="Tableau10.M1" office:value-type="string">
            <text:p text:style-name="P98">A→SP | SE→SP</text:p>
          </table:table-cell>
          <table:table-cell table:style-name="Tableau10.M1" office:value-type="string">
            <text:p text:style-name="P98">Cmd – boolean</text:p>
          </table:table-cell>
          <table:table-cell table:style-name="Tableau10.M1" office:value-type="string">
            <text:p text:style-name="P98">0</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XPOSEE</text:p>
          </table:table-cell>
          <table:table-cell table:style-name="Tableau10.M1" office:value-type="string">
            <text:p text:style-name="P98">Confirmation reset effectué</text:p>
          </table:table-cell>
          <table:table-cell table:style-name="Tableau10.M1" office:value-type="string">
            <text:p text:style-name="P100">$I:CfgS:reset:*:1#</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reset)</text:p>
          </table:table-cell>
          <table:table-cell table:style-name="Tableau10.M1" office:value-type="string">
            <text:p text:style-name="P98">E</text:p>
          </table:table-cell>
          <table:table-cell table:style-name="Tableau10.M1" office:value-type="string">
            <text:p text:style-name="P98">SP→A | SP→SE</text:p>
          </table:table-cell>
          <table:table-cell table:style-name="Tableau10.M1" office:value-type="string">
            <text:p text:style-name="P98">Cmd – boolean</text:p>
          </table:table-cell>
          <table:table-cell table:style-name="Tableau10.M1" office:value-type="string">
            <text:p text:style-name="P98">1</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ini</text:p>
          </table:table-cell>
          <table:table-cell table:style-name="Tableau10.M1" office:value-type="string">
            <text:p text:style-name="P98">-</text:p>
          </table:table-cell>
          <table:table-cell table:style-name="Tableau10.M1" office:value-type="string">
            <text:p text:style-name="P98">EXPOSEE</text:p>
          </table:table-cell>
          <table:table-cell table:style-name="Tableau10.M1" office:value-type="string">
            <text:p text:style-name="P98">Déclenche reset logiciel global</text:p>
          </table:table-cell>
          <table:table-cell table:style-name="Tableau10.M1" office:value-type="string">
            <text:p text:style-name="P100">$F:CfgS:reset:*:1#</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modeRZ</text:p>
          </table:table-cell>
          <table:table-cell table:style-name="Tableau10.M1" office:value-type="string">
            <text:p text:style-name="P98">I</text:p>
          </table:table-cell>
          <table:table-cell table:style-name="Tableau10.M1" office:value-type="string">
            <text:p text:style-name="P98">A→SP | SE→SP</text:p>
          </table:table-cell>
          <table:table-cell table:style-name="Tableau10.M1" office:value-type="string">
            <text:p text:style-name="P98">enum</text:p>
          </table:table-cell>
          <table:table-cell table:style-name="Tableau10.M1" office:value-type="string">
            <text:p text:style-name="P98">0–5</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idem</text:p>
          </table:table-cell>
          <table:table-cell table:style-name="Tableau10.M1" office:value-type="string">
            <text:p text:style-name="P98">ETAT</text:p>
          </table:table-cell>
          <table:table-cell table:style-name="Tableau10.M1" office:value-type="string">
            <text:p text:style-name="P98">Confirmation changement modeRZ (ACK terrain)</text:p>
          </table:table-cell>
          <table:table-cell table:style-name="Tableau10.M1" office:value-type="string">
            <text:p text:style-name="P100">$I:CfgS:modeRZ:*:3#</text:p>
          </table:table-cell>
        </table:table-row>
        <text:soft-page-break/>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modeRZ</text:p>
          </table:table-cell>
          <table:table-cell table:style-name="Tableau10.M1" office:value-type="string">
            <text:p text:style-name="P98">V</text:p>
          </table:table-cell>
          <table:table-cell table:style-name="Tableau10.M1" office:value-type="string">
            <text:p text:style-name="P98">SP→A|SP→SE</text:p>
          </table:table-cell>
          <table:table-cell table:style-name="Tableau10.M1" office:value-type="string">
            <text:p text:style-name="P98">enum</text:p>
          </table:table-cell>
          <table:table-cell table:style-name="Tableau10.M1" office:value-type="string">
            <text:p text:style-name="P98">0–5 (defaut=1)</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ini</text:p>
          </table:table-cell>
          <table:table-cell table:style-name="Tableau10.M1" office:value-type="string">
            <text:p text:style-name="P98">0=ARRET,1=VEILLE,2=FIXE,3=DEPLACEMENT,4=AUTONOME,5=ERREUR</text:p>
          </table:table-cell>
          <table:table-cell table:style-name="Tableau10.M1" office:value-type="string">
            <text:p text:style-name="P98">EXPOSEE</text:p>
          </table:table-cell>
          <table:table-cell table:style-name="Tableau10.M1" office:value-type="string">
            <text:p text:style-name="P98">Mode global robot (Robot global mode) : conditionne règles de sécurité, autorisations de commandes et filtrage intents</text:p>
          </table:table-cell>
          <table:table-cell table:style-name="Tableau10.M1" office:value-type="string">
            <text:p text:style-name="P100">$V:CfgS:modeRZ:*:3#</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typePtge</text:p>
          </table:table-cell>
          <table:table-cell table:style-name="Tableau10.M1" office:value-type="string">
            <text:p text:style-name="P98">I</text:p>
          </table:table-cell>
          <table:table-cell table:style-name="Tableau10.M1" office:value-type="string">
            <text:p text:style-name="P98">SP→A | SP→SE</text:p>
          </table:table-cell>
          <table:table-cell table:style-name="Tableau10.M1" office:value-type="string">
            <text:p text:style-name="P98">enum</text:p>
          </table:table-cell>
          <table:table-cell table:style-name="Tableau10.M1" office:value-type="string">
            <text:p text:style-name="P98">0–4</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idem</text:p>
          </table:table-cell>
          <table:table-cell table:style-name="Tableau10.M1" office:value-type="string">
            <text:p text:style-name="P98">ETAT</text:p>
          </table:table-cell>
          <table:table-cell table:style-name="Tableau10.M1" office:value-type="string">
            <text:p text:style-name="P98">Retour type de pilotage validé par SP</text:p>
          </table:table-cell>
          <table:table-cell table:style-name="Tableau10.M1" office:value-type="string">
            <text:p text:style-name="P100">$I:CfgS:typePtge:*:3#</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typePtge</text:p>
          </table:table-cell>
          <table:table-cell table:style-name="Tableau10.M1" office:value-type="string">
            <text:p text:style-name="P98">V</text:p>
          </table:table-cell>
          <table:table-cell table:style-name="Tableau10.M1" office:value-type="string">
            <text:p text:style-name="P98">SE→SP | SP→A|SP→SE</text:p>
          </table:table-cell>
          <table:table-cell table:style-name="Tableau10.M1" office:value-type="string">
            <text:p text:style-name="P98">enum</text:p>
          </table:table-cell>
          <table:table-cell table:style-name="Tableau10.M1" office:value-type="string">
            <text:p text:style-name="P98">0–4 (defaut=0)</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ini</text:p>
          </table:table-cell>
          <table:table-cell table:style-name="Tableau10.M1" office:value-type="string">
            <text:p text:style-name="P98">0=ECRAN,1=VOCALE,2=JOYSTICK,3=LAISSE,4=LAISSE+VOCALE</text:p>
          </table:table-cell>
          <table:table-cell table:style-name="Tableau10.M1" office:value-type="string">
            <text:p text:style-name="P98">EXPOSEE</text:p>
          </table:table-cell>
          <table:table-cell table:style-name="Tableau10.M1" office:value-type="string">
            <text:p text:style-name="P98">Type de pilotage actif (Input control mode) : arbitré par Gtion_EtatGlobal</text:p>
          </table:table-cell>
          <table:table-cell table:style-name="Tableau10.M1" office:value-type="string">
            <text:p text:style-name="P100">$V:CfgS:typePtge:*:3#</text:p>
          </table:table-cell>
        </table:table-row>
        <table:table-row table:style-name="Tableau10.23">
          <table:table-cell table:style-name="Tableau10.M1" office:value-type="string">
            <text:p text:style-name="P98">1</text:p>
          </table:table-cell>
          <table:table-cell table:style-name="Tableau10.M1" office:value-type="string">
            <text:p text:style-name="P98">COM</text:p>
          </table:table-cell>
          <table:table-cell table:style-name="Tableau10.M1" office:value-type="string">
            <text:p text:style-name="P98">debug</text:p>
          </table:table-cell>
          <table:table-cell table:style-name="Tableau10.M1" office:value-type="string">
            <text:p text:style-name="P98">I</text:p>
          </table:table-cell>
          <table:table-cell table:style-name="Tableau10.M1" office:value-type="string">
            <text:p text:style-name="P98">A|SE→SP</text:p>
          </table:table-cell>
          <table:table-cell table:style-name="Tableau10.M1" office:value-type="string">
            <text:p text:style-name="P98">string</text:p>
          </table:table-cell>
          <table:table-cell table:style-name="Tableau10.M1" office:value-type="string">
            <text:p text:style-name="P98">texte libre</text:p>
          </table:table-cell>
          <table:table-cell table:style-name="Tableau10.A1" office:value-type="string">
            <text:p text:style-name="P98">A | SE</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infos utile pour le debuggage par <text:s/>l’utilisateur</text:p>
          </table:table-cell>
          <table:table-cell table:style-name="Tableau10.M1" office:value-type="string">
            <text:p text:style-name="P98" loext:marker-style-name="T29"/>
          </table:table-cell>
        </table:table-row>
        <table:table-row table:style-name="Tableau10.24">
          <table:table-cell table:style-name="Tableau10.M1" office:value-type="string">
            <text:p text:style-name="P98">1</text:p>
          </table:table-cell>
          <table:table-cell table:style-name="Tableau10.M1" office:value-type="string">
            <text:p text:style-name="P98">COM</text:p>
          </table:table-cell>
          <table:table-cell table:style-name="Tableau10.M1" office:value-type="string">
            <text:p text:style-name="P98">error</text:p>
          </table:table-cell>
          <table:table-cell table:style-name="Tableau10.M1" office:value-type="string">
            <text:p text:style-name="P98">I</text:p>
          </table:table-cell>
          <table:table-cell table:style-name="Tableau10.M1" office:value-type="string">
            <text:p text:style-name="P98">A|SE→SP</text:p>
          </table:table-cell>
          <table:table-cell table:style-name="Tableau10.M1" office:value-type="string">
            <text:p text:style-name="P98">string</text:p>
          </table:table-cell>
          <table:table-cell table:style-name="Tableau10.M1" office:value-type="string">
            <text:p text:style-name="P98">texte libre</text:p>
          </table:table-cell>
          <table:table-cell table:style-name="Tableau10.A1" office:value-type="string">
            <text:p text:style-name="P98">A | SE</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info sur les erreurs que l’on veut rendre visible à l’utilisateur, sans réaction automatique</text:p>
          </table:table-cell>
          <table:table-cell table:style-name="Tableau10.M1" office:value-type="string">
            <text:p text:style-name="P98" loext:marker-style-name="T29"/>
          </table:table-cell>
        </table:table-row>
        <table:table-row table:style-name="Tableau10.25">
          <table:table-cell table:style-name="Tableau10.M1" office:value-type="string">
            <text:p text:style-name="P98">1</text:p>
          </table:table-cell>
          <table:table-cell table:style-name="Tableau10.M1" office:value-type="string">
            <text:p text:style-name="P98">COM</text:p>
          </table:table-cell>
          <table:table-cell table:style-name="Tableau10.M1" office:value-type="string">
            <text:p text:style-name="P98">info</text:p>
          </table:table-cell>
          <table:table-cell table:style-name="Tableau10.M1" office:value-type="string">
            <text:p text:style-name="P98">I</text:p>
          </table:table-cell>
          <table:table-cell table:style-name="Tableau10.M1" office:value-type="string">
            <text:p text:style-name="P98">A|SE→SP</text:p>
          </table:table-cell>
          <table:table-cell table:style-name="Tableau10.M1" office:value-type="string">
            <text:p text:style-name="P98">string</text:p>
          </table:table-cell>
          <table:table-cell table:style-name="Tableau10.M1" office:value-type="string">
            <text:p text:style-name="P98">texte libre</text:p>
          </table:table-cell>
          <table:table-cell table:style-name="Tableau10.A1" office:value-type="string">
            <text:p text:style-name="P98">A | SE</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Sera utilisé pour toutes les infos que l’on veux envoyé à l’utilisateur node text.</text:p>
          </table:table-cell>
          <table:table-cell table:style-name="Tableau10.A1" office:value-type="string">
            <text:p text:style-name="P100">$I:Com:info:SE:"Caméra initialisée"#</text:p>
          </table:table-cell>
        </table:table-row>
        <table:table-row table:style-name="Tableau10.26">
          <table:table-cell table:style-name="Tableau10.M1" office:value-type="string">
            <text:p text:style-name="P98">1</text:p>
          </table:table-cell>
          <table:table-cell table:style-name="Tableau10.M1" office:value-type="string">
            <text:p text:style-name="P98">COM</text:p>
          </table:table-cell>
          <table:table-cell table:style-name="Tableau10.M1" office:value-type="string">
            <text:p text:style-name="P98">warn</text:p>
          </table:table-cell>
          <table:table-cell table:style-name="Tableau10.M1" office:value-type="string">
            <text:p text:style-name="P98">I</text:p>
          </table:table-cell>
          <table:table-cell table:style-name="Tableau10.M1" office:value-type="string">
            <text:p text:style-name="P98">A|SE→SP</text:p>
          </table:table-cell>
          <table:table-cell table:style-name="Tableau10.M1" office:value-type="string">
            <text:p text:style-name="P98">string</text:p>
          </table:table-cell>
          <table:table-cell table:style-name="Tableau10.M1" office:value-type="string">
            <text:p text:style-name="P98">texte libre</text:p>
          </table:table-cell>
          <table:table-cell table:style-name="Tableau10.A1" office:value-type="string">
            <text:p text:style-name="P98">A | SE</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info sur les Warn que l’on veut rendre visible à l’utilisateur (même champ node avec couleur différente que celui de error°</text:p>
          </table:table-cell>
          <table:table-cell table:style-name="Tableau10.M1" office:value-type="string">
            <text:p text:style-name="P98" loext:marker-style-name="T29"/>
          </table:table-cell>
        </table:table-row>
        <table:table-row table:style-name="Tableau10.2">
          <table:table-cell table:style-name="Tableau10.A1" office:value-type="string">
            <text:p text:style-name="P98">P1</text:p>
          </table:table-cell>
          <table:table-cell table:style-name="Tableau10.A1" office:value-type="string">
            <text:p text:style-name="P98">ctrl_L</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text:p>
          </table:table-cell>
          <table:table-cell table:style-name="Tableau10.A1" office:value-type="string">
            <text:p text:style-name="P98">$V:ctrl_L:*:act:1#</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État activation</text:p>
          </table:table-cell>
          <table:table-cell table:style-name="Tableau10.A1" office:value-type="string">
            <text:p text:style-name="P98">$I:ctrl_L:*:act:OK#</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statu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FceKO</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État complet</text:p>
          </table:table-cell>
          <table:table-cell table:style-name="Tableau10.A1" office:value-type="string">
            <text:p text:style-name="P98">$I:ctrl_L:*:status:OK#</text:p>
          </table:table-cell>
        </table:table-row>
        <table:table-row table:style-name="Tableau10.2">
          <table:table-cell table:style-name="Tableau10.A1" office:value-type="string">
            <text:p text:style-name="P98">P1</text:p>
          </table:table-cell>
          <table:table-cell table:style-name="Tableau10.A1" office:value-type="string">
            <text:p text:style-name="P98">ctrl_L</text:p>
          </table:table-cell>
          <table:table-cell table:style-name="Tableau10.A1" office:value-type="string">
            <text:p text:style-name="P98">dist</text:p>
          </table:table-cell>
          <table:table-cell table:style-name="Tableau10.A1" office:value-type="string">
            <text:p text:style-name="P98">F</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cm</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Distance cible</text:p>
          </table:table-cell>
          <table:table-cell table:style-name="Tableau10.A1" office:value-type="string">
            <text:p text:style-name="P98">$V:ctrl_L:*:dist:100#</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dis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distance</text:p>
          </table:table-cell>
          <table:table-cell table:style-name="Tableau10.A1" office:value-type="string">
            <text:p text:style-name="P98">$I:ctrl_L:*:dist:OK#</text:p>
          </table:table-cell>
        </table:table-row>
        <table:table-row table:style-name="Tableau10.2">
          <table:table-cell table:style-name="Tableau10.A1" office:value-type="string">
            <text:p text:style-name="P98">P1</text:p>
          </table:table-cell>
          <table:table-cell table:style-name="Tableau10.A1" office:value-type="string">
            <text:p text:style-name="P98">ctrl_L</text:p>
          </table:table-cell>
          <table:table-cell table:style-name="Tableau10.A1" office:value-type="string">
            <text:p text:style-name="P98">vmax</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Vitesse max</text:p>
          </table:table-cell>
          <table:table-cell table:style-name="Tableau10.A1" office:value-type="string">
            <text:p text:style-name="P98">$V:ctrl_L:*:vmax:40#</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vmax</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vitesse max</text:p>
          </table:table-cell>
          <table:table-cell table:style-name="Tableau10.A1" office:value-type="string">
            <text:p text:style-name="P98">$I:ctrl_L:*:vmax:OK#</text:p>
          </table:table-cell>
        </table:table-row>
        <table:table-row table:style-name="Tableau10.2">
          <table:table-cell table:style-name="Tableau10.A1" office:value-type="string">
            <text:p text:style-name="P98">P1</text:p>
          </table:table-cell>
          <table:table-cell table:style-name="Tableau10.A1" office:value-type="string">
            <text:p text:style-name="P98">ctrl_L</text:p>
          </table:table-cell>
          <table:table-cell table:style-name="Tableau10.A1" office:value-type="string">
            <text:p text:style-name="P98">d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m</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Zone morte</text:p>
          </table:table-cell>
          <table:table-cell table:style-name="Tableau10.A1" office:value-type="string">
            <text:p text:style-name="P98">$V:ctrl_L:*:dead:80#</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dea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Ack zone morte</text:p>
          </table:table-cell>
          <table:table-cell table:style-name="Tableau10.A1" office:value-type="string">
            <text:p text:style-name="P98">$I:ctrl_L:*:dead:OK#</text:p>
          </table:table-cell>
        </table:table-row>
        <table:table-row table:style-name="Tableau10.2">
          <table:table-cell table:style-name="Tableau10.A1" office:value-type="string">
            <text:p text:style-name="P98">A1</text:p>
          </table:table-cell>
          <table:table-cell table:style-name="Tableau10.A1" office:value-type="string">
            <text:p text:style-name="P98">System</text:p>
          </table:table-cell>
          <table:table-cell table:style-name="Tableau10.A1" office:value-type="string">
            <text:p text:style-name="P98">boot</text:p>
          </table:table-cell>
          <table:table-cell table:style-name="Tableau10.A1" office:value-type="string">
            <text:p text:style-name="P98">I</text:p>
          </table:table-cell>
          <table:table-cell table:style-name="Tableau10.M1" office:value-type="string">
            <text:p text:style-name="P98">A→SP</text:p>
          </table:table-cell>
          <table:table-cell table:style-name="Tableau10.M1" office:value-type="string">
            <text:p text:style-name="P98">string</text:p>
          </table:table-cell>
          <table:table-cell table:style-name="Tableau10.M1" office:value-type="string">
            <text:p text:style-name="P98">OK</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srce A : RZlibrairiesPersoNew.ccp <text:s/>f° RZ_initAll() → <text:s/>init de tout les modules envoyé ACK</text:p>
          </table:table-cell>
          <table:table-cell table:style-name="Tableau10.A1" office:value-type="string">
            <text:p text:style-name="P98">$I:System:boot :*:OK#</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statu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ER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 loext:marker-style-name="T29"/>
          </table:table-cell>
          <table:table-cell table:style-name="Tableau10.A1" office:value-type="string">
            <text:p text:style-name="P98">ETAT</text:p>
          </table:table-cell>
          <table:table-cell table:style-name="Tableau10.M1" office:value-type="string">
            <text:p text:style-name="P98">existe mais …</text:p>
          </table:table-cell>
          <table:table-cell table:style-name="Tableau10.A1" office:value-type="string">
            <text:p text:style-name="P98" loext:marker-style-name="T29"/>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urg</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urgCode</text:p>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M1" office:value-type="string">
            <text:p text:style-name="P98">? urg code ?????? existe mais code ?</text:p>
          </table:table-cell>
          <table:table-cell table:style-name="Tableau10.A1" office:value-type="string">
            <text:p text:style-name="P98" loext:marker-style-name="T29"/>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Activation commande</text:p>
          </table:table-cell>
          <table:table-cell table:style-name="Tableau10.A1" office:value-type="string">
            <text:p text:style-name="P98">$V:Lrub:act:[n]:1#</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Activation ACK</text:p>
          </table:table-cell>
          <table:table-cell table:style-name="Tableau10.A1" office:value-type="string">
            <text:p text:style-name="P98">$I:Lrub:act:[n]:1#</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in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255</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7"><text:span text:style-name="T29">Commande intensité </text:span><text:soft-page-break/><text:span text:style-name="T29">lumineuse</text:span></text:p>
          </table:table-cell>
          <table:table-cell table:style-name="Tableau10.A1" office:value-type="string">
            <text:p text:style-name="P98">$V:Lrub:int:[n]:128#</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in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0-255</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Intensité actuelle</text:p>
          </table:table-cell>
          <table:table-cell table:style-name="Tableau10.A1" office:value-type="string">
            <text:p text:style-name="P98">$I:Lrub:int:[n]:128#</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col</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Commande couleur</text:p>
          </table:table-cell>
          <table:table-cell table:style-name="Tableau10.A1" office:value-type="string">
            <text:p text:style-name="P98">$V:Lrub:col:[n]:"255,0,0"#</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col</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Ack couleur appliquée</text:p>
          </table:table-cell>
          <table:table-cell table:style-name="Tableau10.A1" office:value-type="string">
            <text:p text:style-name="P98">$I:Lrub:col:[n]:"255,0,0"#</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col</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bad_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Erreur format RGB</text:p>
          </table:table-cell>
          <table:table-cell table:style-name="Tableau10.A1" office:value-type="string">
            <text:p text:style-name="P98">$E:Lrub:col:[n]:bad_rgb#</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timeou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OK|OFF</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Commande timeout</text:p>
          </table:table-cell>
          <table:table-cell table:style-name="Tableau10.A1" office:value-type="string">
            <text:p text:style-name="P98">$V:Lrub:timeout:[n]:OK#</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timeou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État timeout</text:p>
          </table:table-cell>
          <table:table-cell table:style-name="Tableau10.A1" office:value-type="string">
            <text:p text:style-name="P98">$I:Lrub:timeout:[n]:OK#</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effetFuit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Commande effet fuite</text:p>
          </table:table-cell>
          <table:table-cell table:style-name="Tableau10.A1" office:value-type="string">
            <text:p text:style-name="P98">$V:Lrub:effetFuite:[n]:1#</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effetFuit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État effet fuite</text:p>
          </table:table-cell>
          <table:table-cell table:style-name="Tableau10.A1" office:value-type="string">
            <text:p text:style-name="P98">$I:Lrub:effetFuite:[n]:OK#</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ini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réinitialisation</text:p>
          </table:table-cell>
          <table:table-cell table:style-name="Tableau10.A1" office:value-type="string">
            <text:p text:style-name="P98">$V:Lrub:init:*:1#</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ini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réinitialisation</text:p>
          </table:table-cell>
          <table:table-cell table:style-name="Tableau10.A1" office:value-type="string">
            <text:p text:style-name="P98">$I:Lrub:init:*:OK#</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commande</text:p>
          </table:table-cell>
          <table:table-cell table:style-name="Tableau10.A1" office:value-type="string">
            <text:p text:style-name="P98">$V:Lring:act:[n]:1#</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ACK</text:p>
          </table:table-cell>
          <table:table-cell table:style-name="Tableau10.A1" office:value-type="string">
            <text:p text:style-name="P98">$I:Lring:act:[n]:1#</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expr</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neutre|voyant|eclairage|sourire|triste|alert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pplication expression (globale)</text:p>
          </table:table-cell>
          <table:table-cell table:style-name="Tableau10.A1" office:value-type="string">
            <text:p text:style-name="P98">$V:Lring:expr:*:voyant#</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expr</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neutre|voyant|eclairage|sourire|triste|alert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expression appliquée</text:p>
          </table:table-cell>
          <table:table-cell table:style-name="Tableau10.A1" office:value-type="string">
            <text:p text:style-name="P98">$I:Lring:expr:*:voyant#</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rgb</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couleur (par LED)</text:p>
          </table:table-cell>
          <table:table-cell table:style-name="Tableau10.A1" office:value-type="string">
            <text:p text:style-name="P98">$V:Lring:rgb:[n]:"255,0,0"#</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rgb</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couleur appliquée</text:p>
          </table:table-cell>
          <table:table-cell table:style-name="Tableau10.A1" office:value-type="string">
            <text:p text:style-name="P98">$I:Lring:rgb:[n]:"255,0,0"#</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rgb</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bad_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Erreur format RGB</text:p>
          </table:table-cell>
          <table:table-cell table:style-name="Tableau10.A1" office:value-type="string">
            <text:p text:style-name="P98">$E:Lring:rgb:[n]:bad_rgb#</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clr</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effacement (par LED)</text:p>
          </table:table-cell>
          <table:table-cell table:style-name="Tableau10.A1" office:value-type="string">
            <text:p text:style-name="P98">$V:Lring:clr:[n]:OK#</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clr</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effacement</text:p>
          </table:table-cell>
          <table:table-cell table:style-name="Tableau10.A1" office:value-type="string">
            <text:p text:style-name="P98">$I:Lring:clr:[n]:OK#</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in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255</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intensité (par LED)</text:p>
          </table:table-cell>
          <table:table-cell table:style-name="Tableau10.A1" office:value-type="string">
            <text:p text:style-name="P98">$V:Lring:int:[n]:128#</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in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0-255</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intensité</text:p>
          </table:table-cell>
          <table:table-cell table:style-name="Tableau10.A1" office:value-type="string">
            <text:p text:style-name="P98">$I:Lring:int:[n]:128#</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expr|extern</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mode (globale)</text:p>
          </table:table-cell>
          <table:table-cell table:style-name="Tableau10.A1" office:value-type="string">
            <text:p text:style-name="P98">$V:Lring:mode:*:expr#</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val</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csv</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M1" office:value-type="string">
            <text:p text:style-name="P98">Valeurs groupées</text:p>
          </table:table-cell>
          <table:table-cell table:style-name="Tableau10.A1" office:value-type="string">
            <text:p text:style-name="P98">$I:Us:val:*:v1,v2,v3#</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alert</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M1" office:value-type="string">
            <text:p text:style-name="P98">Alerte danger</text:p>
          </table:table-cell>
          <table:table-cell table:style-name="Tableau10.A1" office:value-type="string">
            <text:p text:style-name="P98">$I:Us:alert:&lt;n&gt;:3#</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th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seuil</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Seuil danger</text:p>
          </table:table-cell>
          <table:table-cell table:style-name="Tableau10.A1" office:value-type="string">
            <text:p text:style-name="P98">$V:Us:*:thd:20# ou $V:Us:[n]:thd:20#</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th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text:p>
          </table:table-cell>
          <table:table-cell table:style-name="Tableau10.M1" office:value-type="string">
            <text:p text:style-name="P98">$I:Us:*:thd: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freq</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Fréquence cycle</text:p>
          </table:table-cell>
          <table:table-cell table:style-name="Tableau10.A1" office:value-type="string">
            <text:p text:style-name="P98">$V:Us:*:freq:200#</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freq</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réquence</text:p>
          </table:table-cell>
          <table:table-cell table:style-name="Tableau10.M1" office:value-type="string">
            <text:p text:style-name="P98">$I:Us:*:freq: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delta</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cm</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Seuil variation</text:p>
          </table:table-cell>
          <table:table-cell table:style-name="Tableau10.A1" office:value-type="string">
            <text:p text:style-name="P98">$V:Us:*:delta:5#</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delta</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 variation</text:p>
          </table:table-cell>
          <table:table-cell table:style-name="Tableau10.M1" office:value-type="string">
            <text:p text:style-name="P98">$I:Us:*:delta: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sendall</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Mode envoi groupé</text:p>
          </table:table-cell>
          <table:table-cell table:style-name="Tableau10.M1" office:value-type="string">
            <text:p text:style-name="P98">$V:Us:*:sendall:1#</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sendall</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 envoi</text:p>
          </table:table-cell>
          <table:table-cell table:style-name="Tableau10.M1" office:value-type="string">
            <text:p text:style-name="P98">$I:Us:*:sendall: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idle|normal|surv</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Mode fonctionnement</text:p>
          </table:table-cell>
          <table:table-cell table:style-name="Tableau10.A1" office:value-type="string">
            <text:p text:style-name="P98">$V:Us:*:mode:normal#</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mod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text:p>
          </table:table-cell>
          <table:table-cell table:style-name="Tableau10.M1" office:value-type="string">
            <text:p text:style-name="P98">$I:Us:*:mode: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suspect_ms</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Timeout suspect</text:p>
          </table:table-cell>
          <table:table-cell table:style-name="Tableau10.A1" office:value-type="string">
            <text:p text:style-name="P98">$V:Us:*:suspect_ms:1000#</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suspect_m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timeout</text:p>
          </table:table-cell>
          <table:table-cell table:style-name="Tableau10.M1" office:value-type="string">
            <text:p text:style-name="P98">$I:Us:*:suspect_ms:OK#</text:p>
          </table:table-cell>
        </table:table-row>
        <text:soft-page-break/>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globale</text:p>
          </table:table-cell>
          <table:table-cell table:style-name="Tableau10.A1" office:value-type="string">
            <text:p text:style-name="P98">$V:Us:*:act:1#</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tivation</text:p>
          </table:table-cell>
          <table:table-cell table:style-name="Tableau10.M1" office:value-type="string">
            <text:p text:style-name="P98">$I:Us:*:act: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string</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tous/quelques)</text:p>
          </table:table-cell>
          <table:table-cell table:style-name="Tableau10.M1" office:value-type="string">
            <text:p text:style-name="P98">$V:Us:*:read:OK#</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one</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distance</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M1" office:value-type="string">
            <text:p text:style-name="P98">Valeur individuelle</text:p>
          </table:table-cell>
          <table:table-cell table:style-name="Tableau10.A1" office:value-type="string">
            <text:p text:style-name="P98">$I:Us:one:&lt;n&gt;:123#</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immédiate</text:p>
          </table:table-cell>
          <table:table-cell table:style-name="Tableau10.A1" office:value-type="string">
            <text:p text:style-name="P98">$V:MvtIR:*:read:OK#</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valu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instantanée</text:p>
          </table:table-cell>
          <table:table-cell table:style-name="Tableau10.A1" office:value-type="string">
            <text:p text:style-name="P98">$I:MvtIR:*:value:1#</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aler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9">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Alerte mouvement</text:p>
          </table:table-cell>
          <table:table-cell table:style-name="Tableau10.A1" office:value-type="string">
            <text:p text:style-name="P98">$I:MvtIR:*:alert:1#</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text:p>
          </table:table-cell>
          <table:table-cell table:style-name="Tableau10.A1" office:value-type="string">
            <text:p text:style-name="P98">$V:MvtIR:*:act:1#</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tivation</text:p>
          </table:table-cell>
          <table:table-cell table:style-name="Tableau10.A1" office:value-type="string">
            <text:p text:style-name="P98">$I:MvtIR:*:act:1#</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freq</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Fréquence</text:p>
          </table:table-cell>
          <table:table-cell table:style-name="Tableau10.A1" office:value-type="string">
            <text:p text:style-name="P98">$V:MvtIR:*:freq:150#</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freq</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réquence</text:p>
          </table:table-cell>
          <table:table-cell table:style-name="Tableau10.A1" office:value-type="string">
            <text:p text:style-name="P98">$I:MvtIR:*:freq:150#</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th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compteu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Seuil détection</text:p>
          </table:table-cell>
          <table:table-cell table:style-name="Tableau10.A1" office:value-type="string">
            <text:p text:style-name="P98">$V:MvtIR:*:thd:2#</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th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nombr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text:p>
          </table:table-cell>
          <table:table-cell table:style-name="Tableau10.A1" office:value-type="string">
            <text:p text:style-name="P98">$I:MvtIR:*:thd:2#</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idle|monitor|surveillanc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Mode fonctionnement</text:p>
          </table:table-cell>
          <table:table-cell table:style-name="Tableau10.A1" office:value-type="string">
            <text:p text:style-name="P98">$V:MvtIR:*:mode:monitor#</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mod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mod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text:p>
          </table:table-cell>
          <table:table-cell table:style-name="Tableau10.A1" office:value-type="string">
            <text:p text:style-name="P98">$I:MvtIR:*:mode:monitor#</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raw|rms|peak|orient</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micro(s)</text:p>
          </table:table-cell>
          <table:table-cell table:style-name="Tableau10.A1" office:value-type="string">
            <text:p text:style-name="P98">$V:Mic:*:read:rms#</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raw</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brute</text:p>
          </table:table-cell>
          <table:table-cell table:style-name="Tableau10.A1" office:value-type="string">
            <text:p text:style-name="P98">$I:Mic:*:raw:512#</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rm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RMS</text:p>
          </table:table-cell>
          <table:table-cell table:style-name="Tableau10.A1" office:value-type="string">
            <text:p text:style-name="P98">$I:Mic:*:rms:32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peak</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pic</text:p>
          </table:table-cell>
          <table:table-cell table:style-name="Tableau10.A1" office:value-type="string">
            <text:p text:style-name="P98">$I:Mic:*:peak:68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orien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degré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Orientation sonore</text:p>
          </table:table-cell>
          <table:table-cell table:style-name="Tableau10.A1" office:value-type="string">
            <text:p text:style-name="P98">$I:Mic:*:orient:-45#</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alert</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Alerte seuil</text:p>
          </table:table-cell>
          <table:table-cell table:style-name="Tableau10.A1" office:value-type="string">
            <text:p text:style-name="P98">$I:Mic:*:alert:750#</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th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seuil</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Seuil détection</text:p>
          </table:table-cell>
          <table:table-cell table:style-name="Tableau10.A1" office:value-type="string">
            <text:p text:style-name="P98">$V:Mic:*:thd:50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th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text:p>
          </table:table-cell>
          <table:table-cell table:style-name="Tableau10.A1" office:value-type="string">
            <text:p text:style-name="P98">$I:Mic:*:thd:OK#</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freq</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Fréquence</text:p>
          </table:table-cell>
          <table:table-cell table:style-name="Tableau10.A1" office:value-type="string">
            <text:p text:style-name="P98">$V:Mic:*:freq:20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freq</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réquence</text:p>
          </table:table-cell>
          <table:table-cell table:style-name="Tableau10.A1" office:value-type="string">
            <text:p text:style-name="P98">$I:Mic:*:freq:OK#</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win</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Fenêtre</text:p>
          </table:table-cell>
          <table:table-cell table:style-name="Tableau10.A1" office:value-type="string">
            <text:p text:style-name="P98">$V:Mic:*:win:4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win</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enêtre</text:p>
          </table:table-cell>
          <table:table-cell table:style-name="Tableau10.A1" office:value-type="string">
            <text:p text:style-name="P98">$I:Mic:*:win:OK#</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text:p>
          </table:table-cell>
          <table:table-cell table:style-name="Tableau10.A1" office:value-type="string">
            <text:p text:style-name="P98">$V:Mic:*:act:1#</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tivation</text:p>
          </table:table-cell>
          <table:table-cell table:style-name="Tableau10.A1" office:value-type="string">
            <text:p text:style-name="P98">$I:Mic:*:act:1#</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idle|monitor|orient|surveillanc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Mode fonctionnement</text:p>
          </table:table-cell>
          <table:table-cell table:style-name="Tableau10.A1" office:value-type="string">
            <text:p text:style-name="P98">$V:Mic:*:mode:monitor#</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mod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mod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text:p>
          </table:table-cell>
          <table:table-cell table:style-name="Tableau10.A1" office:value-type="string">
            <text:p text:style-name="P98">$I:Mic:*:mode:monitor#</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moteurs</text:p>
          </table:table-cell>
          <table:table-cell table:style-name="Tableau10.A1" office:value-type="string">
            <text:p text:style-name="P98">$V:Mtr:*:act:1#</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tivation</text:p>
          </table:table-cell>
          <table:table-cell table:style-name="Tableau10.A1" office:value-type="string">
            <text:p text:style-name="P98">$I:Mtr:*:act:1#</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modern|legacy</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Mode contrôle</text:p>
          </table:table-cell>
          <table:table-cell table:style-name="Tableau10.A1" office:value-type="string">
            <text:p text:style-name="P98">$V:Mtr:*:mode:modern#</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mod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mod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text:p>
          </table:table-cell>
          <table:table-cell table:style-name="Tableau10.A1" office:value-type="string">
            <text:p text:style-name="P98">$I:Mtr:*:mode:modern#</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cm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v,omega,a</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moderne</text:p>
          </table:table-cell>
          <table:table-cell table:style-name="Tableau10.A1" office:value-type="string">
            <text:p text:style-name="P98">$V:Mtr:*:cmd:"50,20,1"#</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target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L,R,A</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Cibles envoyées</text:p>
          </table:table-cell>
          <table:table-cell table:style-name="Tableau10.A1" office:value-type="string">
            <text:p text:style-name="P98">$I:Mtr:*:targets:"200,220,1"#</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acc</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célération (legacy)</text:p>
          </table:table-cell>
          <table:table-cell table:style-name="Tableau10.A1" office:value-type="string">
            <text:p text:style-name="P98">$V:Mtr:*:acc:5#</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acc</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célération</text:p>
          </table:table-cell>
          <table:table-cell table:style-name="Tableau10.A1" office:value-type="string">
            <text:p text:style-name="P98">$I:Mtr:*:acc:5#</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sp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Vitesse (legacy)</text:p>
          </table:table-cell>
          <table:table-cell table:style-name="Tableau10.A1" office:value-type="string">
            <text:p text:style-name="P98">$V:Mtr:*:spd:3#</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sp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vitesse</text:p>
          </table:table-cell>
          <table:table-cell table:style-name="Tableau10.A1" office:value-type="string">
            <text:p text:style-name="P98">$I:Mtr:*:spd:3#</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dir</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Direction (legacy)</text:p>
          </table:table-cell>
          <table:table-cell table:style-name="Tableau10.A1" office:value-type="string">
            <text:p text:style-name="P98">$V:Mtr:*:dir:2#</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dir</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direction</text:p>
          </table:table-cell>
          <table:table-cell table:style-name="Tableau10.A1" office:value-type="string">
            <text:p text:style-name="P98">$I:Mtr:*:dir:2#</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triple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a,s,d</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Triplet legacy</text:p>
          </table:table-cell>
          <table:table-cell table:style-name="Tableau10.A1" office:value-type="string">
            <text:p text:style-name="P98">$V:Mtr:*:triplet:"2,4,1"#</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triple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triplet</text:p>
          </table:table-cell>
          <table:table-cell table:style-name="Tableau10.A1" office:value-type="string">
            <text:p text:style-name="P98">$I:Mtr:*:triplet:OK#</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kturn</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float</text:p>
          </table:table-cell>
          <table:table-cell table:style-name="Tableau10.A1" office:value-type="string">
            <text:p text:style-name="P98">facteu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efficient rotation</text:p>
          </table:table-cell>
          <table:table-cell table:style-name="Tableau10.A1" office:value-type="string">
            <text:p text:style-name="P98">$V:Mtr:*:kturn:0.8#</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kturn</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facteu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coefficient</text:p>
          </table:table-cell>
          <table:table-cell table:style-name="Tableau10.A1" office:value-type="string">
            <text:p text:style-name="P98">$I:Mtr:*:kturn:0.8#</text:p>
          </table:table-cell>
        </table:table-row>
        <text:soft-page-break/>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scal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input,output</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Échelles</text:p>
          </table:table-cell>
          <table:table-cell table:style-name="Tableau10.A1" office:value-type="string">
            <text:p text:style-name="P98">$V:Mtr:*:scale:"100,400"#</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scal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échelles</text:p>
          </table:table-cell>
          <table:table-cell table:style-name="Tableau10.A1" office:value-type="string">
            <text:p text:style-name="P98">$I:Mtr:*:scale:OK#</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état</text:p>
          </table:table-cell>
          <table:table-cell table:style-name="Tableau10.A1" office:value-type="string">
            <text:p text:style-name="P98">$V:Mtr:*:read:OK#</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stat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L,R,A,mod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État courant</text:p>
          </table:table-cell>
          <table:table-cell table:style-name="Tableau10.A1" office:value-type="string">
            <text:p text:style-name="P98">$I:Mtr:*:state:"200,220,1,modern"#</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read</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Lecture données</text:p>
          </table:table-cell>
          <table:table-cell table:style-name="Tableau10.A1" office:value-type="string">
            <text:p text:style-name="P101">$V:Odo:*:read#</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ac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boolean</text:p>
          </table:table-cell>
          <table:table-cell table:style-name="Tableau10.A1" office:value-type="string">
            <text:p text:style-name="P10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tivation</text:p>
          </table:table-cell>
          <table:table-cell table:style-name="Tableau10.A1" office:value-type="string">
            <text:p text:style-name="P101">$V:Odo:*:act:1#</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ac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activation</text:p>
          </table:table-cell>
          <table:table-cell table:style-name="Tableau10.A1" office:value-type="string">
            <text:p text:style-name="P101">$I:Odo:*:act:1#</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pos</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x,y,θ(°)"</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Position</text:p>
          </table:table-cell>
          <table:table-cell table:style-name="Tableau10.A1" office:value-type="string">
            <text:p text:style-name="P101">$I:Odo:*:pos:"1.23,0.45,90.0"#</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vel</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v,ω"</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Vitesse</text:p>
          </table:table-cell>
          <table:table-cell table:style-name="Tableau10.A1" office:value-type="string">
            <text:p text:style-name="P101">$I:Odo:*:vel:"0.5,0.1"#</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rese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2">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Réinitialisation</text:p>
          </table:table-cell>
          <table:table-cell table:style-name="Tableau10.A1" office:value-type="string">
            <text:p text:style-name="P101">$V:Odo:*:reset:1#</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cmd</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reset</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réinitialisation</text:p>
          </table:table-cell>
          <table:table-cell table:style-name="Tableau10.A1" office:value-type="string">
            <text:p text:style-name="P101">$I:Odo:*:cmd:reset#</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freq</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ms</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Fréquence calcul</text:p>
          </table:table-cell>
          <table:table-cell table:style-name="Tableau10.A1" office:value-type="string">
            <text:p text:style-name="P101">$V:Odo:*:freq:50#</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freq</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ms</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fréquence</text:p>
          </table:table-cell>
          <table:table-cell table:style-name="Tableau10.A1" office:value-type="string">
            <text:p text:style-name="P101">$I:Odo:*:freq:50#</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repor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ms</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Période rapport</text:p>
          </table:table-cell>
          <table:table-cell table:style-name="Tableau10.A1" office:value-type="string">
            <text:p text:style-name="P101">$V:Odo:*:report:200#</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repor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pos:x,y,θ;vel:v,ω"</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Rapport complet</text:p>
          </table:table-cell>
          <table:table-cell table:style-name="Tableau10.A1" office:value-type="string">
            <text:p text:style-name="P101">$I:Odo:*:report:"pos:1.23,0.45,90.0;vel:0.5,0.1"#</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coeff</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c1,c2,c3,c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Coefficients</text:p>
          </table:table-cell>
          <table:table-cell table:style-name="Tableau10.A1" office:value-type="string">
            <text:p text:style-name="P101">$V:Odo:*:coeff:"0.0712,0.0712,0.08035,0.08035"#</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coeff</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coefficients</text:p>
          </table:table-cell>
          <table:table-cell table:style-name="Tableau10.A1" office:value-type="string">
            <text:p text:style-name="P101">$I:Odo:*:cmd:coeff#</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geom</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diam_mm,entraxe_mm"</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Géométrie</text:p>
          </table:table-cell>
          <table:table-cell table:style-name="Tableau10.A1" office:value-type="string">
            <text:p text:style-name="P101">$V:Odo:*:geom:"100,300"#</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geom</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géométrie</text:p>
          </table:table-cell>
          <table:table-cell table:style-name="Tableau10.A1" office:value-type="string">
            <text:p text:style-name="P101">$I:Odo:*:geom:OK#</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gyro</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dps,timestamp"</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Gyroscope</text:p>
          </table:table-cell>
          <table:table-cell table:style-name="Tableau10.A1" office:value-type="string">
            <text:p text:style-name="P101">$V:Odo:*:gyro:"12.4,170932"#</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gyro</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gyroscope</text:p>
          </table:table-cell>
          <table:table-cell table:style-name="Tableau10.A1" office:value-type="string">
            <text:p text:style-name="P101">$I:Odo:*:gyro:OK#</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compass</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deg,quality"</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Boussole</text:p>
          </table:table-cell>
          <table:table-cell table:style-name="Tableau10.A1" office:value-type="string">
            <text:p text:style-name="P101">$V:Odo:*:compass:"90,5"#</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compass</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boussole</text:p>
          </table:table-cell>
          <table:table-cell table:style-name="Tableau10.A1" office:value-type="string">
            <text:p text:style-name="P101">$I:Odo:*:compass:OK#</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mod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idle|normal|surv"</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Mode fonctionnement</text:p>
          </table:table-cell>
          <table:table-cell table:style-name="Tableau10.A1" office:value-type="string">
            <text:p text:style-name="P101">$V:Odo:*:mode:normal#</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mod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mode</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mode</text:p>
          </table:table-cell>
          <table:table-cell table:style-name="Tableau10.A1" office:value-type="string">
            <text:p text:style-name="P101">$I:Odo:*:mode:normal#</text:p>
          </table:table-cell>
        </table:table-row>
        <table:table-row table:style-name="Tableau10.2">
          <table:table-cell table:style-name="Tableau10.A1" office:value-type="string">
            <text:p text:style-name="P101">P1</text:p>
          </table:table-cell>
          <table:table-cell table:style-name="Tableau10.A1" office:value-type="string">
            <text:p text:style-name="P101">Srv</text:p>
          </table:table-cell>
          <table:table-cell table:style-name="Tableau10.A1" office:value-type="string">
            <text:p text:style-name="P101">angl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0-180</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Définir angle</text:p>
          </table:table-cell>
          <table:table-cell table:style-name="Tableau10.A1" office:value-type="string">
            <text:p text:style-name="P101">$V:Srv:TGD:angle:90#</text:p>
          </table:table-cell>
        </table:table-row>
        <table:table-row table:style-name="Tableau10.2">
          <table:table-cell table:style-name="Tableau10.A1" office:value-type="string">
            <text:p text:style-name="P101">A1</text:p>
          </table:table-cell>
          <table:table-cell table:style-name="Tableau10.A1" office:value-type="string">
            <text:p text:style-name="P101">Srv</text:p>
          </table:table-cell>
          <table:table-cell table:style-name="Tableau10.A1" office:value-type="string">
            <text:p text:style-name="P101">angl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0-180</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Position actuelle</text:p>
          </table:table-cell>
          <table:table-cell table:style-name="Tableau10.A1" office:value-type="string">
            <text:p text:style-name="P101">$I:Srv:TGD:angle:90#</text:p>
          </table:table-cell>
        </table:table-row>
        <table:table-row table:style-name="Tableau10.2">
          <table:table-cell table:style-name="Tableau10.A1" office:value-type="string">
            <text:p text:style-name="P101">P1</text:p>
          </table:table-cell>
          <table:table-cell table:style-name="Tableau10.A1" office:value-type="string">
            <text:p text:style-name="P101">Srv</text:p>
          </table:table-cell>
          <table:table-cell table:style-name="Tableau10.A1" office:value-type="string">
            <text:p text:style-name="P101">speed</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1-10+</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Définir vitesse</text:p>
          </table:table-cell>
          <table:table-cell table:style-name="Tableau10.A1" office:value-type="string">
            <text:p text:style-name="P101">$V:Srv:TGD:speed:5#</text:p>
          </table:table-cell>
        </table:table-row>
        <table:table-row table:style-name="Tableau10.2">
          <table:table-cell table:style-name="Tableau10.A1" office:value-type="string">
            <text:p text:style-name="P101">A1</text:p>
          </table:table-cell>
          <table:table-cell table:style-name="Tableau10.A1" office:value-type="string">
            <text:p text:style-name="P101">Srv</text:p>
          </table:table-cell>
          <table:table-cell table:style-name="Tableau10.A1" office:value-type="string">
            <text:p text:style-name="P101">speed</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1-10+</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Vitesse actuelle</text:p>
          </table:table-cell>
          <table:table-cell table:style-name="Tableau10.A1" office:value-type="string">
            <text:p text:style-name="P101">$I:Srv:TGD:speed:5#</text:p>
          </table:table-cell>
        </table:table-row>
        <table:table-row table:style-name="Tableau10.2">
          <table:table-cell table:style-name="Tableau10.A1" office:value-type="string">
            <text:p text:style-name="P101">P1</text:p>
          </table:table-cell>
          <table:table-cell table:style-name="Tableau10.A1" office:value-type="string">
            <text:p text:style-name="P101">Srv</text:p>
          </table:table-cell>
          <table:table-cell table:style-name="Tableau10.A1" office:value-type="string">
            <text:p text:style-name="P101">ac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boolean</text:p>
          </table:table-cell>
          <table:table-cell table:style-name="Tableau10.A1" office:value-type="string">
            <text:p text:style-name="P101">"0|1"</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tivation</text:p>
          </table:table-cell>
          <table:table-cell table:style-name="Tableau10.A1" office:value-type="string">
            <text:p text:style-name="P101">$V:Srv:TGD:act:1#</text:p>
          </table:table-cell>
        </table:table-row>
        <table:table-row table:style-name="Tableau10.2">
          <table:table-cell table:style-name="Tableau10.A1" office:value-type="string">
            <text:p text:style-name="P101">A1</text:p>
          </table:table-cell>
          <table:table-cell table:style-name="Tableau10.A1" office:value-type="string">
            <text:p text:style-name="P101">Srv</text:p>
          </table:table-cell>
          <table:table-cell table:style-name="Tableau10.A1" office:value-type="string">
            <text:p text:style-name="P101">ac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0|1"</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activation</text:p>
          </table:table-cell>
          <table:table-cell table:style-name="Tableau10.A1" office:value-type="string">
            <text:p text:style-name="P101">$I:Srv:TGD:act:1#</text:p>
          </table:table-cell>
        </table:table-row>
        <table:table-row table:style-name="Tableau10.2">
          <table:table-cell table:style-name="Tableau10.A1" office:value-type="string">
            <text:p text:style-name="P101">P1</text:p>
          </table:table-cell>
          <table:table-cell table:style-name="Tableau10.A1" office:value-type="string">
            <text:p text:style-name="P101">Srv</text:p>
          </table:table-cell>
          <table:table-cell table:style-name="Tableau10.A1" office:value-type="string">
            <text:p text:style-name="P101">read</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Lecture état</text:p>
          </table:table-cell>
          <table:table-cell table:style-name="Tableau10.A1" office:value-type="string">
            <text:p text:style-name="P101">$V:Srv:TGD:read#</text:p>
          </table:table-cell>
        </table:table-row>
        <table:table-row table:style-name="Tableau10.2">
          <table:table-cell table:style-name="Tableau10.A1" office:value-type="string">
            <text:p text:style-name="P101">A1</text:p>
          </table:table-cell>
          <table:table-cell table:style-name="Tableau10.A1" office:value-type="string">
            <text:p text:style-name="P101">Srv</text:p>
          </table:table-cell>
          <table:table-cell table:style-name="Tableau10.A1" office:value-type="string">
            <text:p text:style-name="P101">angl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0-180</text:p>
          </table:table-cell>
          <table:table-cell table:style-name="Tableau10.A1" office:value-type="string">
            <text:p text:style-name="P97"><text:span text:style-name="T30">[TGD/THB/</text:span><text:soft-page-break/><text:span text:style-name="T30">BASE/*]</text:span></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Réponse lecture</text:p>
          </table:table-cell>
          <table:table-cell table:style-name="Tableau10.A1" office:value-type="string">
            <text:p text:style-name="P101">$I:Srv:TGD:angle:90#</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ac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boolean</text:p>
          </table:table-cell>
          <table:table-cell table:style-name="Tableau10.A1" office:value-type="string">
            <text:p text:style-name="P10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tivation</text:p>
          </table:table-cell>
          <table:table-cell table:style-name="Tableau10.A1" office:value-type="string">
            <text:p text:style-name="P101">$V:SecMvt:*:act:1#</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ac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activation</text:p>
          </table:table-cell>
          <table:table-cell table:style-name="Tableau10.A1" office:value-type="string">
            <text:p text:style-name="P101">$I:SecMvt:*:act:1#</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mod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idle|soft|hard"</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Mode fonctionnement</text:p>
          </table:table-cell>
          <table:table-cell table:style-name="Tableau10.A1" office:value-type="string">
            <text:p text:style-name="P101">$V:SecMvt:*:mode:soft#</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mod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mode</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mode</text:p>
          </table:table-cell>
          <table:table-cell table:style-name="Tableau10.A1" office:value-type="string">
            <text:p text:style-name="P101">$I:SecMvt:*:mode:soft#</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thd</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warn,danger"</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Seuil de sécurité</text:p>
          </table:table-cell>
          <table:table-cell table:style-name="Tableau10.A1" office:value-type="string">
            <text:p text:style-name="P101">$V:SecMvt:*:thd:"30,15"#</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thd</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warn,danger"</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seuils</text:p>
          </table:table-cell>
          <table:table-cell table:style-name="Tableau10.A1" office:value-type="string">
            <text:p text:style-name="P101">$I:SecMvt:*:thd:"30,15"#</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scal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float</text:p>
          </table:table-cell>
          <table:table-cell table:style-name="Tableau10.A1" office:value-type="string">
            <text:p text:style-name="P101">0.0-1.0</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Facteur de réduction</text:p>
          </table:table-cell>
          <table:table-cell table:style-name="Tableau10.A1" office:value-type="string">
            <text:p text:style-name="P101">$V:SecMvt:*:scale:0.7#</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scal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facteur</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facteur</text:p>
          </table:table-cell>
          <table:table-cell table:style-name="Tableau10.A1" office:value-type="string">
            <text:p text:style-name="P101">$I:SecMvt:*:scale:0.7#</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status</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Demande état</text:p>
          </table:table-cell>
          <table:table-cell table:style-name="Tableau10.A1" office:value-type="string">
            <text:p text:style-name="P101">$V:SecMvt:*:status#</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status</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état</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État courant</text:p>
          </table:table-cell>
          <table:table-cell table:style-name="Tableau10.A1" office:value-type="string">
            <text:p text:style-name="P101">$I:SecMvt:*:status:"OK"#</text:p>
          </table:table-cell>
        </table:table-row>
        <table:table-row table:style-name="Tableau10.168">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A1" office:value-type="string">
            <text:p text:style-name="P98" loext:marker-style-name="T29"/>
          </table:table-cell>
          <table:table-cell table:style-name="Tableau10.M1" office:value-type="string">
            <text:p text:style-name="P98" loext:marker-style-name="T29"/>
          </table:table-cell>
          <table:table-cell table:style-name="Tableau10.A1" office:value-type="string">
            <text:p text:style-name="P98" loext:marker-style-name="T29"/>
          </table:table-cell>
        </table:table-row>
        <table:table-row table:style-name="Tableau10.168">
          <table:table-cell table:style-name="Tableau10.A1" office:value-type="string">
            <text:p text:style-name="P101">P1</text:p>
          </table:table-cell>
          <table:table-cell table:style-name="Tableau10.A1" office:value-type="string">
            <text:p text:style-name="P101">CfgS</text:p>
          </table:table-cell>
          <table:table-cell table:style-name="Tableau10.A1" office:value-type="string">
            <text:p text:style-name="P101">modeRZ</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0|1|2|3|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Mode global robot</text:p>
          </table:table-cell>
          <table:table-cell table:style-name="Tableau10.A1" office:value-type="string">
            <text:p text:style-name="P101">$V:CfgS:*:modeRZ:3#</text:p>
          </table:table-cell>
        </table:table-row>
        <table:table-row table:style-name="Tableau10.168">
          <table:table-cell table:style-name="Tableau10.A1" office:value-type="string">
            <text:p text:style-name="P101">A1</text:p>
          </table:table-cell>
          <table:table-cell table:style-name="Tableau10.A1" office:value-type="string">
            <text:p text:style-name="P101">CfgS</text:p>
          </table:table-cell>
          <table:table-cell table:style-name="Tableau10.A1" office:value-type="string">
            <text:p text:style-name="P101">modeRZ</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0|1|2|3|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mode global</text:p>
          </table:table-cell>
          <table:table-cell table:style-name="Tableau10.A1" office:value-type="string">
            <text:p text:style-name="P101">$I:CfgS:*:modeRZ:3#</text:p>
          </table:table-cell>
        </table:table-row>
        <table:table-row table:style-name="Tableau10.168">
          <table:table-cell table:style-name="Tableau10.A1" office:value-type="string">
            <text:p text:style-name="P101">P1</text:p>
          </table:table-cell>
          <table:table-cell table:style-name="Tableau10.A1" office:value-type="string">
            <text:p text:style-name="P101">CfgS</text:p>
          </table:table-cell>
          <table:table-cell table:style-name="Tableau10.A1" office:value-type="string">
            <text:p text:style-name="P101">typePtg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0|1|2|3|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Type de pilotage</text:p>
          </table:table-cell>
          <table:table-cell table:style-name="Tableau10.A1" office:value-type="string">
            <text:p text:style-name="P101">$V:CfgS:*:typePtge:4#</text:p>
          </table:table-cell>
        </table:table-row>
        <table:table-row table:style-name="Tableau10.168">
          <table:table-cell table:style-name="Tableau10.A1" office:value-type="string">
            <text:p text:style-name="P101">A1</text:p>
          </table:table-cell>
          <table:table-cell table:style-name="Tableau10.A1" office:value-type="string">
            <text:p text:style-name="P101">CfgS</text:p>
          </table:table-cell>
          <table:table-cell table:style-name="Tableau10.A1" office:value-type="string">
            <text:p text:style-name="P101">typePtg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0|1|2|3|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type pilotage</text:p>
          </table:table-cell>
          <table:table-cell table:style-name="Tableau10.A1" office:value-type="string">
            <text:p text:style-name="P101">$I:CfgS:*:typePtge:4#</text:p>
          </table:table-cell>
        </table:table-row>
        <table:table-row table:style-name="Tableau10.168">
          <table:table-cell table:style-name="Tableau10.A1" office:value-type="string">
            <text:p text:style-name="P101">P1</text:p>
          </table:table-cell>
          <table:table-cell table:style-name="Tableau10.A1" office:value-type="string">
            <text:p text:style-name="P101">CfgS</text:p>
          </table:table-cell>
          <table:table-cell table:style-name="Tableau10.A1" office:value-type="string">
            <text:p text:style-name="P101">emg</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clear</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Effacement urgence</text:p>
          </table:table-cell>
          <table:table-cell table:style-name="Tableau10.A1" office:value-type="string">
            <text:p text:style-name="P101">$V:CfgS:*:emg:clear#</text:p>
          </table:table-cell>
        </table:table-row>
        <table:table-row table:style-name="Tableau10.168">
          <table:table-cell table:style-name="Tableau10.A1" office:value-type="string">
            <text:p text:style-name="P101">A1</text:p>
          </table:table-cell>
          <table:table-cell table:style-name="Tableau10.A1" office:value-type="string">
            <text:p text:style-name="P101">CfgS</text:p>
          </table:table-cell>
          <table:table-cell table:style-name="Tableau10.A1" office:value-type="string">
            <text:p text:style-name="P101">emg</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2">0</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effacement</text:p>
          </table:table-cell>
          <table:table-cell table:style-name="Tableau10.A1" office:value-type="string">
            <text:p text:style-name="P101">$I:CfgS:*:emg:0#</text:p>
          </table:table-cell>
        </table:table-row>
        <table:table-row table:style-name="Tableau10.168">
          <table:table-cell table:style-name="Tableau10.A1" office:value-type="string">
            <text:p text:style-name="P101">P1</text:p>
          </table:table-cell>
          <table:table-cell table:style-name="Tableau10.A1" office:value-type="string">
            <text:p text:style-name="P101">CfgS</text:p>
          </table:table-cell>
          <table:table-cell table:style-name="Tableau10.A1" office:value-type="string">
            <text:p text:style-name="P101">rese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2">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Reset système</text:p>
          </table:table-cell>
          <table:table-cell table:style-name="Tableau10.A1" office:value-type="string">
            <text:p text:style-name="P101">$V:CfgS:*:reset:1#</text:p>
          </table:table-cell>
        </table:table-row>
        <table:table-row table:style-name="Tableau10.168">
          <table:table-cell table:style-name="Tableau10.A1" office:value-type="string">
            <text:p text:style-name="P101">A1</text:p>
          </table:table-cell>
          <table:table-cell table:style-name="Tableau10.A1" office:value-type="string">
            <text:p text:style-name="P101">CfgS</text:p>
          </table:table-cell>
          <table:table-cell table:style-name="Tableau10.A1" office:value-type="string">
            <text:p text:style-name="P101">rese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reset</text:p>
          </table:table-cell>
          <table:table-cell table:style-name="Tableau10.A1" office:value-type="string">
            <text:p text:style-name="P101">$I:CfgS:*:reset:OK#</text:p>
          </table:table-cell>
        </table:table-row>
      </table:table>
      <text:p text:style-name="Standard"/>
      <text:p text:style-name="P103"><text:span text:style-name="Source_20_Text"><text:span text:style-name="T21">****<text:line-break/></text:span></text:span></text:p>
      <table:table table:name="Tableau11" table:style-name="Tableau11">
        <table:table-column table:style-name="Tableau11.A"/>
        <table:table-column table:style-name="Tableau11.B"/>
        <table:table-column table:style-name="Tableau11.C"/>
        <table:table-column table:style-name="Tableau11.B"/>
        <table:table-column table:style-name="Tableau11.C"/>
        <table:table-column table:style-name="Tableau11.B"/>
        <table:table-column table:style-name="Tableau11.G"/>
        <table:table-column table:style-name="Tableau11.C"/>
        <table:table-column table:style-name="Tableau11.B"/>
        <table:table-column table:style-name="Tableau11.C"/>
        <table:table-column table:style-name="Tableau11.B"/>
        <table:table-column table:style-name="Tableau11.C"/>
        <table:table-column table:style-name="Tableau11.M"/>
        <table:table-column table:style-name="Tableau11.N"/>
        <table:table-row table:style-name="Tableau11.1">
          <table:table-cell table:style-name="Tableau11.A1" office:value-type="string">
            <text:p text:style-name="P104"><text:span text:style-name="Source_20_Text"><text:span text:style-name="T31">Ref</text:span></text:span></text:p>
          </table:table-cell>
          <table:table-cell table:style-name="Tableau11.A1" office:value-type="string">
            <text:p text:style-name="P105">VAR</text:p>
          </table:table-cell>
          <table:table-cell table:style-name="Tableau11.A1" office:value-type="string">
            <text:p text:style-name="P105">PROP</text:p>
          </table:table-cell>
          <table:table-cell table:style-name="Tableau11.A1" office:value-type="string">
            <text:p text:style-name="P105">CAT</text:p>
          </table:table-cell>
          <table:table-cell table:style-name="Tableau11.A1" office:value-type="string">
            <text:p text:style-name="P105">SENS</text:p>
          </table:table-cell>
          <table:table-cell table:style-name="Tableau11.A1" office:value-type="string">
            <text:p text:style-name="P105">TYPE</text:p>
          </table:table-cell>
          <table:table-cell table:style-name="Tableau11.A1" office:value-type="string">
            <text:p text:style-name="P105">FORMAT_VALUE</text:p>
          </table:table-cell>
          <table:table-cell table:style-name="Tableau11.A1" office:value-type="string">
            <text:p text:style-name="P105">INSTANCE</text:p>
          </table:table-cell>
          <table:table-cell table:style-name="Tableau11.A1" office:value-type="string">
            <text:p text:style-name="P105">COMPLEXE</text:p>
          </table:table-cell>
          <table:table-cell table:style-name="Tableau11.A1" office:value-type="string">
            <text:p text:style-name="P105">INITIAL</text:p>
          </table:table-cell>
          <table:table-cell table:style-name="Tableau11.A1" office:value-type="string">
            <text:p text:style-name="P105">ABREV-INDICES</text:p>
          </table:table-cell>
          <table:table-cell table:style-name="Tableau11.A1" office:value-type="string">
            <text:p text:style-name="P105">STATUT</text:p>
          </table:table-cell>
          <table:table-cell table:style-name="Tableau11.A1" office:value-type="string">
            <text:p text:style-name="P105">COMMENTAIRES</text:p>
          </table:table-cell>
          <table:table-cell table:style-name="Tableau11.A1" office:value-type="string">
            <text:p text:style-name="P105">VPIV-ACTIONS</text:p>
          </table:table-cell>
        </table:table-row>
        <table:table-row table:style-name="Tableau11.2">
          <table:table-cell table:style-name="Tableau11.A1" office:value-type="string">
            <text:p text:style-name="P101">P1</text:p>
          </table:table-cell>
          <table:table-cell table:style-name="Tableau11.A1" office:value-type="string">
            <text:p text:style-name="P101">Urg</text:p>
          </table:table-cell>
          <table:table-cell table:style-name="Tableau11.A1" office:value-type="string">
            <text:p text:style-name="P101">clear</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string</text:p>
          </table:table-cell>
          <table:table-cell table:style-name="Tableau11.A1" office:value-type="string">
            <text:p text:style-name="P102">1</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Effacer urgence</text:p>
          </table:table-cell>
          <table:table-cell table:style-name="Tableau11.A1" office:value-type="string">
            <text:p text:style-name="P101">$V:Urg:clear:*:1#</text:p>
          </table:table-cell>
        </table:table-row>
        <table:table-row table:style-name="Tableau11.2">
          <table:table-cell table:style-name="Tableau11.A1" office:value-type="string">
            <text:p text:style-name="P101">A1</text:p>
          </table:table-cell>
          <table:table-cell table:style-name="Tableau11.A1" office:value-type="string">
            <text:p text:style-name="P101">Urg</text:p>
          </table:table-cell>
          <table:table-cell table:style-name="Tableau11.A1" office:value-type="string">
            <text:p text:style-name="P101">etat</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string</text:p>
          </table:table-cell>
          <table:table-cell table:style-name="Tableau11.A1" office:value-type="string">
            <text:p text:style-name="P101">"active|cleared"</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État du système</text:p>
          </table:table-cell>
          <table:table-cell table:style-name="Tableau11.A1" office:value-type="string">
            <text:p text:style-name="P101">$I:Urg:etat:*:active#</text:p>
          </table:table-cell>
        </table:table-row>
        <table:table-row table:style-name="Tableau11.4">
          <table:table-cell table:style-name="Tableau11.A1" office:value-type="string">
            <text:p text:style-name="P101">A1</text:p>
          </table:table-cell>
          <table:table-cell table:style-name="Tableau11.A1" office:value-type="string">
            <text:p text:style-name="P101">Urg</text:p>
          </table:table-cell>
          <table:table-cell table:style-name="Tableau11.A1" office:value-type="string">
            <text:p text:style-name="P101">raison</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string</text:p>
          </table:table-cell>
          <table:table-cell table:style-name="Tableau11.A1" office:value-type="string">
            <text:p text:style-name="P101">"low_bat|motor_stall|sensor_fail|buffer_overflow|parsing_error|loop_too_slow"</text:p>
          </table:table-cell>
          <table:table-cell table:style-name="Tableau11.A1" office:value-type="string">
            <text:p text:style-name="P101">A</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Raison de l'urgence</text:p>
          </table:table-cell>
          <table:table-cell table:style-name="Tableau11.A1" office:value-type="string">
            <text:p text:style-name="P101">$I:Urg:raison:A:low_bat#</text:p>
          </table:table-cell>
        </table:table-row>
        <table:table-row table:style-name="Tableau11.2">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row>
        <table:table-row table:style-name="Tableau11.1">
          <table:table-cell table:style-name="Tableau11.A1" office:value-type="string">
            <text:p text:style-name="P106">Ref</text:p>
          </table:table-cell>
          <table:table-cell table:style-name="Tableau11.A1" office:value-type="string">
            <text:p text:style-name="P106">VAR</text:p>
          </table:table-cell>
          <table:table-cell table:style-name="Tableau11.A1" office:value-type="string">
            <text:p text:style-name="P106">PROP</text:p>
          </table:table-cell>
          <table:table-cell table:style-name="Tableau11.A1" office:value-type="string">
            <text:p text:style-name="P106">CAT</text:p>
          </table:table-cell>
          <table:table-cell table:style-name="Tableau11.A1" office:value-type="string">
            <text:p text:style-name="P106">SENS</text:p>
          </table:table-cell>
          <table:table-cell table:style-name="Tableau11.A1" office:value-type="string">
            <text:p text:style-name="P106">TYPE</text:p>
          </table:table-cell>
          <table:table-cell table:style-name="Tableau11.A1" office:value-type="string">
            <text:p text:style-name="P106">FORMAT_VAL UE</text:p>
          </table:table-cell>
          <table:table-cell table:style-name="Tableau11.A1" office:value-type="string">
            <text:p text:style-name="P106">INSTANCE</text:p>
          </table:table-cell>
          <table:table-cell table:style-name="Tableau11.A1" office:value-type="string">
            <text:p text:style-name="P106">COMPLEXE</text:p>
          </table:table-cell>
          <table:table-cell table:style-name="Tableau11.A1" office:value-type="string">
            <text:p text:style-name="P106">INITIAL</text:p>
          </table:table-cell>
          <table:table-cell table:style-name="Tableau11.A1" office:value-type="string">
            <text:p text:style-name="P106">ABREV-INDICES</text:p>
          </table:table-cell>
          <table:table-cell table:style-name="Tableau11.A1" office:value-type="string">
            <text:p text:style-name="P106">STATUT</text:p>
          </table:table-cell>
          <table:table-cell table:style-name="Tableau11.A1" office:value-type="string">
            <text:p text:style-name="P106">COMMENTAIRES</text:p>
          </table:table-cell>
          <table:table-cell table:style-name="Tableau11.A1" office:value-type="string">
            <text:p text:style-name="P106">VPIV-ACTIONS</text:p>
          </table:table-cell>
        </table:table-row>
        <table:table-row table:style-name="Tableau11.1">
          <table:table-cell table:style-name="Tableau11.A1" office:value-type="string">
            <text:p text:style-name="P101">URG_01</text:p>
          </table:table-cell>
          <table:table-cell table:style-name="Tableau11.A1" office:value-type="string">
            <text:p text:style-name="P106">Urg</text:p>
          </table:table-cell>
          <table:table-cell table:style-name="Tableau11.A1" office:value-type="string">
            <text:p text:style-name="P101">source</text:p>
          </table:table-cell>
          <table:table-cell table:style-name="Tableau11.A1" office:value-type="string">
            <text:p text:style-name="P106">E</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CPU/THERM/BATT</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NONE</text:p>
          </table:table-cell>
          <table:table-cell table:style-name="Tableau11.A1" office:value-type="string">
            <text:p text:style-name="P101">src</text:p>
          </table:table-cell>
          <table:table-cell table:style-name="Tableau11.A1" office:value-type="string">
            <text:p text:style-name="P101">ACTIF</text:p>
          </table:table-cell>
          <table:table-cell table:style-name="Tableau11.A1" office:value-type="string">
            <text:p text:style-name="P101">Origine de l'alerte</text:p>
          </table:table-cell>
          <table:table-cell table:style-name="Tableau11.A1" office:value-type="string">
            <text:p text:style-name="P101">Signalement spontané</text:p>
          </table:table-cell>
        </table:table-row>
        <table:table-row table:style-name="Tableau11.2">
          <table:table-cell table:style-name="Tableau11.A1" office:value-type="string">
            <text:p text:style-name="P101">URG_02</text:p>
          </table:table-cell>
          <table:table-cell table:style-name="Tableau11.A1" office:value-type="string">
            <text:p text:style-name="P106">Urg</text:p>
          </table:table-cell>
          <table:table-cell table:style-name="Tableau11.A1" office:value-type="string">
            <text:p text:style-name="P101">niveau</text:p>
          </table:table-cell>
          <table:table-cell table:style-name="Tableau11.A1" office:value-type="string">
            <text:p text:style-name="P106">I</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clear/warn/danger</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clear</text:p>
          </table:table-cell>
          <table:table-cell table:style-name="Tableau11.A1" office:value-type="string">
            <text:p text:style-name="P101">lvl</text:p>
          </table:table-cell>
          <table:table-cell table:style-name="Tableau11.A1" office:value-type="string">
            <text:p text:style-name="P101">ACTIF</text:p>
          </table:table-cell>
          <table:table-cell table:style-name="Tableau11.A1" office:value-type="string">
            <text:p text:style-name="P101">État de gravité actuel</text:p>
          </table:table-cell>
          <table:table-cell table:style-name="Tableau11.A1" office:value-type="string">
            <text:p text:style-name="P101">Lecture état global</text:p>
          </table:table-cell>
        </table:table-row>
        <table:table-row table:style-name="Tableau11.1">
          <table:table-cell table:style-name="Tableau11.A1" office:value-type="string">
            <text:p text:style-name="P101">URG_03</text:p>
          </table:table-cell>
          <table:table-cell table:style-name="Tableau11.A1" office:value-type="string">
            <text:p text:style-name="P106">Urg</text:p>
          </table:table-cell>
          <table:table-cell table:style-name="Tableau11.A1" office:value-type="string">
            <text:p text:style-name="P101">statut</text:p>
          </table:table-cell>
          <table:table-cell table:style-name="Tableau11.A1" office:value-type="string">
            <text:p text:style-name="P106">V</text:p>
          </table:table-cell>
          <table:table-cell table:style-name="Tableau11.A1" office:value-type="string">
            <text:p text:style-name="P101">SP-&gt;SE</text:p>
          </table:table-cell>
          <table:table-cell table:style-name="Tableau11.A1" office:value-type="string">
            <text:p text:style-name="P101">STR</text:p>
          </table:table-cell>
          <table:table-cell table:style-name="Tableau11.A1" office:value-type="string">
            <text:p text:style-name="P101">cleared</text:p>
          </table:table-cell>
          <table:table-cell table:style-name="Tableau11.A1" office:value-type="string">
            <text:p text:style-name="P101">*</text:p>
          </table:table-cell>
          <table:table-cell table:style-name="Tableau11.A1" office:value-type="string">
            <text:p text:style-name="P101">Non</text:p>
          </table:table-cell>
          <table:table-cell table:style-name="Tableau11.A1" office:value-type="string">
            <text:p text:style-name="P101">clear</text:p>
          </table:table-cell>
          <table:table-cell table:style-name="Tableau11.A1" office:value-type="string">
            <text:p text:style-name="P101">stat</text:p>
          </table:table-cell>
          <table:table-cell table:style-name="Tableau11.A1" office:value-type="string">
            <text:p text:style-name="P101">ACTIF</text:p>
          </table:table-cell>
          <table:table-cell table:style-name="Tableau11.A1" office:value-type="string">
            <text:p text:style-name="P101">Acquittement de l'alerte</text:p>
          </table:table-cell>
          <table:table-cell table:style-name="Tableau11.A1" office:value-type="string">
            <text:p text:style-name="P101">Reset manuel urgence</text:p>
          </table:table-cell>
        </table:table-row>
        <table:table-row table:style-name="Tableau11.2">
          <table:table-cell table:style-name="Tableau11.A1" office:value-type="string">
            <text:p text:style-name="P101">URG_04</text:p>
          </table:table-cell>
          <table:table-cell table:style-name="Tableau11.A1" office:value-type="string">
            <text:p text:style-name="P106">Urg</text:p>
          </table:table-cell>
          <table:table-cell table:style-name="Tableau11.A1" office:value-type="string">
            <text:p text:style-name="P101">raison</text:p>
          </table:table-cell>
          <table:table-cell table:style-name="Tableau11.A1" office:value-type="string">
            <text:p text:style-name="P106">I/E</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Libellé texte</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text:p>
          </table:table-cell>
          <table:table-cell table:style-name="Tableau11.A1" office:value-type="string">
            <text:p text:style-name="P101">rsn</text:p>
          </table:table-cell>
          <table:table-cell table:style-name="Tableau11.A1" office:value-type="string">
            <text:p text:style-name="P101">ACTIF</text:p>
          </table:table-cell>
          <table:table-cell table:style-name="Tableau11.A1" office:value-type="string">
            <text:p text:style-name="P101">Ex: "CPU &gt; 90%"</text:p>
          </table:table-cell>
          <table:table-cell table:style-name="Tableau11.A1" office:value-type="string">
            <text:p text:style-name="P101">Information textuelle</text:p>
          </table:table-cell>
        </table:table-row>
        <table:table-row table:style-name="Tableau11.2">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row>
        <text:soft-page-break/>
        <table:table-row table:style-name="Tableau11.2">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row>
        <table:table-row table:style-name="Tableau11.1">
          <table:table-cell table:style-name="Tableau11.A1" office:value-type="string">
            <text:p text:style-name="P105">Ref</text:p>
          </table:table-cell>
          <table:table-cell table:style-name="Tableau11.A1" office:value-type="string">
            <text:p text:style-name="P105">VAR</text:p>
          </table:table-cell>
          <table:table-cell table:style-name="Tableau11.A1" office:value-type="string">
            <text:p text:style-name="P105">PROP</text:p>
          </table:table-cell>
          <table:table-cell table:style-name="Tableau11.A1" office:value-type="string">
            <text:p text:style-name="P105">CAT</text:p>
          </table:table-cell>
          <table:table-cell table:style-name="Tableau11.A1" office:value-type="string">
            <text:p text:style-name="P105">SENS</text:p>
          </table:table-cell>
          <table:table-cell table:style-name="Tableau11.A1" office:value-type="string">
            <text:p text:style-name="P105">TYPE</text:p>
          </table:table-cell>
          <table:table-cell table:style-name="Tableau11.A1" office:value-type="string">
            <text:p text:style-name="P105">FORMAT_VALUE</text:p>
          </table:table-cell>
          <table:table-cell table:style-name="Tableau11.A1" office:value-type="string">
            <text:p text:style-name="P105">INSTANCE</text:p>
          </table:table-cell>
          <table:table-cell table:style-name="Tableau11.A1" office:value-type="string">
            <text:p text:style-name="P105">COMPLEXE</text:p>
          </table:table-cell>
          <table:table-cell table:style-name="Tableau11.A1" office:value-type="string">
            <text:p text:style-name="P105">INITIAL</text:p>
          </table:table-cell>
          <table:table-cell table:style-name="Tableau11.A1" office:value-type="string">
            <text:p text:style-name="P105">ABREV-INDICES</text:p>
          </table:table-cell>
          <table:table-cell table:style-name="Tableau11.A1" office:value-type="string">
            <text:p text:style-name="P105">STATUT</text:p>
          </table:table-cell>
          <table:table-cell table:style-name="Tableau11.A1" office:value-type="string">
            <text:p text:style-name="P105">COMMENTAIRES</text:p>
          </table:table-cell>
          <table:table-cell table:style-name="Tableau11.A1" office:value-type="string">
            <text:p text:style-name="P105">VPIV-ACTIONS</text:p>
          </table:table-cell>
        </table:table-row>
        <table:table-row table:style-name="Tableau11.2">
          <table:table-cell table:style-name="Tableau11.A1" office:value-type="string">
            <text:p text:style-name="P101">P1</text:p>
          </table:table-cell>
          <table:table-cell table:style-name="Tableau11.A1" office:value-type="string">
            <text:p text:style-name="P101">CfgS</text:p>
          </table:table-cell>
          <table:table-cell table:style-name="Tableau11.A1" office:value-type="string">
            <text:p text:style-name="P101">modeRZ</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number</text:p>
          </table:table-cell>
          <table:table-cell table:style-name="Tableau11.A1" office:value-type="string">
            <text:p text:style-name="P101">"0|1|2|3|4"</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Mode global robot</text:p>
          </table:table-cell>
          <table:table-cell table:style-name="Tableau11.A1" office:value-type="string">
            <text:p text:style-name="P101">$V:CfgS:*:modeRZ:3#</text:p>
          </table:table-cell>
        </table:table-row>
        <table:table-row table:style-name="Tableau11.2">
          <table:table-cell table:style-name="Tableau11.A1" office:value-type="string">
            <text:p text:style-name="P101">A1</text:p>
          </table:table-cell>
          <table:table-cell table:style-name="Tableau11.A1" office:value-type="string">
            <text:p text:style-name="P101">CfgS</text:p>
          </table:table-cell>
          <table:table-cell table:style-name="Tableau11.A1" office:value-type="string">
            <text:p text:style-name="P101">modeRZ</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number</text:p>
          </table:table-cell>
          <table:table-cell table:style-name="Tableau11.A1" office:value-type="string">
            <text:p text:style-name="P101">"0|1|2|3|4"</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Ack mode global</text:p>
          </table:table-cell>
          <table:table-cell table:style-name="Tableau11.A1" office:value-type="string">
            <text:p text:style-name="P101">$I:CfgS:*:modeRZ:3#</text:p>
          </table:table-cell>
        </table:table-row>
        <table:table-row table:style-name="Tableau11.2">
          <table:table-cell table:style-name="Tableau11.A1" office:value-type="string">
            <text:p text:style-name="P101">P1</text:p>
          </table:table-cell>
          <table:table-cell table:style-name="Tableau11.A1" office:value-type="string">
            <text:p text:style-name="P101">CfgS</text:p>
          </table:table-cell>
          <table:table-cell table:style-name="Tableau11.A1" office:value-type="string">
            <text:p text:style-name="P101">typePtge</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number</text:p>
          </table:table-cell>
          <table:table-cell table:style-name="Tableau11.A1" office:value-type="string">
            <text:p text:style-name="P101">"0|1|2|3|4"</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Type de pilotage</text:p>
          </table:table-cell>
          <table:table-cell table:style-name="Tableau11.A1" office:value-type="string">
            <text:p text:style-name="P101">$V:CfgS:*:typePtge:4#</text:p>
          </table:table-cell>
        </table:table-row>
        <table:table-row table:style-name="Tableau11.2">
          <table:table-cell table:style-name="Tableau11.A1" office:value-type="string">
            <text:p text:style-name="P101">A1</text:p>
          </table:table-cell>
          <table:table-cell table:style-name="Tableau11.A1" office:value-type="string">
            <text:p text:style-name="P101">CfgS</text:p>
          </table:table-cell>
          <table:table-cell table:style-name="Tableau11.A1" office:value-type="string">
            <text:p text:style-name="P101">typePtge</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number</text:p>
          </table:table-cell>
          <table:table-cell table:style-name="Tableau11.A1" office:value-type="string">
            <text:p text:style-name="P101">"0|1|2|3|4"</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Ack type pilotage</text:p>
          </table:table-cell>
          <table:table-cell table:style-name="Tableau11.A1" office:value-type="string">
            <text:p text:style-name="P101">$I:CfgS:*:typePtge:4#</text:p>
          </table:table-cell>
        </table:table-row>
        <table:table-row table:style-name="Tableau11.2">
          <table:table-cell table:style-name="Tableau11.A1" office:value-type="string">
            <text:p text:style-name="P101">P1</text:p>
          </table:table-cell>
          <table:table-cell table:style-name="Tableau11.A1" office:value-type="string">
            <text:p text:style-name="P101">CfgS</text:p>
          </table:table-cell>
          <table:table-cell table:style-name="Tableau11.A1" office:value-type="string">
            <text:p text:style-name="P101">emg</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string</text:p>
          </table:table-cell>
          <table:table-cell table:style-name="Tableau11.A1" office:value-type="string">
            <text:p text:style-name="P101">clear</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Effacement urgence</text:p>
          </table:table-cell>
          <table:table-cell table:style-name="Tableau11.A1" office:value-type="string">
            <text:p text:style-name="P101">$V:CfgS:*:emg:clear#</text:p>
          </table:table-cell>
        </table:table-row>
        <table:table-row table:style-name="Tableau11.2">
          <table:table-cell table:style-name="Tableau11.A1" office:value-type="string">
            <text:p text:style-name="P101">A1</text:p>
          </table:table-cell>
          <table:table-cell table:style-name="Tableau11.A1" office:value-type="string">
            <text:p text:style-name="P101">CfgS</text:p>
          </table:table-cell>
          <table:table-cell table:style-name="Tableau11.A1" office:value-type="string">
            <text:p text:style-name="P101">emg</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string</text:p>
          </table:table-cell>
          <table:table-cell table:style-name="Tableau11.A1" office:value-type="string">
            <text:p text:style-name="P102">0</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Ack effacement</text:p>
          </table:table-cell>
          <table:table-cell table:style-name="Tableau11.A1" office:value-type="string">
            <text:p text:style-name="P101">$I:CfgS:*:emg:0#</text:p>
          </table:table-cell>
        </table:table-row>
        <table:table-row table:style-name="Tableau11.2">
          <table:table-cell table:style-name="Tableau11.A1" office:value-type="string">
            <text:p text:style-name="P101">P1</text:p>
          </table:table-cell>
          <table:table-cell table:style-name="Tableau11.A1" office:value-type="string">
            <text:p text:style-name="P101">CfgS</text:p>
          </table:table-cell>
          <table:table-cell table:style-name="Tableau11.A1" office:value-type="string">
            <text:p text:style-name="P101">reset</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string</text:p>
          </table:table-cell>
          <table:table-cell table:style-name="Tableau11.A1" office:value-type="string">
            <text:p text:style-name="P102">1</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Reset système</text:p>
          </table:table-cell>
          <table:table-cell table:style-name="Tableau11.A1" office:value-type="string">
            <text:p text:style-name="P101">$V:CfgS:*:reset:1#</text:p>
          </table:table-cell>
        </table:table-row>
        <table:table-row table:style-name="Tableau11.2">
          <table:table-cell table:style-name="Tableau11.A1" office:value-type="string">
            <text:p text:style-name="P101">A1</text:p>
          </table:table-cell>
          <table:table-cell table:style-name="Tableau11.A1" office:value-type="string">
            <text:p text:style-name="P101">CfgS</text:p>
          </table:table-cell>
          <table:table-cell table:style-name="Tableau11.A1" office:value-type="string">
            <text:p text:style-name="P101">reset</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string</text:p>
          </table:table-cell>
          <table:table-cell table:style-name="Tableau11.A1" office:value-type="string">
            <text:p text:style-name="P101">OK</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Ack reset</text:p>
          </table:table-cell>
          <table:table-cell table:style-name="Tableau11.A1" office:value-type="string">
            <text:p text:style-name="P101">$I:CfgS:*:reset:OK#</text:p>
          </table:table-cell>
        </table:table-row>
        <table:table-row table:style-name="Tableau11.2">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row>
        <table:table-row table:style-name="Tableau11.2">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row>
        <table:table-row table:style-name="Tableau11.2">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row>
        <table:table-row table:style-name="Tableau11.2">
          <table:table-cell table:style-name="Tableau11.A1" office:value-type="string">
            <text:p text:style-name="P107">Ref</text:p>
          </table:table-cell>
          <table:table-cell table:style-name="Tableau11.A1" office:value-type="string">
            <text:p text:style-name="P107">VAR</text:p>
          </table:table-cell>
          <table:table-cell table:style-name="Tableau11.A1" office:value-type="string">
            <text:p text:style-name="P107">PROP</text:p>
          </table:table-cell>
          <table:table-cell table:style-name="Tableau11.A1" office:value-type="string">
            <text:p text:style-name="P107">CAT</text:p>
          </table:table-cell>
          <table:table-cell table:style-name="Tableau11.A1" office:value-type="string">
            <text:p text:style-name="P107">SENS</text:p>
          </table:table-cell>
          <table:table-cell table:style-name="Tableau11.A1" office:value-type="string">
            <text:p text:style-name="P107">TYPE</text:p>
          </table:table-cell>
          <table:table-cell table:style-name="Tableau11.A1" office:value-type="string">
            <text:p text:style-name="P107">FORMAT_VALUE</text:p>
          </table:table-cell>
          <table:table-cell table:style-name="Tableau11.A1" office:value-type="string">
            <text:p text:style-name="P107">INSTANCE</text:p>
          </table:table-cell>
          <table:table-cell table:style-name="Tableau11.A1" office:value-type="string">
            <text:p text:style-name="P107">COMPLEXE</text:p>
          </table:table-cell>
          <table:table-cell table:style-name="Tableau11.A1" office:value-type="string">
            <text:p text:style-name="P107">INITIAL</text:p>
          </table:table-cell>
          <table:table-cell table:style-name="Tableau11.A1" office:value-type="string">
            <text:p text:style-name="P107">Abrev-indices</text:p>
          </table:table-cell>
          <table:table-cell table:style-name="Tableau11.A1" office:value-type="string">
            <text:p text:style-name="P107">STATUT</text:p>
          </table:table-cell>
          <table:table-cell table:style-name="Tableau11.M25" office:value-type="string">
            <text:p text:style-name="P107">COMMENTAIRES</text:p>
          </table:table-cell>
          <table:table-cell table:style-name="Tableau11.A1" office:value-type="string">
            <text:p text:style-name="P107">VPIV-ACTIONS</text:p>
          </table:table-cell>
        </table:table-row>
        <table:table-row table:style-name="Tableau11.1">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reset)</text:p>
          </table:table-cell>
          <table:table-cell table:style-name="Tableau11.M25" office:value-type="string">
            <text:p text:style-name="P107">I</text:p>
          </table:table-cell>
          <table:table-cell table:style-name="Tableau11.M25" office:value-type="string">
            <text:p text:style-name="P107">A→SP | SE→SP</text:p>
          </table:table-cell>
          <table:table-cell table:style-name="Tableau11.M25" office:value-type="string">
            <text:p text:style-name="P107">Cmd – boolean</text:p>
          </table:table-cell>
          <table:table-cell table:style-name="Tableau11.M25" office:value-type="string">
            <text:p text:style-name="P107">0</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dyn</text:p>
          </table:table-cell>
          <table:table-cell table:style-name="Tableau11.M25" office:value-type="string">
            <text:p text:style-name="P107">-</text:p>
          </table:table-cell>
          <table:table-cell table:style-name="Tableau11.M25" office:value-type="string">
            <text:p text:style-name="P107">EXPOSEE</text:p>
          </table:table-cell>
          <table:table-cell table:style-name="Tableau11.M25" office:value-type="string">
            <text:p text:style-name="P107">Confirmation reset effectué</text:p>
          </table:table-cell>
          <table:table-cell table:style-name="Tableau11.M25" office:value-type="string">
            <text:p text:style-name="P107">$I:CfgS:reset:*:1#</text:p>
          </table:table-cell>
        </table:table-row>
        <table:table-row table:style-name="Tableau11.1">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reset)</text:p>
          </table:table-cell>
          <table:table-cell table:style-name="Tableau11.M25" office:value-type="string">
            <text:p text:style-name="P107">E</text:p>
          </table:table-cell>
          <table:table-cell table:style-name="Tableau11.M25" office:value-type="string">
            <text:p text:style-name="P107">SP→A | SP→SE</text:p>
          </table:table-cell>
          <table:table-cell table:style-name="Tableau11.M25" office:value-type="string">
            <text:p text:style-name="P107">Cmd – boolean</text:p>
          </table:table-cell>
          <table:table-cell table:style-name="Tableau11.M25" office:value-type="string">
            <text:p text:style-name="P107">1</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ini</text:p>
          </table:table-cell>
          <table:table-cell table:style-name="Tableau11.M25" office:value-type="string">
            <text:p text:style-name="P107">-</text:p>
          </table:table-cell>
          <table:table-cell table:style-name="Tableau11.M25" office:value-type="string">
            <text:p text:style-name="P107">EXPOSEE</text:p>
          </table:table-cell>
          <table:table-cell table:style-name="Tableau11.M25" office:value-type="string">
            <text:p text:style-name="P107">Déclenche reset logiciel global</text:p>
          </table:table-cell>
          <table:table-cell table:style-name="Tableau11.M25" office:value-type="string">
            <text:p text:style-name="P107">$F:CfgS:reset:*:1#</text:p>
          </table:table-cell>
        </table:table-row>
        <table:table-row table:style-name="Tableau11.28">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modeRZ</text:p>
          </table:table-cell>
          <table:table-cell table:style-name="Tableau11.M25" office:value-type="string">
            <text:p text:style-name="P107">I</text:p>
          </table:table-cell>
          <table:table-cell table:style-name="Tableau11.M25" office:value-type="string">
            <text:p text:style-name="P107">A→SP | SE→SP</text:p>
          </table:table-cell>
          <table:table-cell table:style-name="Tableau11.M25" office:value-type="string">
            <text:p text:style-name="P107">enum</text:p>
          </table:table-cell>
          <table:table-cell table:style-name="Tableau11.M25" office:value-type="string">
            <text:p text:style-name="P107">0–5</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dyn</text:p>
          </table:table-cell>
          <table:table-cell table:style-name="Tableau11.M25" office:value-type="string">
            <text:p text:style-name="P107">idem</text:p>
          </table:table-cell>
          <table:table-cell table:style-name="Tableau11.M25" office:value-type="string">
            <text:p text:style-name="P107">ETAT</text:p>
          </table:table-cell>
          <table:table-cell table:style-name="Tableau11.M25" office:value-type="string">
            <text:p text:style-name="P107">Confirmation changement modeRZ (ACK terrain)</text:p>
          </table:table-cell>
          <table:table-cell table:style-name="Tableau11.M25" office:value-type="string">
            <text:p text:style-name="P107">$I:CfgS:modeRZ:*:3#</text:p>
          </table:table-cell>
        </table:table-row>
        <table:table-row table:style-name="Tableau11.4">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modeRZ</text:p>
          </table:table-cell>
          <table:table-cell table:style-name="Tableau11.M25" office:value-type="string">
            <text:p text:style-name="P107">V</text:p>
          </table:table-cell>
          <table:table-cell table:style-name="Tableau11.M25" office:value-type="string">
            <text:p text:style-name="P107">SP→A|SP→SE</text:p>
          </table:table-cell>
          <table:table-cell table:style-name="Tableau11.M25" office:value-type="string">
            <text:p text:style-name="P107">enum</text:p>
          </table:table-cell>
          <table:table-cell table:style-name="Tableau11.M25" office:value-type="string">
            <text:p text:style-name="P107">0–5 (defaut=1)</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ini</text:p>
          </table:table-cell>
          <table:table-cell table:style-name="Tableau11.M25" office:value-type="string">
            <text:p text:style-name="P107">0=ARRET,1=VEILLE,2=FIXE,3=DEPLACEMENT,4=AUTONOME,5=ERREUR</text:p>
          </table:table-cell>
          <table:table-cell table:style-name="Tableau11.M25" office:value-type="string">
            <text:p text:style-name="P107">EXPOSEE</text:p>
          </table:table-cell>
          <table:table-cell table:style-name="Tableau11.M25" office:value-type="string">
            <text:p text:style-name="P107">Mode global robot (Robot global mode) : conditionne règles de sécurité, autorisations de commandes et filtrage intents</text:p>
          </table:table-cell>
          <table:table-cell table:style-name="Tableau11.M25" office:value-type="string">
            <text:p text:style-name="P107">$V:CfgS:modeRZ:*:3#</text:p>
          </table:table-cell>
        </table:table-row>
        <table:table-row table:style-name="Tableau11.1">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typePtge</text:p>
          </table:table-cell>
          <table:table-cell table:style-name="Tableau11.M25" office:value-type="string">
            <text:p text:style-name="P107">I</text:p>
          </table:table-cell>
          <table:table-cell table:style-name="Tableau11.M25" office:value-type="string">
            <text:p text:style-name="P107">SP→A | SP→SE</text:p>
          </table:table-cell>
          <table:table-cell table:style-name="Tableau11.M25" office:value-type="string">
            <text:p text:style-name="P107">enum</text:p>
          </table:table-cell>
          <table:table-cell table:style-name="Tableau11.M25" office:value-type="string">
            <text:p text:style-name="P107">0–4</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dyn</text:p>
          </table:table-cell>
          <table:table-cell table:style-name="Tableau11.M25" office:value-type="string">
            <text:p text:style-name="P107">idem</text:p>
          </table:table-cell>
          <table:table-cell table:style-name="Tableau11.M25" office:value-type="string">
            <text:p text:style-name="P107">ETAT</text:p>
          </table:table-cell>
          <table:table-cell table:style-name="Tableau11.M25" office:value-type="string">
            <text:p text:style-name="P107">Retour type de pilotage validé par SP</text:p>
          </table:table-cell>
          <table:table-cell table:style-name="Tableau11.M25" office:value-type="string">
            <text:p text:style-name="P107">$I:CfgS:typePtge:*:3#</text:p>
          </table:table-cell>
        </table:table-row>
        <table:table-row table:style-name="Tableau11.31">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typePtge</text:p>
          </table:table-cell>
          <table:table-cell table:style-name="Tableau11.M25" office:value-type="string">
            <text:p text:style-name="P107">V</text:p>
          </table:table-cell>
          <table:table-cell table:style-name="Tableau11.M25" office:value-type="string">
            <text:p text:style-name="P107">SE→SP | SP→A|SP→SE</text:p>
          </table:table-cell>
          <table:table-cell table:style-name="Tableau11.M25" office:value-type="string">
            <text:p text:style-name="P107">enum</text:p>
          </table:table-cell>
          <table:table-cell table:style-name="Tableau11.M25" office:value-type="string">
            <text:p text:style-name="P107">0–4 (defaut=0)</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ini</text:p>
          </table:table-cell>
          <table:table-cell table:style-name="Tableau11.M25" office:value-type="string">
            <text:p text:style-name="P107">0=ECRAN,1=VOCALE,2=JOYSTICK,3=LAISSE,4=LAISSE+VOCALE</text:p>
          </table:table-cell>
          <table:table-cell table:style-name="Tableau11.M25" office:value-type="string">
            <text:p text:style-name="P107">EXPOSEE</text:p>
          </table:table-cell>
          <table:table-cell table:style-name="Tableau11.M25" office:value-type="string">
            <text:p text:style-name="P107">Type de pilotage actif (Input control mode) : arbitré par Gtion_EtatGlobal</text:p>
          </table:table-cell>
          <table:table-cell table:style-name="Tableau11.M25" office:value-type="string">
            <text:p text:style-name="P107">$V:CfgS:typePtge:*:3#</text:p>
          </table:table-cell>
        </table:table-row>
        <table:table-row table:style-name="Tableau11.1">
          <table:table-cell table:style-name="Tableau11.A1" office:value-type="string">
            <text:p text:style-name="P108">Ref</text:p>
          </table:table-cell>
          <table:table-cell table:style-name="Tableau11.A1" office:value-type="string">
            <text:p text:style-name="P108">VAR</text:p>
          </table:table-cell>
          <table:table-cell table:style-name="Tableau11.A1" office:value-type="string">
            <text:p text:style-name="P108">PROP</text:p>
          </table:table-cell>
          <table:table-cell table:style-name="Tableau11.A1" office:value-type="string">
            <text:p text:style-name="P108">CAT</text:p>
          </table:table-cell>
          <table:table-cell table:style-name="Tableau11.A1" office:value-type="string">
            <text:p text:style-name="P108">SENS</text:p>
          </table:table-cell>
          <table:table-cell table:style-name="Tableau11.A1" office:value-type="string">
            <text:p text:style-name="P108">TYPE</text:p>
          </table:table-cell>
          <table:table-cell table:style-name="Tableau11.A1" office:value-type="string">
            <text:p text:style-name="P108">FORMAT_VALUE</text:p>
          </table:table-cell>
          <table:table-cell table:style-name="Tableau11.A1" office:value-type="string">
            <text:p text:style-name="P108">INSTANCE</text:p>
          </table:table-cell>
          <table:table-cell table:style-name="Tableau11.A1" office:value-type="string">
            <text:p text:style-name="P108">COMPLEXE</text:p>
          </table:table-cell>
          <table:table-cell table:style-name="Tableau11.A1" office:value-type="string">
            <text:p text:style-name="P108">INITIAL</text:p>
          </table:table-cell>
          <table:table-cell table:style-name="Tableau11.A1" office:value-type="string">
            <text:p text:style-name="P108">ABREV-INDICES</text:p>
          </table:table-cell>
          <table:table-cell table:style-name="Tableau11.A1" office:value-type="string">
            <text:p text:style-name="P108">STATUT</text:p>
          </table:table-cell>
          <table:table-cell table:style-name="Tableau11.A1" office:value-type="string">
            <text:p text:style-name="P108">COMMENTAIRES</text:p>
          </table:table-cell>
          <table:table-cell table:style-name="Tableau11.A1" office:value-type="string">
            <text:p text:style-name="P108">VPIV-ACTIONS</text:p>
          </table:table-cell>
        </table:table-row>
        <table:table-row table:style-name="Tableau11.2">
          <table:table-cell table:style-name="Tableau11.A1" office:value-type="string">
            <text:p text:style-name="P107">P1</text:p>
          </table:table-cell>
          <table:table-cell table:style-name="Tableau11.A1" office:value-type="string">
            <text:p text:style-name="P107">CfgS</text:p>
          </table:table-cell>
          <table:table-cell table:style-name="Tableau11.A1" office:value-type="string">
            <text:p text:style-name="P107">modeRZ</text:p>
          </table:table-cell>
          <table:table-cell table:style-name="Tableau11.A1" office:value-type="string">
            <text:p text:style-name="P107">V</text:p>
          </table:table-cell>
          <table:table-cell table:style-name="Tableau11.A1" office:value-type="string">
            <text:p text:style-name="P107">SP→A</text:p>
          </table:table-cell>
          <table:table-cell table:style-name="Tableau11.A1" office:value-type="string">
            <text:p text:style-name="P107">number</text:p>
          </table:table-cell>
          <table:table-cell table:style-name="Tableau11.A1" office:value-type="string">
            <text:p text:style-name="P107">"0|1|2|3|4"</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ini</text:p>
          </table:table-cell>
          <table:table-cell table:style-name="Tableau11.A1" office:value-type="string">
            <text:p text:style-name="P107">-</text:p>
          </table:table-cell>
          <table:table-cell table:style-name="Tableau11.A1" office:value-type="string">
            <text:p text:style-name="P107">EXPOSEE</text:p>
          </table:table-cell>
          <table:table-cell table:style-name="Tableau11.A1" office:value-type="string">
            <text:p text:style-name="P107">Mode global robot</text:p>
          </table:table-cell>
          <table:table-cell table:style-name="Tableau11.A1" office:value-type="string">
            <text:p text:style-name="P107">$V:CfgS:*:modeRZ:3#</text:p>
          </table:table-cell>
        </table:table-row>
        <table:table-row table:style-name="Tableau11.2">
          <table:table-cell table:style-name="Tableau11.A1" office:value-type="string">
            <text:p text:style-name="P107">A1</text:p>
          </table:table-cell>
          <table:table-cell table:style-name="Tableau11.A1" office:value-type="string">
            <text:p text:style-name="P107">CfgS</text:p>
          </table:table-cell>
          <table:table-cell table:style-name="Tableau11.A1" office:value-type="string">
            <text:p text:style-name="P107">modeRZ</text:p>
          </table:table-cell>
          <table:table-cell table:style-name="Tableau11.A1" office:value-type="string">
            <text:p text:style-name="P107">I</text:p>
          </table:table-cell>
          <table:table-cell table:style-name="Tableau11.A1" office:value-type="string">
            <text:p text:style-name="P107">A→SP</text:p>
          </table:table-cell>
          <table:table-cell table:style-name="Tableau11.A1" office:value-type="string">
            <text:p text:style-name="P107">number</text:p>
          </table:table-cell>
          <table:table-cell table:style-name="Tableau11.A1" office:value-type="string">
            <text:p text:style-name="P107">"0|1|2|3|4"</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dyn</text:p>
          </table:table-cell>
          <table:table-cell table:style-name="Tableau11.A1" office:value-type="string">
            <text:p text:style-name="P107">-</text:p>
          </table:table-cell>
          <table:table-cell table:style-name="Tableau11.A1" office:value-type="string">
            <text:p text:style-name="P107">ETAT</text:p>
          </table:table-cell>
          <table:table-cell table:style-name="Tableau11.A1" office:value-type="string">
            <text:p text:style-name="P107">Ack mode global</text:p>
          </table:table-cell>
          <table:table-cell table:style-name="Tableau11.A1" office:value-type="string">
            <text:p text:style-name="P107">$I:CfgS:*:modeRZ:3#</text:p>
          </table:table-cell>
        </table:table-row>
        <table:table-row table:style-name="Tableau11.2">
          <table:table-cell table:style-name="Tableau11.A1" office:value-type="string">
            <text:p text:style-name="P107">P1</text:p>
          </table:table-cell>
          <table:table-cell table:style-name="Tableau11.A1" office:value-type="string">
            <text:p text:style-name="P107">CfgS</text:p>
          </table:table-cell>
          <table:table-cell table:style-name="Tableau11.A1" office:value-type="string">
            <text:p text:style-name="P107">typePtge</text:p>
          </table:table-cell>
          <table:table-cell table:style-name="Tableau11.A1" office:value-type="string">
            <text:p text:style-name="P107">V</text:p>
          </table:table-cell>
          <table:table-cell table:style-name="Tableau11.A1" office:value-type="string">
            <text:p text:style-name="P107">SP→A</text:p>
          </table:table-cell>
          <table:table-cell table:style-name="Tableau11.A1" office:value-type="string">
            <text:p text:style-name="P107">number</text:p>
          </table:table-cell>
          <table:table-cell table:style-name="Tableau11.A1" office:value-type="string">
            <text:p text:style-name="P107">"0|1|2|3|4"</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ini</text:p>
          </table:table-cell>
          <table:table-cell table:style-name="Tableau11.A1" office:value-type="string">
            <text:p text:style-name="P107">-</text:p>
          </table:table-cell>
          <table:table-cell table:style-name="Tableau11.A1" office:value-type="string">
            <text:p text:style-name="P107">EXPOSEE</text:p>
          </table:table-cell>
          <table:table-cell table:style-name="Tableau11.A1" office:value-type="string">
            <text:p text:style-name="P107">Type de pilotage</text:p>
          </table:table-cell>
          <table:table-cell table:style-name="Tableau11.A1" office:value-type="string">
            <text:p text:style-name="P107">$V:CfgS:*:typePtge:4#</text:p>
          </table:table-cell>
        </table:table-row>
        <table:table-row table:style-name="Tableau11.2">
          <table:table-cell table:style-name="Tableau11.A1" office:value-type="string">
            <text:p text:style-name="P107">A1</text:p>
          </table:table-cell>
          <table:table-cell table:style-name="Tableau11.A1" office:value-type="string">
            <text:p text:style-name="P107">CfgS</text:p>
          </table:table-cell>
          <table:table-cell table:style-name="Tableau11.A1" office:value-type="string">
            <text:p text:style-name="P107">typePtge</text:p>
          </table:table-cell>
          <table:table-cell table:style-name="Tableau11.A1" office:value-type="string">
            <text:p text:style-name="P107">I</text:p>
          </table:table-cell>
          <table:table-cell table:style-name="Tableau11.A1" office:value-type="string">
            <text:p text:style-name="P107">A→SP</text:p>
          </table:table-cell>
          <table:table-cell table:style-name="Tableau11.A1" office:value-type="string">
            <text:p text:style-name="P107">number</text:p>
          </table:table-cell>
          <table:table-cell table:style-name="Tableau11.A1" office:value-type="string">
            <text:p text:style-name="P107">"0|1|2|3|4"</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dyn</text:p>
          </table:table-cell>
          <table:table-cell table:style-name="Tableau11.A1" office:value-type="string">
            <text:p text:style-name="P107">-</text:p>
          </table:table-cell>
          <table:table-cell table:style-name="Tableau11.A1" office:value-type="string">
            <text:p text:style-name="P107">ETAT</text:p>
          </table:table-cell>
          <table:table-cell table:style-name="Tableau11.A1" office:value-type="string">
            <text:p text:style-name="P107">Ack type pilotage</text:p>
          </table:table-cell>
          <table:table-cell table:style-name="Tableau11.A1" office:value-type="string">
            <text:p text:style-name="P107">$I:CfgS:*:typePtge:4#</text:p>
          </table:table-cell>
        </table:table-row>
        <table:table-row table:style-name="Tableau11.2">
          <table:table-cell table:style-name="Tableau11.A1" office:value-type="string">
            <text:p text:style-name="P107">P1</text:p>
          </table:table-cell>
          <table:table-cell table:style-name="Tableau11.A1" office:value-type="string">
            <text:p text:style-name="P107">CfgS</text:p>
          </table:table-cell>
          <table:table-cell table:style-name="Tableau11.A1" office:value-type="string">
            <text:p text:style-name="P107">emg</text:p>
          </table:table-cell>
          <table:table-cell table:style-name="Tableau11.A1" office:value-type="string">
            <text:p text:style-name="P107">V</text:p>
          </table:table-cell>
          <table:table-cell table:style-name="Tableau11.A1" office:value-type="string">
            <text:p text:style-name="P107">SP→A</text:p>
          </table:table-cell>
          <table:table-cell table:style-name="Tableau11.A1" office:value-type="string">
            <text:p text:style-name="P107">string</text:p>
          </table:table-cell>
          <table:table-cell table:style-name="Tableau11.A1" office:value-type="string">
            <text:p text:style-name="P107">clear</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ini</text:p>
          </table:table-cell>
          <table:table-cell table:style-name="Tableau11.A1" office:value-type="string">
            <text:p text:style-name="P107">-</text:p>
          </table:table-cell>
          <table:table-cell table:style-name="Tableau11.A1" office:value-type="string">
            <text:p text:style-name="P107">EXPOSEE</text:p>
          </table:table-cell>
          <table:table-cell table:style-name="Tableau11.A1" office:value-type="string">
            <text:p text:style-name="P97"><text:span text:style-name="T32">Effacement </text:span><text:soft-page-break/><text:span text:style-name="T32">urgence</text:span></text:p>
          </table:table-cell>
          <table:table-cell table:style-name="Tableau11.A1" office:value-type="string">
            <text:p text:style-name="P107">$V:CfgS:*:emg:clear#</text:p>
          </table:table-cell>
        </table:table-row>
        <table:table-row table:style-name="Tableau11.2">
          <table:table-cell table:style-name="Tableau11.A1" office:value-type="string">
            <text:p text:style-name="P107">A1</text:p>
          </table:table-cell>
          <table:table-cell table:style-name="Tableau11.A1" office:value-type="string">
            <text:p text:style-name="P107">CfgS</text:p>
          </table:table-cell>
          <table:table-cell table:style-name="Tableau11.A1" office:value-type="string">
            <text:p text:style-name="P107">emg</text:p>
          </table:table-cell>
          <table:table-cell table:style-name="Tableau11.A1" office:value-type="string">
            <text:p text:style-name="P107">I</text:p>
          </table:table-cell>
          <table:table-cell table:style-name="Tableau11.A1" office:value-type="string">
            <text:p text:style-name="P107">A→SP</text:p>
          </table:table-cell>
          <table:table-cell table:style-name="Tableau11.A1" office:value-type="string">
            <text:p text:style-name="P107">string</text:p>
          </table:table-cell>
          <table:table-cell table:style-name="Tableau11.A1" office:value-type="string">
            <text:p text:style-name="P109">0</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dyn</text:p>
          </table:table-cell>
          <table:table-cell table:style-name="Tableau11.A1" office:value-type="string">
            <text:p text:style-name="P107">-</text:p>
          </table:table-cell>
          <table:table-cell table:style-name="Tableau11.A1" office:value-type="string">
            <text:p text:style-name="P107">ETAT</text:p>
          </table:table-cell>
          <table:table-cell table:style-name="Tableau11.A1" office:value-type="string">
            <text:p text:style-name="P107">Ack effacement</text:p>
          </table:table-cell>
          <table:table-cell table:style-name="Tableau11.A1" office:value-type="string">
            <text:p text:style-name="P107">$I:CfgS:*:emg:0#</text:p>
          </table:table-cell>
        </table:table-row>
        <table:table-row table:style-name="Tableau11.2">
          <table:table-cell table:style-name="Tableau11.A1" office:value-type="string">
            <text:p text:style-name="P107">P1</text:p>
          </table:table-cell>
          <table:table-cell table:style-name="Tableau11.A1" office:value-type="string">
            <text:p text:style-name="P107">CfgS</text:p>
          </table:table-cell>
          <table:table-cell table:style-name="Tableau11.A1" office:value-type="string">
            <text:p text:style-name="P107">reset</text:p>
          </table:table-cell>
          <table:table-cell table:style-name="Tableau11.A1" office:value-type="string">
            <text:p text:style-name="P107">V</text:p>
          </table:table-cell>
          <table:table-cell table:style-name="Tableau11.A1" office:value-type="string">
            <text:p text:style-name="P107">SP→A</text:p>
          </table:table-cell>
          <table:table-cell table:style-name="Tableau11.A1" office:value-type="string">
            <text:p text:style-name="P107">string</text:p>
          </table:table-cell>
          <table:table-cell table:style-name="Tableau11.A1" office:value-type="string">
            <text:p text:style-name="P109">1</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ini</text:p>
          </table:table-cell>
          <table:table-cell table:style-name="Tableau11.A1" office:value-type="string">
            <text:p text:style-name="P107">-</text:p>
          </table:table-cell>
          <table:table-cell table:style-name="Tableau11.A1" office:value-type="string">
            <text:p text:style-name="P107">EXPOSEE</text:p>
          </table:table-cell>
          <table:table-cell table:style-name="Tableau11.A1" office:value-type="string">
            <text:p text:style-name="P107">Reset système</text:p>
          </table:table-cell>
          <table:table-cell table:style-name="Tableau11.A1" office:value-type="string">
            <text:p text:style-name="P107">$V:CfgS:*:reset:1#</text:p>
          </table:table-cell>
        </table:table-row>
        <table:table-row table:style-name="Tableau11.2">
          <table:table-cell table:style-name="Tableau11.A1" office:value-type="string">
            <text:p text:style-name="P107">A1</text:p>
          </table:table-cell>
          <table:table-cell table:style-name="Tableau11.A1" office:value-type="string">
            <text:p text:style-name="P107">CfgS</text:p>
          </table:table-cell>
          <table:table-cell table:style-name="Tableau11.A1" office:value-type="string">
            <text:p text:style-name="P107">reset</text:p>
          </table:table-cell>
          <table:table-cell table:style-name="Tableau11.A1" office:value-type="string">
            <text:p text:style-name="P107">I</text:p>
          </table:table-cell>
          <table:table-cell table:style-name="Tableau11.A1" office:value-type="string">
            <text:p text:style-name="P107">A→SP</text:p>
          </table:table-cell>
          <table:table-cell table:style-name="Tableau11.A1" office:value-type="string">
            <text:p text:style-name="P107">string</text:p>
          </table:table-cell>
          <table:table-cell table:style-name="Tableau11.A1" office:value-type="string">
            <text:p text:style-name="P107">OK</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dyn</text:p>
          </table:table-cell>
          <table:table-cell table:style-name="Tableau11.A1" office:value-type="string">
            <text:p text:style-name="P107">-</text:p>
          </table:table-cell>
          <table:table-cell table:style-name="Tableau11.A1" office:value-type="string">
            <text:p text:style-name="P107">ETAT</text:p>
          </table:table-cell>
          <table:table-cell table:style-name="Tableau11.A1" office:value-type="string">
            <text:p text:style-name="P107">Ack reset</text:p>
          </table:table-cell>
          <table:table-cell table:style-name="Tableau11.A1" office:value-type="string">
            <text:p text:style-name="P107">$I:CfgS:*:reset:OK#</text:p>
          </table:table-cell>
        </table:table-row>
        <table:table-row table:style-name="Tableau11.2">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row>
        <table:table-row table:style-name="Tableau11.1">
          <table:table-cell table:style-name="Tableau11.A1" office:value-type="string">
            <text:p text:style-name="P106">Ref</text:p>
          </table:table-cell>
          <table:table-cell table:style-name="Tableau11.A1" office:value-type="string">
            <text:p text:style-name="P106">VAR</text:p>
          </table:table-cell>
          <table:table-cell table:style-name="Tableau11.A1" office:value-type="string">
            <text:p text:style-name="P106">PROP</text:p>
          </table:table-cell>
          <table:table-cell table:style-name="Tableau11.A1" office:value-type="string">
            <text:p text:style-name="P106">CAT</text:p>
          </table:table-cell>
          <table:table-cell table:style-name="Tableau11.A1" office:value-type="string">
            <text:p text:style-name="P106">SENS</text:p>
          </table:table-cell>
          <table:table-cell table:style-name="Tableau11.A1" office:value-type="string">
            <text:p text:style-name="P106">TYPE</text:p>
          </table:table-cell>
          <table:table-cell table:style-name="Tableau11.A1" office:value-type="string">
            <text:p text:style-name="P106">FORMAT_VAL UE</text:p>
          </table:table-cell>
          <table:table-cell table:style-name="Tableau11.A1" office:value-type="string">
            <text:p text:style-name="P106">INSTANCE</text:p>
          </table:table-cell>
          <table:table-cell table:style-name="Tableau11.A1" office:value-type="string">
            <text:p text:style-name="P106">COMPLEXE</text:p>
          </table:table-cell>
          <table:table-cell table:style-name="Tableau11.A1" office:value-type="string">
            <text:p text:style-name="P106">INITIAL</text:p>
          </table:table-cell>
          <table:table-cell table:style-name="Tableau11.A1" office:value-type="string">
            <text:p text:style-name="P106">ABREV-INDICES</text:p>
          </table:table-cell>
          <table:table-cell table:style-name="Tableau11.A1" office:value-type="string">
            <text:p text:style-name="P106">STATUT</text:p>
          </table:table-cell>
          <table:table-cell table:style-name="Tableau11.A1" office:value-type="string">
            <text:p text:style-name="P106">COMMENTAIRES</text:p>
          </table:table-cell>
          <table:table-cell table:style-name="Tableau11.A1" office:value-type="string">
            <text:p text:style-name="P106">VPIV-ACTIONS</text:p>
          </table:table-cell>
        </table:table-row>
        <table:table-row table:style-name="Tableau11.1">
          <table:table-cell table:style-name="Tableau11.A1" office:value-type="string">
            <text:p text:style-name="P101">CFG_01</text:p>
          </table:table-cell>
          <table:table-cell table:style-name="Tableau11.A1" office:value-type="string">
            <text:p text:style-name="P106">CfgS</text:p>
          </table:table-cell>
          <table:table-cell table:style-name="Tableau11.A1" office:value-type="string">
            <text:p text:style-name="P101">modeRZ</text:p>
          </table:table-cell>
          <table:table-cell table:style-name="Tableau11.A1" office:value-type="string">
            <text:p text:style-name="P106">V</text:p>
          </table:table-cell>
          <table:table-cell table:style-name="Tableau11.A1" office:value-type="string">
            <text:p text:style-name="P101">SP-&gt;SE</text:p>
          </table:table-cell>
          <table:table-cell table:style-name="Tableau11.A1" office:value-type="string">
            <text:p text:style-name="P101">INT</text:p>
          </table:table-cell>
          <table:table-cell table:style-name="Tableau11.A1" office:value-type="string">
            <text:p text:style-name="P101">1 / 2 / 3</text:p>
          </table:table-cell>
          <table:table-cell table:style-name="Tableau11.A1" office:value-type="string">
            <text:p text:style-name="P101">*</text:p>
          </table:table-cell>
          <table:table-cell table:style-name="Tableau11.A1" office:value-type="string">
            <text:p text:style-name="P101">Non</text:p>
          </table:table-cell>
          <table:table-cell table:style-name="Tableau11.A1" office:value-type="string">
            <text:p text:style-name="P102">1</text:p>
          </table:table-cell>
          <table:table-cell table:style-name="Tableau11.A1" office:value-type="string">
            <text:p text:style-name="P101">mode</text:p>
          </table:table-cell>
          <table:table-cell table:style-name="Tableau11.A1" office:value-type="string">
            <text:p text:style-name="P101">ACTIF</text:p>
          </table:table-cell>
          <table:table-cell table:style-name="Tableau11.A1" office:value-type="string">
            <text:p text:style-name="P101">1:Repos, 2:Veille, 3:Mission</text:p>
          </table:table-cell>
          <table:table-cell table:style-name="Tableau11.A1" office:value-type="string">
            <text:p text:style-name="P101">Changement mode global</text:p>
          </table:table-cell>
        </table:table-row>
        <table:table-row table:style-name="Tableau11.2">
          <table:table-cell table:style-name="Tableau11.A1" office:value-type="string">
            <text:p text:style-name="P101">CFG_02</text:p>
          </table:table-cell>
          <table:table-cell table:style-name="Tableau11.A1" office:value-type="string">
            <text:p text:style-name="P106">CfgS</text:p>
          </table:table-cell>
          <table:table-cell table:style-name="Tableau11.A1" office:value-type="string">
            <text:p text:style-name="P101">modeRZ</text:p>
          </table:table-cell>
          <table:table-cell table:style-name="Tableau11.A1" office:value-type="string">
            <text:p text:style-name="P106">I</text:p>
          </table:table-cell>
          <table:table-cell table:style-name="Tableau11.A1" office:value-type="string">
            <text:p text:style-name="P101">SE-&gt;SP</text:p>
          </table:table-cell>
          <table:table-cell table:style-name="Tableau11.A1" office:value-type="string">
            <text:p text:style-name="P101">INT</text:p>
          </table:table-cell>
          <table:table-cell table:style-name="Tableau11.A1" office:value-type="string">
            <text:p text:style-name="P101">1 / 2 / 3</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2">1</text:p>
          </table:table-cell>
          <table:table-cell table:style-name="Tableau11.A1" office:value-type="string">
            <text:p text:style-name="P101">mode</text:p>
          </table:table-cell>
          <table:table-cell table:style-name="Tableau11.A1" office:value-type="string">
            <text:p text:style-name="P101">ACTIF</text:p>
          </table:table-cell>
          <table:table-cell table:style-name="Tableau11.A1" office:value-type="string">
            <text:p text:style-name="P101">ACK du mode actif</text:p>
          </table:table-cell>
          <table:table-cell table:style-name="Tableau11.A1" office:value-type="string">
            <text:p text:style-name="P101">Retour état après V</text:p>
          </table:table-cell>
        </table:table-row>
        <table:table-row table:style-name="Tableau11.1">
          <table:table-cell table:style-name="Tableau11.A1" office:value-type="string">
            <text:p text:style-name="P101">CFG_03</text:p>
          </table:table-cell>
          <table:table-cell table:style-name="Tableau11.A1" office:value-type="string">
            <text:p text:style-name="P106">CfgS</text:p>
          </table:table-cell>
          <table:table-cell table:style-name="Tableau11.A1" office:value-type="string">
            <text:p text:style-name="P101">typePtge</text:p>
          </table:table-cell>
          <table:table-cell table:style-name="Tableau11.A1" office:value-type="string">
            <text:p text:style-name="P106">V/I</text:p>
          </table:table-cell>
          <table:table-cell table:style-name="Tableau11.A1" office:value-type="string">
            <text:p text:style-name="P101">SP&lt;&gt;SE</text:p>
          </table:table-cell>
          <table:table-cell table:style-name="Tableau11.A1" office:value-type="string">
            <text:p text:style-name="P101">INT</text:p>
          </table:table-cell>
          <table:table-cell table:style-name="Tableau11.A1" office:value-type="string">
            <text:p text:style-name="P101">0 / 1 / 2</text:p>
          </table:table-cell>
          <table:table-cell table:style-name="Tableau11.A1" office:value-type="string">
            <text:p text:style-name="P101">*</text:p>
          </table:table-cell>
          <table:table-cell table:style-name="Tableau11.A1" office:value-type="string">
            <text:p text:style-name="P101">Non</text:p>
          </table:table-cell>
          <table:table-cell table:style-name="Tableau11.A1" office:value-type="string">
            <text:p text:style-name="P102">0</text:p>
          </table:table-cell>
          <table:table-cell table:style-name="Tableau11.A1" office:value-type="string">
            <text:p text:style-name="P101">ptg</text:p>
          </table:table-cell>
          <table:table-cell table:style-name="Tableau11.A1" office:value-type="string">
            <text:p text:style-name="P101">ACTIF</text:p>
          </table:table-cell>
          <table:table-cell table:style-name="Tableau11.A1" office:value-type="string">
            <text:p text:style-name="P101">0:Local, 1:MQTT, 2:Cloud</text:p>
          </table:table-cell>
          <table:table-cell table:style-name="Tableau11.A1" office:value-type="string">
            <text:p text:style-name="P101">Gestion flux data</text:p>
          </table:table-cell>
        </table:table-row>
        <table:table-row table:style-name="Tableau11.1">
          <table:table-cell table:style-name="Tableau11.A1" office:value-type="string">
            <text:p text:style-name="P101">CFG_04</text:p>
          </table:table-cell>
          <table:table-cell table:style-name="Tableau11.A1" office:value-type="string">
            <text:p text:style-name="P106">CfgS</text:p>
          </table:table-cell>
          <table:table-cell table:style-name="Tableau11.A1" office:value-type="string">
            <text:p text:style-name="P101">reset</text:p>
          </table:table-cell>
          <table:table-cell table:style-name="Tableau11.A1" office:value-type="string">
            <text:p text:style-name="P106">V</text:p>
          </table:table-cell>
          <table:table-cell table:style-name="Tableau11.A1" office:value-type="string">
            <text:p text:style-name="P101">SP-&gt;SE</text:p>
          </table:table-cell>
          <table:table-cell table:style-name="Tableau11.A1" office:value-type="string">
            <text:p text:style-name="P101">BOOL</text:p>
          </table:table-cell>
          <table:table-cell table:style-name="Tableau11.A1" office:value-type="string">
            <text:p text:style-name="P101">true</text:p>
          </table:table-cell>
          <table:table-cell table:style-name="Tableau11.A1" office:value-type="string">
            <text:p text:style-name="P101">*</text:p>
          </table:table-cell>
          <table:table-cell table:style-name="Tableau11.A1" office:value-type="string">
            <text:p text:style-name="P101">Non</text:p>
          </table:table-cell>
          <table:table-cell table:style-name="Tableau11.A1" office:value-type="string">
            <text:p text:style-name="P101">false</text:p>
          </table:table-cell>
          <table:table-cell table:style-name="Tableau11.A1" office:value-type="string">
            <text:p text:style-name="P101">rst</text:p>
          </table:table-cell>
          <table:table-cell table:style-name="Tableau11.A1" office:value-type="string">
            <text:p text:style-name="P101">ACTIF</text:p>
          </table:table-cell>
          <table:table-cell table:style-name="Tableau11.A1" office:value-type="string">
            <text:p text:style-name="P101">Déclenche reboot manager</text:p>
          </table:table-cell>
          <table:table-cell table:style-name="Tableau11.A1" office:value-type="string">
            <text:p text:style-name="P101">Réinitialisation logicielle</text:p>
          </table:table-cell>
        </table:table-row>
        <table:table-row table:style-name="Tableau11.2">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row>
        <table:table-row table:style-name="Tableau11.2">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cell table:style-name="Tableau11.A1" office:value-type="string">
            <text:p text:style-name="P98" loext:marker-style-name="T29"/>
          </table:table-cell>
        </table:table-row>
        <table:table-row table:style-name="Tableau11.1">
          <table:table-cell table:style-name="Tableau11.A1" office:value-type="string">
            <text:p text:style-name="P106">Ref</text:p>
          </table:table-cell>
          <table:table-cell table:style-name="Tableau11.A1" office:value-type="string">
            <text:p text:style-name="P106">VAR</text:p>
          </table:table-cell>
          <table:table-cell table:style-name="Tableau11.A1" office:value-type="string">
            <text:p text:style-name="P106">PROP</text:p>
          </table:table-cell>
          <table:table-cell table:style-name="Tableau11.A1" office:value-type="string">
            <text:p text:style-name="P106">CAT</text:p>
          </table:table-cell>
          <table:table-cell table:style-name="Tableau11.A1" office:value-type="string">
            <text:p text:style-name="P106">SENS</text:p>
          </table:table-cell>
          <table:table-cell table:style-name="Tableau11.A1" office:value-type="string">
            <text:p text:style-name="P106">TYPE</text:p>
          </table:table-cell>
          <table:table-cell table:style-name="Tableau11.A1" office:value-type="string">
            <text:p text:style-name="P106">FORMAT_VAL UE</text:p>
          </table:table-cell>
          <table:table-cell table:style-name="Tableau11.A1" office:value-type="string">
            <text:p text:style-name="P106">INSTANCE</text:p>
          </table:table-cell>
          <table:table-cell table:style-name="Tableau11.A1" office:value-type="string">
            <text:p text:style-name="P106">COMPLEXE</text:p>
          </table:table-cell>
          <table:table-cell table:style-name="Tableau11.A1" office:value-type="string">
            <text:p text:style-name="P106">INITIAL</text:p>
          </table:table-cell>
          <table:table-cell table:style-name="Tableau11.A1" office:value-type="string">
            <text:p text:style-name="P106">ABREV-INDICES</text:p>
          </table:table-cell>
          <table:table-cell table:style-name="Tableau11.A1" office:value-type="string">
            <text:p text:style-name="P106">STATUT</text:p>
          </table:table-cell>
          <table:table-cell table:style-name="Tableau11.A1" office:value-type="string">
            <text:p text:style-name="P106">COMMENTAIRES</text:p>
          </table:table-cell>
          <table:table-cell table:style-name="Tableau11.A1" office:value-type="string">
            <text:p text:style-name="P106">VPIV-ACTIONS</text:p>
          </table:table-cell>
        </table:table-row>
        <table:table-row table:style-name="Tableau11.1">
          <table:table-cell table:style-name="Tableau11.A1" office:value-type="string">
            <text:p text:style-name="P101">COM_01</text:p>
          </table:table-cell>
          <table:table-cell table:style-name="Tableau11.A1" office:value-type="string">
            <text:p text:style-name="P106">COM</text:p>
          </table:table-cell>
          <table:table-cell table:style-name="Tableau11.A1" office:value-type="string">
            <text:p text:style-name="P101">info</text:p>
          </table:table-cell>
          <table:table-cell table:style-name="Tableau11.A1" office:value-type="string">
            <text:p text:style-name="P106">I</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Texte libre</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text:p>
          </table:table-cell>
          <table:table-cell table:style-name="Tableau11.A1" office:value-type="string">
            <text:p text:style-name="P101">inf</text:p>
          </table:table-cell>
          <table:table-cell table:style-name="Tableau11.A1" office:value-type="string">
            <text:p text:style-name="P101">ACTIF</text:p>
          </table:table-cell>
          <table:table-cell table:style-name="Tableau11.A1" office:value-type="string">
            <text:p text:style-name="P101">Feedback opérations OK</text:p>
          </table:table-cell>
          <table:table-cell table:style-name="Tableau11.A1" office:value-type="string">
            <text:p text:style-name="P101">Log informatif</text:p>
          </table:table-cell>
        </table:table-row>
        <table:table-row table:style-name="Tableau11.1">
          <table:table-cell table:style-name="Tableau11.A1" office:value-type="string">
            <text:p text:style-name="P101">COM_02</text:p>
          </table:table-cell>
          <table:table-cell table:style-name="Tableau11.A1" office:value-type="string">
            <text:p text:style-name="P106">COM</text:p>
          </table:table-cell>
          <table:table-cell table:style-name="Tableau11.A1" office:value-type="string">
            <text:p text:style-name="P101">error</text:p>
          </table:table-cell>
          <table:table-cell table:style-name="Tableau11.A1" office:value-type="string">
            <text:p text:style-name="P106">E</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Texte libre</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text:p>
          </table:table-cell>
          <table:table-cell table:style-name="Tableau11.A1" office:value-type="string">
            <text:p text:style-name="P101">err</text:p>
          </table:table-cell>
          <table:table-cell table:style-name="Tableau11.A1" office:value-type="string">
            <text:p text:style-name="P101">ACTIF</text:p>
          </table:table-cell>
          <table:table-cell table:style-name="Tableau11.A1" office:value-type="string">
            <text:p text:style-name="P101">Rapport d'erreur script</text:p>
          </table:table-cell>
          <table:table-cell table:style-name="Tableau11.A1" office:value-type="string">
            <text:p text:style-name="P101">Alerte non critique</text:p>
          </table:table-cell>
        </table:table-row>
        <table:table-row table:style-name="Tableau11.1">
          <table:table-cell table:style-name="Tableau11.A1" office:value-type="string">
            <text:p text:style-name="P101">COM_03</text:p>
          </table:table-cell>
          <table:table-cell table:style-name="Tableau11.A1" office:value-type="string">
            <text:p text:style-name="P106">COM</text:p>
          </table:table-cell>
          <table:table-cell table:style-name="Tableau11.A1" office:value-type="string">
            <text:p text:style-name="P101">debug</text:p>
          </table:table-cell>
          <table:table-cell table:style-name="Tableau11.A1" office:value-type="string">
            <text:p text:style-name="P106">I</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Traces techniques</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text:p>
          </table:table-cell>
          <table:table-cell table:style-name="Tableau11.A1" office:value-type="string">
            <text:p text:style-name="P101">dbg</text:p>
          </table:table-cell>
          <table:table-cell table:style-name="Tableau11.A1" office:value-type="string">
            <text:p text:style-name="P101">ACTIF</text:p>
          </table:table-cell>
          <table:table-cell table:style-name="Tableau11.A1" office:value-type="string">
            <text:p text:style-name="P101">Uniquement si Debug=On</text:p>
          </table:table-cell>
          <table:table-cell table:style-name="Tableau11.A1" office:value-type="string">
            <text:p text:style-name="P101">Aide au développement</text:p>
          </table:table-cell>
        </table:table-row>
      </table:table>
      <text:p text:style-name="Standard"/>
      <text:p text:style-name="P103"><text:span text:style-name="Source_20_Text"><text:span text:style-name="T21">*************<text:line-break/>N’HESITE PAS A ME POSER DES QUESTIONS DEMANDER DES FICHIERS POUR POUVOIR ARBITRE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Narrow" svg:font-family="'Arial Narrow'" style:font-family-generic="roman" style:font-pitch="variable"/>
    <style:font-face style:name="Google Sans Text" svg:font-family="'Google Sans Text', sans-serif"/>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3T08:44:05.427152800</meta:creation-date>
    <dc:date>2026-03-03T08:45:14.690839300</dc:date>
    <meta:editing-duration>P7DT22H7M51S</meta:editing-duration>
    <meta:editing-cycles>1</meta:editing-cycles>
    <meta:generator>LibreOffice/26.2.0.3$Windows_X86_64 LibreOffice_project/620$Build-3</meta:generator>
    <meta:document-statistic meta:table-count="16" meta:image-count="0" meta:object-count="0" meta:page-count="26" meta:paragraph-count="3851" meta:word-count="6930" meta:character-count="39533" meta:non-whitespace-character-count="36521"/>
  </office:meta>
</office:document-meta>
</file>